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151.54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87.45pt"/>
    </style:style>
    <style:style style:name="co9" style:family="table-column">
      <style:table-column-properties fo:break-before="auto" style:column-width="31.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metric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feature_set</text:p>
          </table:table-cell>
          <table:table-cell office:value-type="string" calcext:value-type="string">
            <text:p><text:s/>program</text:p>
          </table:table-cell>
          <table:table-cell office:value-type="string" calcext:value-type="string">
            <text:p><text:s/>baseline</text:p>
          </table:table-cell>
          <table:table-cell office:value-type="string" calcext:value-type="string">
            <text:p><text:s/>optimal</text:p>
          </table:table-cell>
          <table:table-cell office:value-type="string" calcext:value-type="string">
            <text:p><text:s/>one_runtime</text:p>
          </table:table-cell>
          <table:table-cell office:value-type="string" calcext:value-type="string">
            <text:p><text:s/>five_runtime</text:p>
          </table:table-cell>
          <table:table-cell office:value-type="string" calcext:value-type="string">
            <text:p><text:s/>one_speedup</text:p>
          </table:table-cell>
          <table:table-cell office:value-type="string" calcext:value-type="string">
            <text:p><text:s/>five_speedup</text:p>
          </table:table-cell>
          <table:table-cell office:value-type="string" calcext:value-type="string">
            <text:p><text:s/>optimal_speedup</text:p>
          </table:table-cell>
          <table:table-cell office:value-type="string" calcext:value-type="string">
            <text:p><text:s/>step</text:p>
          </table:table-cell>
          <table:table-cell table:style-name="Default" office:value-type="string" calcext:value-type="string">
            <text:p>five_&gt;_optimal</text:p>
          </table:table-cell>
        </table:table-row>
        <table:table-row table:style-name="ro1">
          <table:table-cell office:value-type="string" calcext:value-type="string">
            <text:p>2018-04-29 17:54:12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median_3</text:p>
          </table:table-cell>
          <table:table-cell office:value-type="float" office:value="11.096" calcext:value-type="float">
            <text:p>11.096</text:p>
          </table:table-cell>
          <table:table-cell office:value-type="float" office:value="6.656" calcext:value-type="float">
            <text:p>6.656</text:p>
          </table:table-cell>
          <table:table-cell office:value-type="float" office:value="5.864" calcext:value-type="float">
            <text:p>5.864</text:p>
          </table:table-cell>
          <table:table-cell office:value-type="float" office:value="5.376" calcext:value-type="float">
            <text:p>5.376</text:p>
          </table:table-cell>
          <table:table-cell office:value-type="float" office:value="1.892224" calcext:value-type="float">
            <text:p>1.892224</text:p>
          </table:table-cell>
          <table:table-cell office:value-type="float" office:value="2.063988" calcext:value-type="float">
            <text:p>2.063988</text:p>
          </table:table-cell>
          <table:table-cell office:value-type="float" office:value="1.667067" calcext:value-type="float">
            <text:p>1.667067</text:p>
          </table:table-cell>
          <table:table-cell office:value-type="float" office:value="100" calcext:value-type="float">
            <text:p>100</text:p>
          </table:table-cell>
          <table:table-cell table:formula="of:=([.I2]&gt;[.J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8:03:05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susan_c_2</text:p>
          </table:table-cell>
          <table:table-cell office:value-type="float" office:value="1.96" calcext:value-type="float">
            <text:p>1.96</text:p>
          </table:table-cell>
          <table:table-cell office:value-type="float" office:value="0.488" calcext:value-type="float">
            <text:p>0.488</text:p>
          </table:table-cell>
          <table:table-cell office:value-type="float" office:value="1.412" calcext:value-type="float">
            <text:p>1.412</text:p>
          </table:table-cell>
          <table:table-cell office:value-type="float" office:value="0.412" calcext:value-type="float">
            <text:p>0.412</text:p>
          </table:table-cell>
          <table:table-cell office:value-type="float" office:value="1.388102" calcext:value-type="float">
            <text:p>1.388102</text:p>
          </table:table-cell>
          <table:table-cell office:value-type="float" office:value="4.757282" calcext:value-type="float">
            <text:p>4.757282</text:p>
          </table:table-cell>
          <table:table-cell office:value-type="float" office:value="4.016393" calcext:value-type="float">
            <text:p>4.016393</text:p>
          </table:table-cell>
          <table:table-cell office:value-type="float" office:value="99" calcext:value-type="float">
            <text:p>99</text:p>
          </table:table-cell>
          <table:table-cell table:formula="of:=([.I3]&gt;[.J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8:03:26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susan_c_3</text:p>
          </table:table-cell>
          <table:table-cell office:value-type="float" office:value="6.78" calcext:value-type="float">
            <text:p>6.78</text:p>
          </table:table-cell>
          <table:table-cell office:value-type="float" office:value="1.72" calcext:value-type="float">
            <text:p>1.72</text:p>
          </table:table-cell>
          <table:table-cell office:value-type="float" office:value="4.272" calcext:value-type="float">
            <text:p>4.272</text:p>
          </table:table-cell>
          <table:table-cell office:value-type="float" office:value="1.256" calcext:value-type="float">
            <text:p>1.256</text:p>
          </table:table-cell>
          <table:table-cell office:value-type="float" office:value="1.587079" calcext:value-type="float">
            <text:p>1.587079</text:p>
          </table:table-cell>
          <table:table-cell office:value-type="float" office:value="5.398089" calcext:value-type="float">
            <text:p>5.398089</text:p>
          </table:table-cell>
          <table:table-cell office:value-type="float" office:value="3.94186" calcext:value-type="float">
            <text:p>3.94186</text:p>
          </table:table-cell>
          <table:table-cell office:value-type="float" office:value="99" calcext:value-type="float">
            <text:p>99</text:p>
          </table:table-cell>
          <table:table-cell table:formula="of:=([.I4]&gt;[.J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8:03:30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susan_c_4</text:p>
          </table:table-cell>
          <table:table-cell office:value-type="float" office:value="0.664" calcext:value-type="float">
            <text:p>0.664</text:p>
          </table:table-cell>
          <table:table-cell office:value-type="float" office:value="0.168" calcext:value-type="float">
            <text:p>0.168</text:p>
          </table:table-cell>
          <table:table-cell office:value-type="float" office:value="0.452" calcext:value-type="float">
            <text:p>0.452</text:p>
          </table:table-cell>
          <table:table-cell office:value-type="float" office:value="0.12" calcext:value-type="float">
            <text:p>0.12</text:p>
          </table:table-cell>
          <table:table-cell office:value-type="float" office:value="1.469027" calcext:value-type="float">
            <text:p>1.469027</text:p>
          </table:table-cell>
          <table:table-cell office:value-type="float" office:value="5.533333" calcext:value-type="float">
            <text:p>5.533333</text:p>
          </table:table-cell>
          <table:table-cell office:value-type="float" office:value="3.952381" calcext:value-type="float">
            <text:p>3.952381</text:p>
          </table:table-cell>
          <table:table-cell office:value-type="float" office:value="99" calcext:value-type="float">
            <text:p>99</text:p>
          </table:table-cell>
          <table:table-cell table:formula="of:=([.I5]&gt;[.J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8:03:46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susan_c_5</text:p>
          </table:table-cell>
          <table:table-cell office:value-type="float" office:value="4.336" calcext:value-type="float">
            <text:p>4.336</text:p>
          </table:table-cell>
          <table:table-cell office:value-type="float" office:value="1.008" calcext:value-type="float">
            <text:p>1.008</text:p>
          </table:table-cell>
          <table:table-cell office:value-type="float" office:value="2.972" calcext:value-type="float">
            <text:p>2.972</text:p>
          </table:table-cell>
          <table:table-cell office:value-type="float" office:value="0.976" calcext:value-type="float">
            <text:p>0.976</text:p>
          </table:table-cell>
          <table:table-cell office:value-type="float" office:value="1.45895" calcext:value-type="float">
            <text:p>1.45895</text:p>
          </table:table-cell>
          <table:table-cell office:value-type="float" office:value="4.442623" calcext:value-type="float">
            <text:p>4.442623</text:p>
          </table:table-cell>
          <table:table-cell office:value-type="float" office:value="4.301587" calcext:value-type="float">
            <text:p>4.301587</text:p>
          </table:table-cell>
          <table:table-cell office:value-type="float" office:value="99" calcext:value-type="float">
            <text:p>99</text:p>
          </table:table-cell>
          <table:table-cell table:formula="of:=([.I6]&gt;[.J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8:14:03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telecom_adpcm_d_2</text:p>
          </table:table-cell>
          <table:table-cell office:value-type="float" office:value="6.3" calcext:value-type="float">
            <text:p>6.3</text:p>
          </table:table-cell>
          <table:table-cell office:value-type="float" office:value="2.052" calcext:value-type="float">
            <text:p>2.052</text:p>
          </table:table-cell>
          <table:table-cell office:value-type="float" office:value="4.26" calcext:value-type="float">
            <text:p>4.26</text:p>
          </table:table-cell>
          <table:table-cell office:value-type="float" office:value="1.88" calcext:value-type="float">
            <text:p>1.88</text:p>
          </table:table-cell>
          <table:table-cell office:value-type="float" office:value="1.478873" calcext:value-type="float">
            <text:p>1.478873</text:p>
          </table:table-cell>
          <table:table-cell office:value-type="float" office:value="3.351064" calcext:value-type="float">
            <text:p>3.351064</text:p>
          </table:table-cell>
          <table:table-cell office:value-type="float" office:value="3.070175" calcext:value-type="float">
            <text:p>3.070175</text:p>
          </table:table-cell>
          <table:table-cell office:value-type="float" office:value="98" calcext:value-type="float">
            <text:p>98</text:p>
          </table:table-cell>
          <table:table-cell table:formula="of:=([.I7]&gt;[.J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8:14:09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telecom_adpcm_d_4</text:p>
          </table:table-cell>
          <table:table-cell office:value-type="float" office:value="0.76" calcext:value-type="float">
            <text:p>0.76</text:p>
          </table:table-cell>
          <table:table-cell office:value-type="float" office:value="0.268" calcext:value-type="float">
            <text:p>0.268</text:p>
          </table:table-cell>
          <table:table-cell office:value-type="float" office:value="0.66" calcext:value-type="float">
            <text:p>0.66</text:p>
          </table:table-cell>
          <table:table-cell office:value-type="float" office:value="0.204" calcext:value-type="float">
            <text:p>0.204</text:p>
          </table:table-cell>
          <table:table-cell office:value-type="float" office:value="1.151515" calcext:value-type="float">
            <text:p>1.151515</text:p>
          </table:table-cell>
          <table:table-cell office:value-type="float" office:value="3.72549" calcext:value-type="float">
            <text:p>3.72549</text:p>
          </table:table-cell>
          <table:table-cell office:value-type="float" office:value="2.835821" calcext:value-type="float">
            <text:p>2.835821</text:p>
          </table:table-cell>
          <table:table-cell office:value-type="float" office:value="98" calcext:value-type="float">
            <text:p>98</text:p>
          </table:table-cell>
          <table:table-cell table:formula="of:=([.I8]&gt;[.J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8:14:12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telecom_adpcm_d_5</text:p>
          </table:table-cell>
          <table:table-cell office:value-type="float" office:value="0.764" calcext:value-type="float">
            <text:p>0.764</text:p>
          </table:table-cell>
          <table:table-cell office:value-type="float" office:value="0.252" calcext:value-type="float">
            <text:p>0.252</text:p>
          </table:table-cell>
          <table:table-cell office:value-type="float" office:value="0.7" calcext:value-type="float">
            <text:p>0.7</text:p>
          </table:table-cell>
          <table:table-cell office:value-type="float" office:value="0.248" calcext:value-type="float">
            <text:p>0.248</text:p>
          </table:table-cell>
          <table:table-cell office:value-type="float" office:value="1.091429" calcext:value-type="float">
            <text:p>1.091429</text:p>
          </table:table-cell>
          <table:table-cell office:value-type="float" office:value="3.080645" calcext:value-type="float">
            <text:p>3.080645</text:p>
          </table:table-cell>
          <table:table-cell office:value-type="float" office:value="3.031746" calcext:value-type="float">
            <text:p>3.031746</text:p>
          </table:table-cell>
          <table:table-cell office:value-type="float" office:value="98" calcext:value-type="float">
            <text:p>98</text:p>
          </table:table-cell>
          <table:table-cell table:formula="of:=([.I9]&gt;[.J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8:25:37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blowfish_d_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" calcext:value-type="float">
            <text:p>0.08</text:p>
          </table:table-cell>
          <table:table-cell office:value-type="float" office:value="0.044" calcext:value-type="float">
            <text:p>0.044</text:p>
          </table:table-cell>
          <table:table-cell office:value-type="float" office:value="1.65" calcext:value-type="float">
            <text:p>1.65</text:p>
          </table:table-cell>
          <table:table-cell office:value-type="float" office:value="3" calcext:value-type="float">
            <text:p>3</text:p>
          </table:table-cell>
          <table:table-cell office:value-type="float" office:value="2.357143" calcext:value-type="float">
            <text:p>2.357143</text:p>
          </table:table-cell>
          <table:table-cell office:value-type="float" office:value="100" calcext:value-type="float">
            <text:p>100</text:p>
          </table:table-cell>
          <table:table-cell table:formula="of:=([.I10]&gt;[.J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8:25:40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blowfish_d_3</text:p>
          </table:table-cell>
          <table:table-cell office:value-type="float" office:value="0.288" calcext:value-type="float">
            <text:p>0.288</text:p>
          </table:table-cell>
          <table:table-cell office:value-type="float" office:value="0.124" calcext:value-type="float">
            <text:p>0.124</text:p>
          </table:table-cell>
          <table:table-cell office:value-type="float" office:value="0.276" calcext:value-type="float">
            <text:p>0.276</text:p>
          </table:table-cell>
          <table:table-cell office:value-type="float" office:value="0.108" calcext:value-type="float">
            <text:p>0.108</text:p>
          </table:table-cell>
          <table:table-cell office:value-type="float" office:value="1.043478" calcext:value-type="float">
            <text:p>1.043478</text:p>
          </table:table-cell>
          <table:table-cell office:value-type="float" office:value="2.666667" calcext:value-type="float">
            <text:p>2.666667</text:p>
          </table:table-cell>
          <table:table-cell office:value-type="float" office:value="2.322581" calcext:value-type="float">
            <text:p>2.322581</text:p>
          </table:table-cell>
          <table:table-cell office:value-type="float" office:value="100" calcext:value-type="float">
            <text:p>100</text:p>
          </table:table-cell>
          <table:table-cell table:formula="of:=([.I11]&gt;[.J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8:26:13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blowfish_d_4</text:p>
          </table:table-cell>
          <table:table-cell office:value-type="float" office:value="8.492" calcext:value-type="float">
            <text:p>8.492</text:p>
          </table:table-cell>
          <table:table-cell office:value-type="float" office:value="3.648" calcext:value-type="float">
            <text:p>3.648</text:p>
          </table:table-cell>
          <table:table-cell office:value-type="float" office:value="5.924" calcext:value-type="float">
            <text:p>5.924</text:p>
          </table:table-cell>
          <table:table-cell office:value-type="float" office:value="3.5" calcext:value-type="float">
            <text:p>3.5</text:p>
          </table:table-cell>
          <table:table-cell office:value-type="float" office:value="1.433491" calcext:value-type="float">
            <text:p>1.433491</text:p>
          </table:table-cell>
          <table:table-cell office:value-type="float" office:value="2.426286" calcext:value-type="float">
            <text:p>2.426286</text:p>
          </table:table-cell>
          <table:table-cell office:value-type="float" office:value="2.327851" calcext:value-type="float">
            <text:p>2.327851</text:p>
          </table:table-cell>
          <table:table-cell office:value-type="float" office:value="100" calcext:value-type="float">
            <text:p>100</text:p>
          </table:table-cell>
          <table:table-cell table:formula="of:=([.I12]&gt;[.J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8:26:17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blowfish_d_5</text:p>
          </table:table-cell>
          <table:table-cell office:value-type="float" office:value="0.516" calcext:value-type="float">
            <text:p>0.516</text:p>
          </table:table-cell>
          <table:table-cell office:value-type="float" office:value="0.276" calcext:value-type="float">
            <text:p>0.276</text:p>
          </table:table-cell>
          <table:table-cell office:value-type="float" office:value="0.416" calcext:value-type="float">
            <text:p>0.416</text:p>
          </table:table-cell>
          <table:table-cell office:value-type="float" office:value="0.264" calcext:value-type="float">
            <text:p>0.264</text:p>
          </table:table-cell>
          <table:table-cell office:value-type="float" office:value="1.240385" calcext:value-type="float">
            <text:p>1.240385</text:p>
          </table:table-cell>
          <table:table-cell office:value-type="float" office:value="1.954545" calcext:value-type="float">
            <text:p>1.954545</text:p>
          </table:table-cell>
          <table:table-cell office:value-type="float" office:value="1.869565" calcext:value-type="float">
            <text:p>1.869565</text:p>
          </table:table-cell>
          <table:table-cell office:value-type="float" office:value="100" calcext:value-type="float">
            <text:p>100</text:p>
          </table:table-cell>
          <table:table-cell table:formula="of:=([.I13]&gt;[.J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9:28:03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qsort1_1</text:p>
          </table:table-cell>
          <table:table-cell office:value-type="float" office:value="3.76" calcext:value-type="float">
            <text:p>3.76</text:p>
          </table:table-cell>
          <table:table-cell office:value-type="float" office:value="1.86" calcext:value-type="float">
            <text:p>1.86</text:p>
          </table:table-cell>
          <table:table-cell office:value-type="float" office:value="1.736" calcext:value-type="float">
            <text:p>1.736</text:p>
          </table:table-cell>
          <table:table-cell office:value-type="float" office:value="1.704" calcext:value-type="float">
            <text:p>1.704</text:p>
          </table:table-cell>
          <table:table-cell office:value-type="float" office:value="2.165899" calcext:value-type="float">
            <text:p>2.165899</text:p>
          </table:table-cell>
          <table:table-cell office:value-type="float" office:value="2.206573" calcext:value-type="float">
            <text:p>2.206573</text:p>
          </table:table-cell>
          <table:table-cell office:value-type="float" office:value="2.021505" calcext:value-type="float">
            <text:p>2.021505</text:p>
          </table:table-cell>
          <table:table-cell office:value-type="float" office:value="101" calcext:value-type="float">
            <text:p>101</text:p>
          </table:table-cell>
          <table:table-cell table:formula="of:=([.I14]&gt;[.J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9:28:10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qsort1_2</text:p>
          </table:table-cell>
          <table:table-cell office:value-type="float" office:value="2.22" calcext:value-type="float">
            <text:p>2.22</text:p>
          </table:table-cell>
          <table:table-cell office:value-type="float" office:value="1.104" calcext:value-type="float">
            <text:p>1.104</text:p>
          </table:table-cell>
          <table:table-cell office:value-type="float" office:value="1.048" calcext:value-type="float">
            <text:p>1.048</text:p>
          </table:table-cell>
          <table:table-cell office:value-type="float" office:value="0.864" calcext:value-type="float">
            <text:p>0.864</text:p>
          </table:table-cell>
          <table:table-cell office:value-type="float" office:value="2.118321" calcext:value-type="float">
            <text:p>2.118321</text:p>
          </table:table-cell>
          <table:table-cell office:value-type="float" office:value="2.569444" calcext:value-type="float">
            <text:p>2.569444</text:p>
          </table:table-cell>
          <table:table-cell office:value-type="float" office:value="2.01087" calcext:value-type="float">
            <text:p>2.01087</text:p>
          </table:table-cell>
          <table:table-cell office:value-type="float" office:value="101" calcext:value-type="float">
            <text:p>101</text:p>
          </table:table-cell>
          <table:table-cell table:formula="of:=([.I15]&gt;[.J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9:28:20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qsort1_3</text:p>
          </table:table-cell>
          <table:table-cell office:value-type="float" office:value="3.1" calcext:value-type="float">
            <text:p>3.1</text:p>
          </table:table-cell>
          <table:table-cell office:value-type="float" office:value="1.352" calcext:value-type="float">
            <text:p>1.352</text:p>
          </table:table-cell>
          <table:table-cell office:value-type="float" office:value="1.228" calcext:value-type="float">
            <text:p>1.228</text:p>
          </table:table-cell>
          <table:table-cell office:value-type="float" office:value="1.192" calcext:value-type="float">
            <text:p>1.192</text:p>
          </table:table-cell>
          <table:table-cell office:value-type="float" office:value="2.52443" calcext:value-type="float">
            <text:p>2.52443</text:p>
          </table:table-cell>
          <table:table-cell office:value-type="float" office:value="2.600671" calcext:value-type="float">
            <text:p>2.600671</text:p>
          </table:table-cell>
          <table:table-cell office:value-type="float" office:value="2.292899" calcext:value-type="float">
            <text:p>2.292899</text:p>
          </table:table-cell>
          <table:table-cell office:value-type="float" office:value="101" calcext:value-type="float">
            <text:p>101</text:p>
          </table:table-cell>
          <table:table-cell table:formula="of:=([.I16]&gt;[.J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9:28:30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qsort1_4</text:p>
          </table:table-cell>
          <table:table-cell office:value-type="float" office:value="3.34" calcext:value-type="float">
            <text:p>3.34</text:p>
          </table:table-cell>
          <table:table-cell office:value-type="float" office:value="1.72" calcext:value-type="float">
            <text:p>1.72</text:p>
          </table:table-cell>
          <table:table-cell office:value-type="float" office:value="1.36" calcext:value-type="float">
            <text:p>1.36</text:p>
          </table:table-cell>
          <table:table-cell office:value-type="float" office:value="1.364" calcext:value-type="float">
            <text:p>1.364</text:p>
          </table:table-cell>
          <table:table-cell office:value-type="float" office:value="2.455882" calcext:value-type="float">
            <text:p>2.455882</text:p>
          </table:table-cell>
          <table:table-cell office:value-type="float" office:value="2.44868" calcext:value-type="float">
            <text:p>2.44868</text:p>
          </table:table-cell>
          <table:table-cell office:value-type="float" office:value="1.94186" calcext:value-type="float">
            <text:p>1.94186</text:p>
          </table:table-cell>
          <table:table-cell office:value-type="float" office:value="101" calcext:value-type="float">
            <text:p>101</text:p>
          </table:table-cell>
          <table:table-cell table:formula="of:=([.I17]&gt;[.J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9:28:38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qsort1_5</text:p>
          </table:table-cell>
          <table:table-cell office:value-type="float" office:value="2.52" calcext:value-type="float">
            <text:p>2.52</text:p>
          </table:table-cell>
          <table:table-cell office:value-type="float" office:value="1.208" calcext:value-type="float">
            <text:p>1.208</text:p>
          </table:table-cell>
          <table:table-cell office:value-type="float" office:value="1.156" calcext:value-type="float">
            <text:p>1.156</text:p>
          </table:table-cell>
          <table:table-cell office:value-type="float" office:value="0.98" calcext:value-type="float">
            <text:p>0.98</text:p>
          </table:table-cell>
          <table:table-cell office:value-type="float" office:value="2.179931" calcext:value-type="float">
            <text:p>2.179931</text:p>
          </table:table-cell>
          <table:table-cell office:value-type="float" office:value="2.571429" calcext:value-type="float">
            <text:p>2.571429</text:p>
          </table:table-cell>
          <table:table-cell office:value-type="float" office:value="2.086093" calcext:value-type="float">
            <text:p>2.086093</text:p>
          </table:table-cell>
          <table:table-cell office:value-type="float" office:value="101" calcext:value-type="float">
            <text:p>101</text:p>
          </table:table-cell>
          <table:table-cell table:formula="of:=([.I18]&gt;[.J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9:43:34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susan_e_2</text:p>
          </table:table-cell>
          <table:table-cell office:value-type="float" office:value="4.34" calcext:value-type="float">
            <text:p>4.34</text:p>
          </table:table-cell>
          <table:table-cell office:value-type="float" office:value="0.98" calcext:value-type="float">
            <text:p>0.98</text:p>
          </table:table-cell>
          <table:table-cell office:value-type="float" office:value="0.868" calcext:value-type="float">
            <text:p>0.868</text:p>
          </table:table-cell>
          <table:table-cell office:value-type="float" office:value="0.828" calcext:value-type="float">
            <text:p>0.828</text:p>
          </table:table-cell>
          <table:table-cell office:value-type="float" office:value="5" calcext:value-type="float">
            <text:p>5</text:p>
          </table:table-cell>
          <table:table-cell office:value-type="float" office:value="5.241546" calcext:value-type="float">
            <text:p>5.241546</text:p>
          </table:table-cell>
          <table:table-cell office:value-type="float" office:value="4.428571" calcext:value-type="float">
            <text:p>4.428571</text:p>
          </table:table-cell>
          <table:table-cell office:value-type="float" office:value="101" calcext:value-type="float">
            <text:p>101</text:p>
          </table:table-cell>
          <table:table-cell table:formula="of:=([.I19]&gt;[.J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9:44:20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susan_e_3</text:p>
          </table:table-cell>
          <table:table-cell office:value-type="float" office:value="14.784" calcext:value-type="float">
            <text:p>14.784</text:p>
          </table:table-cell>
          <table:table-cell office:value-type="float" office:value="4.612" calcext:value-type="float">
            <text:p>4.612</text:p>
          </table:table-cell>
          <table:table-cell office:value-type="float" office:value="3.768" calcext:value-type="float">
            <text:p>3.768</text:p>
          </table:table-cell>
          <table:table-cell office:value-type="float" office:value="3.476" calcext:value-type="float">
            <text:p>3.476</text:p>
          </table:table-cell>
          <table:table-cell office:value-type="float" office:value="3.923567" calcext:value-type="float">
            <text:p>3.923567</text:p>
          </table:table-cell>
          <table:table-cell office:value-type="float" office:value="4.253165" calcext:value-type="float">
            <text:p>4.253165</text:p>
          </table:table-cell>
          <table:table-cell office:value-type="float" office:value="3.205551" calcext:value-type="float">
            <text:p>3.205551</text:p>
          </table:table-cell>
          <table:table-cell office:value-type="float" office:value="101" calcext:value-type="float">
            <text:p>101</text:p>
          </table:table-cell>
          <table:table-cell table:formula="of:=([.I20]&gt;[.J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9:44:27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susan_e_4</text:p>
          </table:table-cell>
          <table:table-cell office:value-type="float" office:value="1.324" calcext:value-type="float">
            <text:p>1.32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6" calcext:value-type="float">
            <text:p>0.36</text:p>
          </table:table-cell>
          <table:table-cell office:value-type="float" office:value="0.284" calcext:value-type="float">
            <text:p>0.284</text:p>
          </table:table-cell>
          <table:table-cell office:value-type="float" office:value="3.677778" calcext:value-type="float">
            <text:p>3.677778</text:p>
          </table:table-cell>
          <table:table-cell office:value-type="float" office:value="4.661972" calcext:value-type="float">
            <text:p>4.661972</text:p>
          </table:table-cell>
          <table:table-cell office:value-type="float" office:value="4.189873" calcext:value-type="float">
            <text:p>4.189873</text:p>
          </table:table-cell>
          <table:table-cell office:value-type="float" office:value="101" calcext:value-type="float">
            <text:p>101</text:p>
          </table:table-cell>
          <table:table-cell table:formula="of:=([.I21]&gt;[.J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9:44:55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susan_e_5</text:p>
          </table:table-cell>
          <table:table-cell office:value-type="float" office:value="9.124" calcext:value-type="float">
            <text:p>9.124</text:p>
          </table:table-cell>
          <table:table-cell office:value-type="float" office:value="1.612" calcext:value-type="float">
            <text:p>1.612</text:p>
          </table:table-cell>
          <table:table-cell office:value-type="float" office:value="1.832" calcext:value-type="float">
            <text:p>1.832</text:p>
          </table:table-cell>
          <table:table-cell office:value-type="float" office:value="1.592" calcext:value-type="float">
            <text:p>1.592</text:p>
          </table:table-cell>
          <table:table-cell office:value-type="float" office:value="4.980349" calcext:value-type="float">
            <text:p>4.980349</text:p>
          </table:table-cell>
          <table:table-cell office:value-type="float" office:value="5.731156" calcext:value-type="float">
            <text:p>5.731156</text:p>
          </table:table-cell>
          <table:table-cell office:value-type="float" office:value="5.66005" calcext:value-type="float">
            <text:p>5.66005</text:p>
          </table:table-cell>
          <table:table-cell office:value-type="float" office:value="101" calcext:value-type="float">
            <text:p>101</text:p>
          </table:table-cell>
          <table:table-cell table:formula="of:=([.I22]&gt;[.J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0:11:55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bitcount_1</text:p>
          </table:table-cell>
          <table:table-cell office:value-type="float" office:value="19.108" calcext:value-type="float">
            <text:p>19.108</text:p>
          </table:table-cell>
          <table:table-cell office:value-type="float" office:value="2.932" calcext:value-type="float">
            <text:p>2.932</text:p>
          </table:table-cell>
          <table:table-cell office:value-type="float" office:value="3.04" calcext:value-type="float">
            <text:p>3.04</text:p>
          </table:table-cell>
          <table:table-cell office:value-type="float" office:value="2.908" calcext:value-type="float">
            <text:p>2.908</text:p>
          </table:table-cell>
          <table:table-cell office:value-type="float" office:value="6.285526" calcext:value-type="float">
            <text:p>6.285526</text:p>
          </table:table-cell>
          <table:table-cell office:value-type="float" office:value="6.570839" calcext:value-type="float">
            <text:p>6.570839</text:p>
          </table:table-cell>
          <table:table-cell office:value-type="float" office:value="6.517053" calcext:value-type="float">
            <text:p>6.517053</text:p>
          </table:table-cell>
          <table:table-cell office:value-type="float" office:value="100" calcext:value-type="float">
            <text:p>100</text:p>
          </table:table-cell>
          <table:table-cell table:formula="of:=([.I23]&gt;[.J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0:15:31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bitcount_3</text:p>
          </table:table-cell>
          <table:table-cell office:value-type="float" office:value="52.924" calcext:value-type="float">
            <text:p>52.924</text:p>
          </table:table-cell>
          <table:table-cell office:value-type="float" office:value="8.848" calcext:value-type="float">
            <text:p>8.848</text:p>
          </table:table-cell>
          <table:table-cell office:value-type="float" office:value="8.836" calcext:value-type="float">
            <text:p>8.836</text:p>
          </table:table-cell>
          <table:table-cell office:value-type="float" office:value="8.348" calcext:value-type="float">
            <text:p>8.348</text:p>
          </table:table-cell>
          <table:table-cell office:value-type="float" office:value="5.989588" calcext:value-type="float">
            <text:p>5.989588</text:p>
          </table:table-cell>
          <table:table-cell office:value-type="float" office:value="6.339722" calcext:value-type="float">
            <text:p>6.339722</text:p>
          </table:table-cell>
          <table:table-cell office:value-type="float" office:value="5.981465" calcext:value-type="float">
            <text:p>5.981465</text:p>
          </table:table-cell>
          <table:table-cell office:value-type="float" office:value="100" calcext:value-type="float">
            <text:p>100</text:p>
          </table:table-cell>
          <table:table-cell table:formula="of:=([.I24]&gt;[.J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0:44:44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network_dijkstra_3</text:p>
          </table:table-cell>
          <table:table-cell office:value-type="float" office:value="0.256" calcext:value-type="float">
            <text:p>0.256</text:p>
          </table:table-cell>
          <table:table-cell office:value-type="float" office:value="0.096" calcext:value-type="float">
            <text:p>0.096</text:p>
          </table:table-cell>
          <table:table-cell office:value-type="float" office:value="0.224" calcext:value-type="float">
            <text:p>0.224</text:p>
          </table:table-cell>
          <table:table-cell office:value-type="float" office:value="0.08" calcext:value-type="float">
            <text:p>0.08</text:p>
          </table:table-cell>
          <table:table-cell office:value-type="float" office:value="1.142857" calcext:value-type="float">
            <text:p>1.142857</text:p>
          </table:table-cell>
          <table:table-cell office:value-type="float" office:value="3.2" calcext:value-type="float">
            <text:p>3.2</text:p>
          </table:table-cell>
          <table:table-cell office:value-type="float" office:value="2.666667" calcext:value-type="float">
            <text:p>2.666667</text:p>
          </table:table-cell>
          <table:table-cell office:value-type="float" office:value="98" calcext:value-type="float">
            <text:p>98</text:p>
          </table:table-cell>
          <table:table-cell table:formula="of:=([.I25]&gt;[.J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0:44:48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network_dijkstra_4</text:p>
          </table:table-cell>
          <table:table-cell office:value-type="float" office:value="1.032" calcext:value-type="float">
            <text:p>1.032</text:p>
          </table:table-cell>
          <table:table-cell office:value-type="float" office:value="0.436" calcext:value-type="float">
            <text:p>0.436</text:p>
          </table:table-cell>
          <table:table-cell office:value-type="float" office:value="0.728" calcext:value-type="float">
            <text:p>0.728</text:p>
          </table:table-cell>
          <table:table-cell office:value-type="float" office:value="0.372" calcext:value-type="float">
            <text:p>0.372</text:p>
          </table:table-cell>
          <table:table-cell office:value-type="float" office:value="1.417582" calcext:value-type="float">
            <text:p>1.417582</text:p>
          </table:table-cell>
          <table:table-cell office:value-type="float" office:value="2.774194" calcext:value-type="float">
            <text:p>2.774194</text:p>
          </table:table-cell>
          <table:table-cell office:value-type="float" office:value="2.366972" calcext:value-type="float">
            <text:p>2.366972</text:p>
          </table:table-cell>
          <table:table-cell office:value-type="float" office:value="98" calcext:value-type="float">
            <text:p>98</text:p>
          </table:table-cell>
          <table:table-cell table:formula="of:=([.I26]&gt;[.J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0:44:59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network_dijkstra_5</text:p>
          </table:table-cell>
          <table:table-cell office:value-type="float" office:value="2.664" calcext:value-type="float">
            <text:p>2.664</text:p>
          </table:table-cell>
          <table:table-cell office:value-type="float" office:value="1.076" calcext:value-type="float">
            <text:p>1.076</text:p>
          </table:table-cell>
          <table:table-cell office:value-type="float" office:value="1.788" calcext:value-type="float">
            <text:p>1.788</text:p>
          </table:table-cell>
          <table:table-cell office:value-type="float" office:value="0.9" calcext:value-type="float">
            <text:p>0.9</text:p>
          </table:table-cell>
          <table:table-cell office:value-type="float" office:value="1.489933" calcext:value-type="float">
            <text:p>1.489933</text:p>
          </table:table-cell>
          <table:table-cell office:value-type="float" office:value="2.96" calcext:value-type="float">
            <text:p>2.96</text:p>
          </table:table-cell>
          <table:table-cell office:value-type="float" office:value="2.475836" calcext:value-type="float">
            <text:p>2.475836</text:p>
          </table:table-cell>
          <table:table-cell office:value-type="float" office:value="98" calcext:value-type="float">
            <text:p>98</text:p>
          </table:table-cell>
          <table:table-cell table:formula="of:=([.I27]&gt;[.J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1:08:35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2bw_2</text:p>
          </table:table-cell>
          <table:table-cell office:value-type="float" office:value="0.364" calcext:value-type="float">
            <text:p>0.364</text:p>
          </table:table-cell>
          <table:table-cell office:value-type="float" office:value="0.096" calcext:value-type="float">
            <text:p>0.096</text:p>
          </table:table-cell>
          <table:table-cell office:value-type="float" office:value="0.28" calcext:value-type="float">
            <text:p>0.28</text:p>
          </table:table-cell>
          <table:table-cell office:value-type="float" office:value="0.084" calcext:value-type="float">
            <text:p>0.084</text:p>
          </table:table-cell>
          <table:table-cell office:value-type="float" office:value="1.3" calcext:value-type="float">
            <text:p>1.3</text:p>
          </table:table-cell>
          <table:table-cell office:value-type="float" office:value="4.333333" calcext:value-type="float">
            <text:p>4.333333</text:p>
          </table:table-cell>
          <table:table-cell office:value-type="float" office:value="3.791667" calcext:value-type="float">
            <text:p>3.791667</text:p>
          </table:table-cell>
          <table:table-cell office:value-type="float" office:value="98" calcext:value-type="float">
            <text:p>98</text:p>
          </table:table-cell>
          <table:table-cell table:formula="of:=([.I28]&gt;[.J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1:22:47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telecom_CRC32_2</text:p>
          </table:table-cell>
          <table:table-cell office:value-type="float" office:value="10.832" calcext:value-type="float">
            <text:p>10.832</text:p>
          </table:table-cell>
          <table:table-cell office:value-type="float" office:value="5.52" calcext:value-type="float">
            <text:p>5.52</text:p>
          </table:table-cell>
          <table:table-cell office:value-type="float" office:value="5.568" calcext:value-type="float">
            <text:p>5.568</text:p>
          </table:table-cell>
          <table:table-cell office:value-type="float" office:value="5.464" calcext:value-type="float">
            <text:p>5.464</text:p>
          </table:table-cell>
          <table:table-cell office:value-type="float" office:value="1.945402" calcext:value-type="float">
            <text:p>1.945402</text:p>
          </table:table-cell>
          <table:table-cell office:value-type="float" office:value="1.98243" calcext:value-type="float">
            <text:p>1.98243</text:p>
          </table:table-cell>
          <table:table-cell office:value-type="float" office:value="1.962319" calcext:value-type="float">
            <text:p>1.962319</text:p>
          </table:table-cell>
          <table:table-cell office:value-type="float" office:value="99" calcext:value-type="float">
            <text:p>99</text:p>
          </table:table-cell>
          <table:table-cell table:formula="of:=([.I29]&gt;[.J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1:22:56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telecom_CRC32_4</text:p>
          </table:table-cell>
          <table:table-cell office:value-type="float" office:value="1.232" calcext:value-type="float">
            <text:p>1.23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" calcext:value-type="float">
            <text:p>0.8</text:p>
          </table:table-cell>
          <table:table-cell office:value-type="float" office:value="0.612" calcext:value-type="float">
            <text:p>0.612</text:p>
          </table:table-cell>
          <table:table-cell office:value-type="float" office:value="1.54" calcext:value-type="float">
            <text:p>1.54</text:p>
          </table:table-cell>
          <table:table-cell office:value-type="float" office:value="2.013072" calcext:value-type="float">
            <text:p>2.013072</text:p>
          </table:table-cell>
          <table:table-cell office:value-type="float" office:value="1.509804" calcext:value-type="float">
            <text:p>1.509804</text:p>
          </table:table-cell>
          <table:table-cell office:value-type="float" office:value="99" calcext:value-type="float">
            <text:p>99</text:p>
          </table:table-cell>
          <table:table-cell table:formula="of:=([.I30]&gt;[.J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1:23:02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telecom_CRC32_5</text:p>
          </table:table-cell>
          <table:table-cell office:value-type="float" office:value="1.312" calcext:value-type="float">
            <text:p>1.312</text:p>
          </table:table-cell>
          <table:table-cell office:value-type="float" office:value="0.8" calcext:value-type="float">
            <text:p>0.8</text:p>
          </table:table-cell>
          <table:table-cell office:value-type="float" office:value="0.792" calcext:value-type="float">
            <text:p>0.792</text:p>
          </table:table-cell>
          <table:table-cell office:value-type="float" office:value="0.628" calcext:value-type="float">
            <text:p>0.628</text:p>
          </table:table-cell>
          <table:table-cell office:value-type="float" office:value="1.656566" calcext:value-type="float">
            <text:p>1.656566</text:p>
          </table:table-cell>
          <table:table-cell office:value-type="float" office:value="2.089172" calcext:value-type="float">
            <text:p>2.089172</text:p>
          </table:table-cell>
          <table:table-cell office:value-type="float" office:value="1.64" calcext:value-type="float">
            <text:p>1.64</text:p>
          </table:table-cell>
          <table:table-cell office:value-type="float" office:value="99" calcext:value-type="float">
            <text:p>99</text:p>
          </table:table-cell>
          <table:table-cell table:formula="of:=([.I31]&gt;[.J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2:00:07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telecom_adpcm_c_3</text:p>
          </table:table-cell>
          <table:table-cell office:value-type="float" office:value="0.616" calcext:value-type="float">
            <text:p>0.616</text:p>
          </table:table-cell>
          <table:table-cell office:value-type="float" office:value="0.16" calcext:value-type="float">
            <text:p>0.16</text:p>
          </table:table-cell>
          <table:table-cell office:value-type="float" office:value="0.432" calcext:value-type="float">
            <text:p>0.432</text:p>
          </table:table-cell>
          <table:table-cell office:value-type="float" office:value="0.136" calcext:value-type="float">
            <text:p>0.136</text:p>
          </table:table-cell>
          <table:table-cell office:value-type="float" office:value="1.425926" calcext:value-type="float">
            <text:p>1.425926</text:p>
          </table:table-cell>
          <table:table-cell office:value-type="float" office:value="4.529412" calcext:value-type="float">
            <text:p>4.529412</text:p>
          </table:table-cell>
          <table:table-cell office:value-type="float" office:value="3.85" calcext:value-type="float">
            <text:p>3.85</text:p>
          </table:table-cell>
          <table:table-cell office:value-type="float" office:value="98" calcext:value-type="float">
            <text:p>98</text:p>
          </table:table-cell>
          <table:table-cell table:formula="of:=([.I32]&gt;[.J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2:00:12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telecom_adpcm_c_4</text:p>
          </table:table-cell>
          <table:table-cell office:value-type="float" office:value="1.012" calcext:value-type="float">
            <text:p>1.012</text:p>
          </table:table-cell>
          <table:table-cell office:value-type="float" office:value="0.296" calcext:value-type="float">
            <text:p>0.296</text:p>
          </table:table-cell>
          <table:table-cell office:value-type="float" office:value="0.828" calcext:value-type="float">
            <text:p>0.828</text:p>
          </table:table-cell>
          <table:table-cell office:value-type="float" office:value="0.228" calcext:value-type="float">
            <text:p>0.228</text:p>
          </table:table-cell>
          <table:table-cell office:value-type="float" office:value="1.222222" calcext:value-type="float">
            <text:p>1.222222</text:p>
          </table:table-cell>
          <table:table-cell office:value-type="float" office:value="4.438596" calcext:value-type="float">
            <text:p>4.438596</text:p>
          </table:table-cell>
          <table:table-cell office:value-type="float" office:value="3.418919" calcext:value-type="float">
            <text:p>3.418919</text:p>
          </table:table-cell>
          <table:table-cell office:value-type="float" office:value="98" calcext:value-type="float">
            <text:p>98</text:p>
          </table:table-cell>
          <table:table-cell table:formula="of:=([.I33]&gt;[.J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2:10:59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blowfish_e_4</text:p>
          </table:table-cell>
          <table:table-cell office:value-type="float" office:value="8.28" calcext:value-type="float">
            <text:p>8.28</text:p>
          </table:table-cell>
          <table:table-cell office:value-type="float" office:value="3.552" calcext:value-type="float">
            <text:p>3.552</text:p>
          </table:table-cell>
          <table:table-cell office:value-type="float" office:value="5.64" calcext:value-type="float">
            <text:p>5.64</text:p>
          </table:table-cell>
          <table:table-cell office:value-type="float" office:value="3.4" calcext:value-type="float">
            <text:p>3.4</text:p>
          </table:table-cell>
          <table:table-cell office:value-type="float" office:value="1.468085" calcext:value-type="float">
            <text:p>1.468085</text:p>
          </table:table-cell>
          <table:table-cell office:value-type="float" office:value="2.435294" calcext:value-type="float">
            <text:p>2.435294</text:p>
          </table:table-cell>
          <table:table-cell office:value-type="float" office:value="2.331081" calcext:value-type="float">
            <text:p>2.331081</text:p>
          </table:table-cell>
          <table:table-cell office:value-type="float" office:value="101" calcext:value-type="float">
            <text:p>101</text:p>
          </table:table-cell>
          <table:table-cell table:formula="of:=([.I34]&gt;[.J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2:24:46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bzip2e_2</text:p>
          </table:table-cell>
          <table:table-cell office:value-type="float" office:value="2.576" calcext:value-type="float">
            <text:p>2.576</text:p>
          </table:table-cell>
          <table:table-cell office:value-type="float" office:value="0.98" calcext:value-type="float">
            <text:p>0.98</text:p>
          </table:table-cell>
          <table:table-cell office:value-type="float" office:value="1.884" calcext:value-type="float">
            <text:p>1.884</text:p>
          </table:table-cell>
          <table:table-cell office:value-type="float" office:value="0.812" calcext:value-type="float">
            <text:p>0.812</text:p>
          </table:table-cell>
          <table:table-cell office:value-type="float" office:value="1.367304" calcext:value-type="float">
            <text:p>1.367304</text:p>
          </table:table-cell>
          <table:table-cell office:value-type="float" office:value="3.172414" calcext:value-type="float">
            <text:p>3.172414</text:p>
          </table:table-cell>
          <table:table-cell office:value-type="float" office:value="2.628571" calcext:value-type="float">
            <text:p>2.628571</text:p>
          </table:table-cell>
          <table:table-cell office:value-type="float" office:value="97" calcext:value-type="float">
            <text:p>97</text:p>
          </table:table-cell>
          <table:table-cell table:formula="of:=([.I35]&gt;[.J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2:25:21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bzip2e_3</text:p>
          </table:table-cell>
          <table:table-cell office:value-type="float" office:value="7.78" calcext:value-type="float">
            <text:p>7.78</text:p>
          </table:table-cell>
          <table:table-cell office:value-type="float" office:value="2.624" calcext:value-type="float">
            <text:p>2.624</text:p>
          </table:table-cell>
          <table:table-cell office:value-type="float" office:value="5.496" calcext:value-type="float">
            <text:p>5.496</text:p>
          </table:table-cell>
          <table:table-cell office:value-type="float" office:value="2.448" calcext:value-type="float">
            <text:p>2.448</text:p>
          </table:table-cell>
          <table:table-cell office:value-type="float" office:value="1.415575" calcext:value-type="float">
            <text:p>1.415575</text:p>
          </table:table-cell>
          <table:table-cell office:value-type="float" office:value="3.178105" calcext:value-type="float">
            <text:p>3.178105</text:p>
          </table:table-cell>
          <table:table-cell office:value-type="float" office:value="2.964939" calcext:value-type="float">
            <text:p>2.964939</text:p>
          </table:table-cell>
          <table:table-cell office:value-type="float" office:value="97" calcext:value-type="float">
            <text:p>97</text:p>
          </table:table-cell>
          <table:table-cell table:formula="of:=([.I36]&gt;[.J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2:57:42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median_1</text:p>
          </table:table-cell>
          <table:table-cell office:value-type="float" office:value="0.232" calcext:value-type="float">
            <text:p>0.232</text:p>
          </table:table-cell>
          <table:table-cell office:value-type="float" office:value="0.116" calcext:value-type="float">
            <text:p>0.116</text:p>
          </table:table-cell>
          <table:table-cell office:value-type="float" office:value="0.228" calcext:value-type="float">
            <text:p>0.228</text:p>
          </table:table-cell>
          <table:table-cell office:value-type="float" office:value="0.104" calcext:value-type="float">
            <text:p>0.104</text:p>
          </table:table-cell>
          <table:table-cell office:value-type="float" office:value="1.017544" calcext:value-type="float">
            <text:p>1.017544</text:p>
          </table:table-cell>
          <table:table-cell office:value-type="float" office:value="2.230769" calcext:value-type="float">
            <text:p>2.23076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I37]&gt;[.J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2:59:12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median_3</text:p>
          </table:table-cell>
          <table:table-cell office:value-type="float" office:value="11.096" calcext:value-type="float">
            <text:p>11.096</text:p>
          </table:table-cell>
          <table:table-cell office:value-type="float" office:value="6.656" calcext:value-type="float">
            <text:p>6.656</text:p>
          </table:table-cell>
          <table:table-cell office:value-type="float" office:value="5.624" calcext:value-type="float">
            <text:p>5.624</text:p>
          </table:table-cell>
          <table:table-cell office:value-type="float" office:value="5.592" calcext:value-type="float">
            <text:p>5.592</text:p>
          </table:table-cell>
          <table:table-cell office:value-type="float" office:value="1.972973" calcext:value-type="float">
            <text:p>1.972973</text:p>
          </table:table-cell>
          <table:table-cell office:value-type="float" office:value="1.984263" calcext:value-type="float">
            <text:p>1.984263</text:p>
          </table:table-cell>
          <table:table-cell office:value-type="float" office:value="1.667067" calcext:value-type="float">
            <text:p>1.667067</text:p>
          </table:table-cell>
          <table:table-cell office:value-type="float" office:value="100" calcext:value-type="float">
            <text:p>100</text:p>
          </table:table-cell>
          <table:table-cell table:formula="of:=([.I38]&gt;[.J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3:10:10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susan_c_1</text:p>
          </table:table-cell>
          <table:table-cell office:value-type="float" office:value="1.66" calcext:value-type="float">
            <text:p>1.66</text:p>
          </table:table-cell>
          <table:table-cell office:value-type="float" office:value="0.428" calcext:value-type="float">
            <text:p>0.428</text:p>
          </table:table-cell>
          <table:table-cell office:value-type="float" office:value="0.544" calcext:value-type="float">
            <text:p>0.544</text:p>
          </table:table-cell>
          <table:table-cell office:value-type="float" office:value="0.376" calcext:value-type="float">
            <text:p>0.376</text:p>
          </table:table-cell>
          <table:table-cell office:value-type="float" office:value="3.051471" calcext:value-type="float">
            <text:p>3.051471</text:p>
          </table:table-cell>
          <table:table-cell office:value-type="float" office:value="4.414894" calcext:value-type="float">
            <text:p>4.414894</text:p>
          </table:table-cell>
          <table:table-cell office:value-type="float" office:value="3.878505" calcext:value-type="float">
            <text:p>3.878505</text:p>
          </table:table-cell>
          <table:table-cell office:value-type="float" office:value="98" calcext:value-type="float">
            <text:p>98</text:p>
          </table:table-cell>
          <table:table-cell table:formula="of:=([.I39]&gt;[.J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3:10:39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susan_c_3</text:p>
          </table:table-cell>
          <table:table-cell office:value-type="float" office:value="6.78" calcext:value-type="float">
            <text:p>6.78</text:p>
          </table:table-cell>
          <table:table-cell office:value-type="float" office:value="1.72" calcext:value-type="float">
            <text:p>1.72</text:p>
          </table:table-cell>
          <table:table-cell office:value-type="float" office:value="1.48" calcext:value-type="float">
            <text:p>1.48</text:p>
          </table:table-cell>
          <table:table-cell office:value-type="float" office:value="1.308" calcext:value-type="float">
            <text:p>1.308</text:p>
          </table:table-cell>
          <table:table-cell office:value-type="float" office:value="4.581081" calcext:value-type="float">
            <text:p>4.581081</text:p>
          </table:table-cell>
          <table:table-cell office:value-type="float" office:value="5.183486" calcext:value-type="float">
            <text:p>5.183486</text:p>
          </table:table-cell>
          <table:table-cell office:value-type="float" office:value="3.94186" calcext:value-type="float">
            <text:p>3.94186</text:p>
          </table:table-cell>
          <table:table-cell office:value-type="float" office:value="98" calcext:value-type="float">
            <text:p>98</text:p>
          </table:table-cell>
          <table:table-cell table:formula="of:=([.I40]&gt;[.J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3:10:59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susan_c_5</text:p>
          </table:table-cell>
          <table:table-cell office:value-type="float" office:value="4.336" calcext:value-type="float">
            <text:p>4.336</text:p>
          </table:table-cell>
          <table:table-cell office:value-type="float" office:value="1.008" calcext:value-type="float">
            <text:p>1.008</text:p>
          </table:table-cell>
          <table:table-cell office:value-type="float" office:value="1.048" calcext:value-type="float">
            <text:p>1.048</text:p>
          </table:table-cell>
          <table:table-cell office:value-type="float" office:value="0.968" calcext:value-type="float">
            <text:p>0.968</text:p>
          </table:table-cell>
          <table:table-cell office:value-type="float" office:value="4.137405" calcext:value-type="float">
            <text:p>4.137405</text:p>
          </table:table-cell>
          <table:table-cell office:value-type="float" office:value="4.479339" calcext:value-type="float">
            <text:p>4.479339</text:p>
          </table:table-cell>
          <table:table-cell office:value-type="float" office:value="4.301587" calcext:value-type="float">
            <text:p>4.301587</text:p>
          </table:table-cell>
          <table:table-cell office:value-type="float" office:value="98" calcext:value-type="float">
            <text:p>98</text:p>
          </table:table-cell>
          <table:table-cell table:formula="of:=([.I41]&gt;[.J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3:21:47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telecom_adpcm_d_2</text:p>
          </table:table-cell>
          <table:table-cell office:value-type="float" office:value="6.3" calcext:value-type="float">
            <text:p>6.3</text:p>
          </table:table-cell>
          <table:table-cell office:value-type="float" office:value="2.052" calcext:value-type="float">
            <text:p>2.052</text:p>
          </table:table-cell>
          <table:table-cell office:value-type="float" office:value="4.648" calcext:value-type="float">
            <text:p>4.648</text:p>
          </table:table-cell>
          <table:table-cell office:value-type="float" office:value="1.844" calcext:value-type="float">
            <text:p>1.844</text:p>
          </table:table-cell>
          <table:table-cell office:value-type="float" office:value="1.355422" calcext:value-type="float">
            <text:p>1.355422</text:p>
          </table:table-cell>
          <table:table-cell office:value-type="float" office:value="3.416486" calcext:value-type="float">
            <text:p>3.416486</text:p>
          </table:table-cell>
          <table:table-cell office:value-type="float" office:value="3.070175" calcext:value-type="float">
            <text:p>3.070175</text:p>
          </table:table-cell>
          <table:table-cell office:value-type="float" office:value="97" calcext:value-type="float">
            <text:p>97</text:p>
          </table:table-cell>
          <table:table-cell table:formula="of:=([.I42]&gt;[.J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3:21:53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telecom_adpcm_d_4</text:p>
          </table:table-cell>
          <table:table-cell office:value-type="float" office:value="0.76" calcext:value-type="float">
            <text:p>0.76</text:p>
          </table:table-cell>
          <table:table-cell office:value-type="float" office:value="0.268" calcext:value-type="float">
            <text:p>0.268</text:p>
          </table:table-cell>
          <table:table-cell office:value-type="float" office:value="0.688" calcext:value-type="float">
            <text:p>0.688</text:p>
          </table:table-cell>
          <table:table-cell office:value-type="float" office:value="0.184" calcext:value-type="float">
            <text:p>0.184</text:p>
          </table:table-cell>
          <table:table-cell office:value-type="float" office:value="1.104651" calcext:value-type="float">
            <text:p>1.104651</text:p>
          </table:table-cell>
          <table:table-cell office:value-type="float" office:value="4.130435" calcext:value-type="float">
            <text:p>4.130435</text:p>
          </table:table-cell>
          <table:table-cell office:value-type="float" office:value="2.835821" calcext:value-type="float">
            <text:p>2.835821</text:p>
          </table:table-cell>
          <table:table-cell office:value-type="float" office:value="97" calcext:value-type="float">
            <text:p>97</text:p>
          </table:table-cell>
          <table:table-cell table:formula="of:=([.I43]&gt;[.J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3:21:57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telecom_adpcm_d_5</text:p>
          </table:table-cell>
          <table:table-cell office:value-type="float" office:value="0.764" calcext:value-type="float">
            <text:p>0.764</text:p>
          </table:table-cell>
          <table:table-cell office:value-type="float" office:value="0.252" calcext:value-type="float">
            <text:p>0.25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4" calcext:value-type="float">
            <text:p>0.184</text:p>
          </table:table-cell>
          <table:table-cell office:value-type="float" office:value="3.897959" calcext:value-type="float">
            <text:p>3.897959</text:p>
          </table:table-cell>
          <table:table-cell office:value-type="float" office:value="4.152174" calcext:value-type="float">
            <text:p>4.152174</text:p>
          </table:table-cell>
          <table:table-cell office:value-type="float" office:value="3.031746" calcext:value-type="float">
            <text:p>3.031746</text:p>
          </table:table-cell>
          <table:table-cell office:value-type="float" office:value="97" calcext:value-type="float">
            <text:p>97</text:p>
          </table:table-cell>
          <table:table-cell table:formula="of:=([.I44]&gt;[.J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3:32:49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blowfish_d_4</text:p>
          </table:table-cell>
          <table:table-cell office:value-type="float" office:value="8.492" calcext:value-type="float">
            <text:p>8.492</text:p>
          </table:table-cell>
          <table:table-cell office:value-type="float" office:value="3.648" calcext:value-type="float">
            <text:p>3.648</text:p>
          </table:table-cell>
          <table:table-cell office:value-type="float" office:value="3.4" calcext:value-type="float">
            <text:p>3.4</text:p>
          </table:table-cell>
          <table:table-cell office:value-type="float" office:value="3.456" calcext:value-type="float">
            <text:p>3.456</text:p>
          </table:table-cell>
          <table:table-cell office:value-type="float" office:value="2.497647" calcext:value-type="float">
            <text:p>2.497647</text:p>
          </table:table-cell>
          <table:table-cell office:value-type="float" office:value="2.457176" calcext:value-type="float">
            <text:p>2.457176</text:p>
          </table:table-cell>
          <table:table-cell office:value-type="float" office:value="2.327851" calcext:value-type="float">
            <text:p>2.327851</text:p>
          </table:table-cell>
          <table:table-cell office:value-type="float" office:value="100" calcext:value-type="float">
            <text:p>100</text:p>
          </table:table-cell>
          <table:table-cell table:formula="of:=([.I45]&gt;[.J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3:32:54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blowfish_d_5</text:p>
          </table:table-cell>
          <table:table-cell office:value-type="float" office:value="0.516" calcext:value-type="float">
            <text:p>0.516</text:p>
          </table:table-cell>
          <table:table-cell office:value-type="float" office:value="0.276" calcext:value-type="float">
            <text:p>0.276</text:p>
          </table:table-cell>
          <table:table-cell office:value-type="float" office:value="0.316" calcext:value-type="float">
            <text:p>0.316</text:p>
          </table:table-cell>
          <table:table-cell office:value-type="float" office:value="0.224" calcext:value-type="float">
            <text:p>0.224</text:p>
          </table:table-cell>
          <table:table-cell office:value-type="float" office:value="1.632911" calcext:value-type="float">
            <text:p>1.632911</text:p>
          </table:table-cell>
          <table:table-cell office:value-type="float" office:value="2.303571" calcext:value-type="float">
            <text:p>2.303571</text:p>
          </table:table-cell>
          <table:table-cell office:value-type="float" office:value="1.869565" calcext:value-type="float">
            <text:p>1.869565</text:p>
          </table:table-cell>
          <table:table-cell office:value-type="float" office:value="100" calcext:value-type="float">
            <text:p>100</text:p>
          </table:table-cell>
          <table:table-cell table:formula="of:=([.I46]&gt;[.J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23:43:44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dither_3</text:p>
          </table:table-cell>
          <table:table-cell office:value-type="float" office:value="54.908" calcext:value-type="float">
            <text:p>54.908</text:p>
          </table:table-cell>
          <table:table-cell office:value-type="float" office:value="18.048" calcext:value-type="float">
            <text:p>18.048</text:p>
          </table:table-cell>
          <table:table-cell office:value-type="float" office:value="17.992" calcext:value-type="float">
            <text:p>17.992</text:p>
          </table:table-cell>
          <table:table-cell office:value-type="float" office:value="17.996" calcext:value-type="float">
            <text:p>17.996</text:p>
          </table:table-cell>
          <table:table-cell office:value-type="float" office:value="3.051801" calcext:value-type="float">
            <text:p>3.051801</text:p>
          </table:table-cell>
          <table:table-cell office:value-type="float" office:value="3.051122" calcext:value-type="float">
            <text:p>3.051122</text:p>
          </table:table-cell>
          <table:table-cell office:value-type="float" office:value="3.042332" calcext:value-type="float">
            <text:p>3.042332</text:p>
          </table:table-cell>
          <table:table-cell office:value-type="float" office:value="100" calcext:value-type="float">
            <text:p>100</text:p>
          </table:table-cell>
          <table:table-cell table:formula="of:=([.I47]&gt;[.J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0:29:57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qsort1_1</text:p>
          </table:table-cell>
          <table:table-cell office:value-type="float" office:value="3.76" calcext:value-type="float">
            <text:p>3.76</text:p>
          </table:table-cell>
          <table:table-cell office:value-type="float" office:value="1.86" calcext:value-type="float">
            <text:p>1.86</text:p>
          </table:table-cell>
          <table:table-cell office:value-type="float" office:value="2.536" calcext:value-type="float">
            <text:p>2.536</text:p>
          </table:table-cell>
          <table:table-cell office:value-type="float" office:value="1.68" calcext:value-type="float">
            <text:p>1.68</text:p>
          </table:table-cell>
          <table:table-cell office:value-type="float" office:value="1.48265" calcext:value-type="float">
            <text:p>1.48265</text:p>
          </table:table-cell>
          <table:table-cell office:value-type="float" office:value="2.238095" calcext:value-type="float">
            <text:p>2.238095</text:p>
          </table:table-cell>
          <table:table-cell office:value-type="float" office:value="2.021505" calcext:value-type="float">
            <text:p>2.021505</text:p>
          </table:table-cell>
          <table:table-cell office:value-type="float" office:value="100" calcext:value-type="float">
            <text:p>100</text:p>
          </table:table-cell>
          <table:table-cell table:formula="of:=([.I48]&gt;[.J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0:30:06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qsort1_2</text:p>
          </table:table-cell>
          <table:table-cell office:value-type="float" office:value="2.22" calcext:value-type="float">
            <text:p>2.22</text:p>
          </table:table-cell>
          <table:table-cell office:value-type="float" office:value="1.104" calcext:value-type="float">
            <text:p>1.104</text:p>
          </table:table-cell>
          <table:table-cell office:value-type="float" office:value="1.476" calcext:value-type="float">
            <text:p>1.476</text:p>
          </table:table-cell>
          <table:table-cell office:value-type="float" office:value="0.916" calcext:value-type="float">
            <text:p>0.916</text:p>
          </table:table-cell>
          <table:table-cell office:value-type="float" office:value="1.504065" calcext:value-type="float">
            <text:p>1.504065</text:p>
          </table:table-cell>
          <table:table-cell office:value-type="float" office:value="2.423581" calcext:value-type="float">
            <text:p>2.423581</text:p>
          </table:table-cell>
          <table:table-cell office:value-type="float" office:value="2.01087" calcext:value-type="float">
            <text:p>2.01087</text:p>
          </table:table-cell>
          <table:table-cell office:value-type="float" office:value="100" calcext:value-type="float">
            <text:p>100</text:p>
          </table:table-cell>
          <table:table-cell table:formula="of:=([.I49]&gt;[.J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0:30:18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qsort1_3</text:p>
          </table:table-cell>
          <table:table-cell office:value-type="float" office:value="3.1" calcext:value-type="float">
            <text:p>3.1</text:p>
          </table:table-cell>
          <table:table-cell office:value-type="float" office:value="1.352" calcext:value-type="float">
            <text:p>1.352</text:p>
          </table:table-cell>
          <table:table-cell office:value-type="float" office:value="2.064" calcext:value-type="float">
            <text:p>2.064</text:p>
          </table:table-cell>
          <table:table-cell office:value-type="float" office:value="1.252" calcext:value-type="float">
            <text:p>1.252</text:p>
          </table:table-cell>
          <table:table-cell office:value-type="float" office:value="1.501938" calcext:value-type="float">
            <text:p>1.501938</text:p>
          </table:table-cell>
          <table:table-cell office:value-type="float" office:value="2.476038" calcext:value-type="float">
            <text:p>2.476038</text:p>
          </table:table-cell>
          <table:table-cell office:value-type="float" office:value="2.292899" calcext:value-type="float">
            <text:p>2.292899</text:p>
          </table:table-cell>
          <table:table-cell office:value-type="float" office:value="100" calcext:value-type="float">
            <text:p>100</text:p>
          </table:table-cell>
          <table:table-cell table:formula="of:=([.I50]&gt;[.J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0:30:31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qsort1_4</text:p>
          </table:table-cell>
          <table:table-cell office:value-type="float" office:value="3.34" calcext:value-type="float">
            <text:p>3.34</text:p>
          </table:table-cell>
          <table:table-cell office:value-type="float" office:value="1.72" calcext:value-type="float">
            <text:p>1.72</text:p>
          </table:table-cell>
          <table:table-cell office:value-type="float" office:value="2.112" calcext:value-type="float">
            <text:p>2.112</text:p>
          </table:table-cell>
          <table:table-cell office:value-type="float" office:value="1.448" calcext:value-type="float">
            <text:p>1.448</text:p>
          </table:table-cell>
          <table:table-cell office:value-type="float" office:value="1.581439" calcext:value-type="float">
            <text:p>1.581439</text:p>
          </table:table-cell>
          <table:table-cell office:value-type="float" office:value="2.30663" calcext:value-type="float">
            <text:p>2.30663</text:p>
          </table:table-cell>
          <table:table-cell office:value-type="float" office:value="1.94186" calcext:value-type="float">
            <text:p>1.94186</text:p>
          </table:table-cell>
          <table:table-cell office:value-type="float" office:value="100" calcext:value-type="float">
            <text:p>100</text:p>
          </table:table-cell>
          <table:table-cell table:formula="of:=([.I51]&gt;[.J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0:30:41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qsort1_5</text:p>
          </table:table-cell>
          <table:table-cell office:value-type="float" office:value="2.52" calcext:value-type="float">
            <text:p>2.52</text:p>
          </table:table-cell>
          <table:table-cell office:value-type="float" office:value="1.208" calcext:value-type="float">
            <text:p>1.208</text:p>
          </table:table-cell>
          <table:table-cell office:value-type="float" office:value="1.64" calcext:value-type="float">
            <text:p>1.64</text:p>
          </table:table-cell>
          <table:table-cell office:value-type="float" office:value="1.016" calcext:value-type="float">
            <text:p>1.016</text:p>
          </table:table-cell>
          <table:table-cell office:value-type="float" office:value="1.536585" calcext:value-type="float">
            <text:p>1.536585</text:p>
          </table:table-cell>
          <table:table-cell office:value-type="float" office:value="2.480315" calcext:value-type="float">
            <text:p>2.480315</text:p>
          </table:table-cell>
          <table:table-cell office:value-type="float" office:value="2.086093" calcext:value-type="float">
            <text:p>2.086093</text:p>
          </table:table-cell>
          <table:table-cell office:value-type="float" office:value="100" calcext:value-type="float">
            <text:p>100</text:p>
          </table:table-cell>
          <table:table-cell table:formula="of:=([.I52]&gt;[.J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0:38:17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susan_e_1</text:p>
          </table:table-cell>
          <table:table-cell office:value-type="float" office:value="3.592" calcext:value-type="float">
            <text:p>3.592</text:p>
          </table:table-cell>
          <table:table-cell office:value-type="float" office:value="0.82" calcext:value-type="float">
            <text:p>0.82</text:p>
          </table:table-cell>
          <table:table-cell office:value-type="float" office:value="0.844" calcext:value-type="float">
            <text:p>0.844</text:p>
          </table:table-cell>
          <table:table-cell office:value-type="float" office:value="0.692" calcext:value-type="float">
            <text:p>0.692</text:p>
          </table:table-cell>
          <table:table-cell office:value-type="float" office:value="4.255924" calcext:value-type="float">
            <text:p>4.255924</text:p>
          </table:table-cell>
          <table:table-cell office:value-type="float" office:value="5.190751" calcext:value-type="float">
            <text:p>5.190751</text:p>
          </table:table-cell>
          <table:table-cell office:value-type="float" office:value="4.380488" calcext:value-type="float">
            <text:p>4.380488</text:p>
          </table:table-cell>
          <table:table-cell office:value-type="float" office:value="99" calcext:value-type="float">
            <text:p>99</text:p>
          </table:table-cell>
          <table:table-cell table:formula="of:=([.I53]&gt;[.J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0:38:31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susan_e_2</text:p>
          </table:table-cell>
          <table:table-cell office:value-type="float" office:value="4.34" calcext:value-type="float">
            <text:p>4.34</text:p>
          </table:table-cell>
          <table:table-cell office:value-type="float" office:value="0.98" calcext:value-type="float">
            <text:p>0.98</text:p>
          </table:table-cell>
          <table:table-cell office:value-type="float" office:value="0.884" calcext:value-type="float">
            <text:p>0.884</text:p>
          </table:table-cell>
          <table:table-cell office:value-type="float" office:value="0.86" calcext:value-type="float">
            <text:p>0.86</text:p>
          </table:table-cell>
          <table:table-cell office:value-type="float" office:value="4.909502" calcext:value-type="float">
            <text:p>4.909502</text:p>
          </table:table-cell>
          <table:table-cell office:value-type="float" office:value="5.046512" calcext:value-type="float">
            <text:p>5.046512</text:p>
          </table:table-cell>
          <table:table-cell office:value-type="float" office:value="4.428571" calcext:value-type="float">
            <text:p>4.428571</text:p>
          </table:table-cell>
          <table:table-cell office:value-type="float" office:value="99" calcext:value-type="float">
            <text:p>99</text:p>
          </table:table-cell>
          <table:table-cell table:formula="of:=([.I54]&gt;[.J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0:39:11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susan_e_3</text:p>
          </table:table-cell>
          <table:table-cell office:value-type="float" office:value="14.784" calcext:value-type="float">
            <text:p>14.784</text:p>
          </table:table-cell>
          <table:table-cell office:value-type="float" office:value="4.612" calcext:value-type="float">
            <text:p>4.612</text:p>
          </table:table-cell>
          <table:table-cell office:value-type="float" office:value="3.72" calcext:value-type="float">
            <text:p>3.72</text:p>
          </table:table-cell>
          <table:table-cell office:value-type="float" office:value="3.616" calcext:value-type="float">
            <text:p>3.616</text:p>
          </table:table-cell>
          <table:table-cell office:value-type="float" office:value="3.974194" calcext:value-type="float">
            <text:p>3.974194</text:p>
          </table:table-cell>
          <table:table-cell office:value-type="float" office:value="4.088496" calcext:value-type="float">
            <text:p>4.088496</text:p>
          </table:table-cell>
          <table:table-cell office:value-type="float" office:value="3.205551" calcext:value-type="float">
            <text:p>3.205551</text:p>
          </table:table-cell>
          <table:table-cell office:value-type="float" office:value="99" calcext:value-type="float">
            <text:p>99</text:p>
          </table:table-cell>
          <table:table-cell table:formula="of:=([.I55]&gt;[.J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0:48:45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office_stringsearch1_4</text:p>
          </table:table-cell>
          <table:table-cell office:value-type="float" office:value="0.344" calcext:value-type="float">
            <text:p>0.344</text:p>
          </table:table-cell>
          <table:table-cell office:value-type="float" office:value="0.18" calcext:value-type="float">
            <text:p>0.18</text:p>
          </table:table-cell>
          <table:table-cell office:value-type="float" office:value="0.272" calcext:value-type="float">
            <text:p>0.272</text:p>
          </table:table-cell>
          <table:table-cell office:value-type="float" office:value="0.176" calcext:value-type="float">
            <text:p>0.176</text:p>
          </table:table-cell>
          <table:table-cell office:value-type="float" office:value="1.264706" calcext:value-type="float">
            <text:p>1.264706</text:p>
          </table:table-cell>
          <table:table-cell office:value-type="float" office:value="1.954545" calcext:value-type="float">
            <text:p>1.954545</text:p>
          </table:table-cell>
          <table:table-cell office:value-type="float" office:value="1.911111" calcext:value-type="float">
            <text:p>1.911111</text:p>
          </table:table-cell>
          <table:table-cell office:value-type="float" office:value="100" calcext:value-type="float">
            <text:p>100</text:p>
          </table:table-cell>
          <table:table-cell table:formula="of:=([.I56]&gt;[.J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1:06:49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bitcount_1</text:p>
          </table:table-cell>
          <table:table-cell office:value-type="float" office:value="19.108" calcext:value-type="float">
            <text:p>19.108</text:p>
          </table:table-cell>
          <table:table-cell office:value-type="float" office:value="2.932" calcext:value-type="float">
            <text:p>2.932</text:p>
          </table:table-cell>
          <table:table-cell office:value-type="float" office:value="3.084" calcext:value-type="float">
            <text:p>3.084</text:p>
          </table:table-cell>
          <table:table-cell office:value-type="float" office:value="2.82" calcext:value-type="float">
            <text:p>2.82</text:p>
          </table:table-cell>
          <table:table-cell office:value-type="float" office:value="6.19585" calcext:value-type="float">
            <text:p>6.19585</text:p>
          </table:table-cell>
          <table:table-cell office:value-type="float" office:value="6.775887" calcext:value-type="float">
            <text:p>6.775887</text:p>
          </table:table-cell>
          <table:table-cell office:value-type="float" office:value="6.517053" calcext:value-type="float">
            <text:p>6.517053</text:p>
          </table:table-cell>
          <table:table-cell office:value-type="float" office:value="98" calcext:value-type="float">
            <text:p>98</text:p>
          </table:table-cell>
          <table:table-cell table:formula="of:=([.I57]&gt;[.J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1:08:28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bitcount_3</text:p>
          </table:table-cell>
          <table:table-cell office:value-type="float" office:value="52.924" calcext:value-type="float">
            <text:p>52.924</text:p>
          </table:table-cell>
          <table:table-cell office:value-type="float" office:value="8.848" calcext:value-type="float">
            <text:p>8.848</text:p>
          </table:table-cell>
          <table:table-cell office:value-type="float" office:value="8.384" calcext:value-type="float">
            <text:p>8.384</text:p>
          </table:table-cell>
          <table:table-cell office:value-type="float" office:value="8.308" calcext:value-type="float">
            <text:p>8.308</text:p>
          </table:table-cell>
          <table:table-cell office:value-type="float" office:value="6.3125" calcext:value-type="float">
            <text:p>6.3125</text:p>
          </table:table-cell>
          <table:table-cell office:value-type="float" office:value="6.370246" calcext:value-type="float">
            <text:p>6.370246</text:p>
          </table:table-cell>
          <table:table-cell office:value-type="float" office:value="5.981465" calcext:value-type="float">
            <text:p>5.981465</text:p>
          </table:table-cell>
          <table:table-cell office:value-type="float" office:value="98" calcext:value-type="float">
            <text:p>98</text:p>
          </table:table-cell>
          <table:table-cell table:formula="of:=([.I58]&gt;[.J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1:11:16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bitcount_5</text:p>
          </table:table-cell>
          <table:table-cell office:value-type="float" office:value="93.284" calcext:value-type="float">
            <text:p>93.284</text:p>
          </table:table-cell>
          <table:table-cell office:value-type="float" office:value="13.516" calcext:value-type="float">
            <text:p>13.516</text:p>
          </table:table-cell>
          <table:table-cell office:value-type="float" office:value="14.004" calcext:value-type="float">
            <text:p>14.004</text:p>
          </table:table-cell>
          <table:table-cell office:value-type="float" office:value="13.504" calcext:value-type="float">
            <text:p>13.504</text:p>
          </table:table-cell>
          <table:table-cell office:value-type="float" office:value="6.66124" calcext:value-type="float">
            <text:p>6.66124</text:p>
          </table:table-cell>
          <table:table-cell office:value-type="float" office:value="6.907879" calcext:value-type="float">
            <text:p>6.907879</text:p>
          </table:table-cell>
          <table:table-cell office:value-type="float" office:value="6.901746" calcext:value-type="float">
            <text:p>6.901746</text:p>
          </table:table-cell>
          <table:table-cell office:value-type="float" office:value="98" calcext:value-type="float">
            <text:p>98</text:p>
          </table:table-cell>
          <table:table-cell table:formula="of:=([.I59]&gt;[.J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1:31:39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2rgba_4</text:p>
          </table:table-cell>
          <table:table-cell office:value-type="float" office:value="2.212" calcext:value-type="float">
            <text:p>2.212</text:p>
          </table:table-cell>
          <table:table-cell office:value-type="float" office:value="0.656" calcext:value-type="float">
            <text:p>0.656</text:p>
          </table:table-cell>
          <table:table-cell office:value-type="float" office:value="1.276" calcext:value-type="float">
            <text:p>1.276</text:p>
          </table:table-cell>
          <table:table-cell office:value-type="float" office:value="0.644" calcext:value-type="float">
            <text:p>0.644</text:p>
          </table:table-cell>
          <table:table-cell office:value-type="float" office:value="1.733542" calcext:value-type="float">
            <text:p>1.733542</text:p>
          </table:table-cell>
          <table:table-cell office:value-type="float" office:value="3.434783" calcext:value-type="float">
            <text:p>3.434783</text:p>
          </table:table-cell>
          <table:table-cell office:value-type="float" office:value="3.371951" calcext:value-type="float">
            <text:p>3.371951</text:p>
          </table:table-cell>
          <table:table-cell office:value-type="float" office:value="98" calcext:value-type="float">
            <text:p>98</text:p>
          </table:table-cell>
          <table:table-cell table:formula="of:=([.I60]&gt;[.J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1:40:34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network_dijkstra_5</text:p>
          </table:table-cell>
          <table:table-cell office:value-type="float" office:value="2.664" calcext:value-type="float">
            <text:p>2.664</text:p>
          </table:table-cell>
          <table:table-cell office:value-type="float" office:value="1.076" calcext:value-type="float">
            <text:p>1.076</text:p>
          </table:table-cell>
          <table:table-cell office:value-type="float" office:value="0.956" calcext:value-type="float">
            <text:p>0.956</text:p>
          </table:table-cell>
          <table:table-cell office:value-type="float" office:value="0.908" calcext:value-type="float">
            <text:p>0.908</text:p>
          </table:table-cell>
          <table:table-cell office:value-type="float" office:value="2.786611" calcext:value-type="float">
            <text:p>2.786611</text:p>
          </table:table-cell>
          <table:table-cell office:value-type="float" office:value="2.933921" calcext:value-type="float">
            <text:p>2.933921</text:p>
          </table:table-cell>
          <table:table-cell office:value-type="float" office:value="2.475836" calcext:value-type="float">
            <text:p>2.475836</text:p>
          </table:table-cell>
          <table:table-cell office:value-type="float" office:value="99" calcext:value-type="float">
            <text:p>99</text:p>
          </table:table-cell>
          <table:table-cell table:formula="of:=([.I61]&gt;[.J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2:19:52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telecom_CRC32_1</text:p>
          </table:table-cell>
          <table:table-cell office:value-type="float" office:value="0.172" calcext:value-type="float">
            <text:p>0.172</text:p>
          </table:table-cell>
          <table:table-cell table:number-columns-repeated="2" office:value-type="float" office:value="0.112" calcext:value-type="float">
            <text:p>0.112</text:p>
          </table:table-cell>
          <table:table-cell office:value-type="float" office:value="0.076" calcext:value-type="float">
            <text:p>0.076</text:p>
          </table:table-cell>
          <table:table-cell office:value-type="float" office:value="1.535714" calcext:value-type="float">
            <text:p>1.535714</text:p>
          </table:table-cell>
          <table:table-cell office:value-type="float" office:value="2.263158" calcext:value-type="float">
            <text:p>2.263158</text:p>
          </table:table-cell>
          <table:table-cell office:value-type="float" office:value="1.535714" calcext:value-type="float">
            <text:p>1.535714</text:p>
          </table:table-cell>
          <table:table-cell office:value-type="float" office:value="101" calcext:value-type="float">
            <text:p>101</text:p>
          </table:table-cell>
          <table:table-cell table:formula="of:=([.I62]&gt;[.J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2:20:30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telecom_CRC32_2</text:p>
          </table:table-cell>
          <table:table-cell office:value-type="float" office:value="10.832" calcext:value-type="float">
            <text:p>10.832</text:p>
          </table:table-cell>
          <table:table-cell office:value-type="float" office:value="5.52" calcext:value-type="float">
            <text:p>5.52</text:p>
          </table:table-cell>
          <table:table-cell office:value-type="float" office:value="6.684" calcext:value-type="float">
            <text:p>6.684</text:p>
          </table:table-cell>
          <table:table-cell office:value-type="float" office:value="5.504" calcext:value-type="float">
            <text:p>5.504</text:p>
          </table:table-cell>
          <table:table-cell office:value-type="float" office:value="1.620586" calcext:value-type="float">
            <text:p>1.620586</text:p>
          </table:table-cell>
          <table:table-cell office:value-type="float" office:value="1.968023" calcext:value-type="float">
            <text:p>1.968023</text:p>
          </table:table-cell>
          <table:table-cell office:value-type="float" office:value="1.962319" calcext:value-type="float">
            <text:p>1.962319</text:p>
          </table:table-cell>
          <table:table-cell office:value-type="float" office:value="101" calcext:value-type="float">
            <text:p>101</text:p>
          </table:table-cell>
          <table:table-cell table:formula="of:=([.I63]&gt;[.J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2:20:34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telecom_CRC32_3</text:p>
          </table:table-cell>
          <table:table-cell office:value-type="float" office:value="0.712" calcext:value-type="float">
            <text:p>0.712</text:p>
          </table:table-cell>
          <table:table-cell office:value-type="float" office:value="0.424" calcext:value-type="float">
            <text:p>0.424</text:p>
          </table:table-cell>
          <table:table-cell office:value-type="float" office:value="0.592" calcext:value-type="float">
            <text:p>0.592</text:p>
          </table:table-cell>
          <table:table-cell office:value-type="float" office:value="0.352" calcext:value-type="float">
            <text:p>0.352</text:p>
          </table:table-cell>
          <table:table-cell office:value-type="float" office:value="1.202703" calcext:value-type="float">
            <text:p>1.202703</text:p>
          </table:table-cell>
          <table:table-cell office:value-type="float" office:value="2.022727" calcext:value-type="float">
            <text:p>2.022727</text:p>
          </table:table-cell>
          <table:table-cell office:value-type="float" office:value="1.679245" calcext:value-type="float">
            <text:p>1.679245</text:p>
          </table:table-cell>
          <table:table-cell office:value-type="float" office:value="101" calcext:value-type="float">
            <text:p>101</text:p>
          </table:table-cell>
          <table:table-cell table:formula="of:=([.I64]&gt;[.J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2:20:40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telecom_CRC32_4</text:p>
          </table:table-cell>
          <table:table-cell office:value-type="float" office:value="1.232" calcext:value-type="float">
            <text:p>1.23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2" calcext:value-type="float">
            <text:p>0.82</text:p>
          </table:table-cell>
          <table:table-cell office:value-type="float" office:value="0.66" calcext:value-type="float">
            <text:p>0.66</text:p>
          </table:table-cell>
          <table:table-cell office:value-type="float" office:value="1.502439" calcext:value-type="float">
            <text:p>1.502439</text:p>
          </table:table-cell>
          <table:table-cell office:value-type="float" office:value="1.866667" calcext:value-type="float">
            <text:p>1.866667</text:p>
          </table:table-cell>
          <table:table-cell office:value-type="float" office:value="1.509804" calcext:value-type="float">
            <text:p>1.509804</text:p>
          </table:table-cell>
          <table:table-cell office:value-type="float" office:value="101" calcext:value-type="float">
            <text:p>101</text:p>
          </table:table-cell>
          <table:table-cell table:formula="of:=([.I65]&gt;[.J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2:20:46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telecom_CRC32_5</text:p>
          </table:table-cell>
          <table:table-cell office:value-type="float" office:value="1.312" calcext:value-type="float">
            <text:p>1.312</text:p>
          </table:table-cell>
          <table:table-cell office:value-type="float" office:value="0.8" calcext:value-type="float">
            <text:p>0.8</text:p>
          </table:table-cell>
          <table:table-cell office:value-type="float" office:value="0.916" calcext:value-type="float">
            <text:p>0.916</text:p>
          </table:table-cell>
          <table:table-cell office:value-type="float" office:value="0.64" calcext:value-type="float">
            <text:p>0.64</text:p>
          </table:table-cell>
          <table:table-cell office:value-type="float" office:value="1.432314" calcext:value-type="float">
            <text:p>1.432314</text:p>
          </table:table-cell>
          <table:table-cell office:value-type="float" office:value="2.05" calcext:value-type="float">
            <text:p>2.05</text:p>
          </table:table-cell>
          <table:table-cell office:value-type="float" office:value="1.64" calcext:value-type="float">
            <text:p>1.64</text:p>
          </table:table-cell>
          <table:table-cell office:value-type="float" office:value="101" calcext:value-type="float">
            <text:p>101</text:p>
          </table:table-cell>
          <table:table-cell table:formula="of:=([.I66]&gt;[.J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3:01:24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telecom_adpcm_c_2</text:p>
          </table:table-cell>
          <table:table-cell office:value-type="float" office:value="9.608" calcext:value-type="float">
            <text:p>9.608</text:p>
          </table:table-cell>
          <table:table-cell office:value-type="float" office:value="2.112" calcext:value-type="float">
            <text:p>2.112</text:p>
          </table:table-cell>
          <table:table-cell office:value-type="float" office:value="6.564" calcext:value-type="float">
            <text:p>6.564</text:p>
          </table:table-cell>
          <table:table-cell office:value-type="float" office:value="2.072" calcext:value-type="float">
            <text:p>2.072</text:p>
          </table:table-cell>
          <table:table-cell office:value-type="float" office:value="1.463742" calcext:value-type="float">
            <text:p>1.463742</text:p>
          </table:table-cell>
          <table:table-cell office:value-type="float" office:value="4.637066" calcext:value-type="float">
            <text:p>4.637066</text:p>
          </table:table-cell>
          <table:table-cell office:value-type="float" office:value="4.549242" calcext:value-type="float">
            <text:p>4.549242</text:p>
          </table:table-cell>
          <table:table-cell office:value-type="float" office:value="101" calcext:value-type="float">
            <text:p>101</text:p>
          </table:table-cell>
          <table:table-cell table:formula="of:=([.I67]&gt;[.J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3:01:38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telecom_adpcm_c_5</text:p>
          </table:table-cell>
          <table:table-cell office:value-type="float" office:value="1.076" calcext:value-type="float">
            <text:p>1.076</text:p>
          </table:table-cell>
          <table:table-cell office:value-type="float" office:value="0.3" calcext:value-type="float">
            <text:p>0.3</text:p>
          </table:table-cell>
          <table:table-cell office:value-type="float" office:value="0.84" calcext:value-type="float">
            <text:p>0.84</text:p>
          </table:table-cell>
          <table:table-cell office:value-type="float" office:value="0.232" calcext:value-type="float">
            <text:p>0.232</text:p>
          </table:table-cell>
          <table:table-cell office:value-type="float" office:value="1.280952" calcext:value-type="float">
            <text:p>1.280952</text:p>
          </table:table-cell>
          <table:table-cell office:value-type="float" office:value="4.637931" calcext:value-type="float">
            <text:p>4.637931</text:p>
          </table:table-cell>
          <table:table-cell office:value-type="float" office:value="3.586667" calcext:value-type="float">
            <text:p>3.586667</text:p>
          </table:table-cell>
          <table:table-cell office:value-type="float" office:value="101" calcext:value-type="float">
            <text:p>101</text:p>
          </table:table-cell>
          <table:table-cell table:formula="of:=([.I68]&gt;[.J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3:11:06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blowfish_e_4</text:p>
          </table:table-cell>
          <table:table-cell office:value-type="float" office:value="8.28" calcext:value-type="float">
            <text:p>8.28</text:p>
          </table:table-cell>
          <table:table-cell office:value-type="float" office:value="3.552" calcext:value-type="float">
            <text:p>3.552</text:p>
          </table:table-cell>
          <table:table-cell office:value-type="float" office:value="5.748" calcext:value-type="float">
            <text:p>5.748</text:p>
          </table:table-cell>
          <table:table-cell office:value-type="float" office:value="3.316" calcext:value-type="float">
            <text:p>3.316</text:p>
          </table:table-cell>
          <table:table-cell office:value-type="float" office:value="1.440501" calcext:value-type="float">
            <text:p>1.440501</text:p>
          </table:table-cell>
          <table:table-cell office:value-type="float" office:value="2.496984" calcext:value-type="float">
            <text:p>2.496984</text:p>
          </table:table-cell>
          <table:table-cell office:value-type="float" office:value="2.331081" calcext:value-type="float">
            <text:p>2.331081</text:p>
          </table:table-cell>
          <table:table-cell office:value-type="float" office:value="100" calcext:value-type="float">
            <text:p>100</text:p>
          </table:table-cell>
          <table:table-cell table:formula="of:=([.I69]&gt;[.J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3:24:21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bzip2e_3</text:p>
          </table:table-cell>
          <table:table-cell office:value-type="float" office:value="7.78" calcext:value-type="float">
            <text:p>7.78</text:p>
          </table:table-cell>
          <table:table-cell office:value-type="float" office:value="2.624" calcext:value-type="float">
            <text:p>2.624</text:p>
          </table:table-cell>
          <table:table-cell office:value-type="float" office:value="2.64" calcext:value-type="float">
            <text:p>2.64</text:p>
          </table:table-cell>
          <table:table-cell office:value-type="float" office:value="2.556" calcext:value-type="float">
            <text:p>2.556</text:p>
          </table:table-cell>
          <table:table-cell office:value-type="float" office:value="2.94697" calcext:value-type="float">
            <text:p>2.94697</text:p>
          </table:table-cell>
          <table:table-cell office:value-type="float" office:value="3.043818" calcext:value-type="float">
            <text:p>3.043818</text:p>
          </table:table-cell>
          <table:table-cell office:value-type="float" office:value="2.964939" calcext:value-type="float">
            <text:p>2.964939</text:p>
          </table:table-cell>
          <table:table-cell office:value-type="float" office:value="100" calcext:value-type="float">
            <text:p>100</text:p>
          </table:table-cell>
          <table:table-cell table:formula="of:=([.I70]&gt;[.J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3:59:21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median_3</text:p>
          </table:table-cell>
          <table:table-cell office:value-type="float" office:value="11.096" calcext:value-type="float">
            <text:p>11.096</text:p>
          </table:table-cell>
          <table:table-cell office:value-type="float" office:value="6.656" calcext:value-type="float">
            <text:p>6.656</text:p>
          </table:table-cell>
          <table:table-cell office:value-type="float" office:value="7.056" calcext:value-type="float">
            <text:p>7.056</text:p>
          </table:table-cell>
          <table:table-cell office:value-type="float" office:value="5.748" calcext:value-type="float">
            <text:p>5.748</text:p>
          </table:table-cell>
          <table:table-cell office:value-type="float" office:value="1.572562" calcext:value-type="float">
            <text:p>1.572562</text:p>
          </table:table-cell>
          <table:table-cell office:value-type="float" office:value="1.930411" calcext:value-type="float">
            <text:p>1.930411</text:p>
          </table:table-cell>
          <table:table-cell office:value-type="float" office:value="1.667067" calcext:value-type="float">
            <text:p>1.667067</text:p>
          </table:table-cell>
          <table:table-cell office:value-type="float" office:value="100" calcext:value-type="float">
            <text:p>100</text:p>
          </table:table-cell>
          <table:table-cell table:formula="of:=([.I71]&gt;[.J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4:07:29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susan_c_1</text:p>
          </table:table-cell>
          <table:table-cell office:value-type="float" office:value="1.66" calcext:value-type="float">
            <text:p>1.66</text:p>
          </table:table-cell>
          <table:table-cell office:value-type="float" office:value="0.428" calcext:value-type="float">
            <text:p>0.428</text:p>
          </table:table-cell>
          <table:table-cell office:value-type="float" office:value="0.54" calcext:value-type="float">
            <text:p>0.54</text:p>
          </table:table-cell>
          <table:table-cell office:value-type="float" office:value="0.356" calcext:value-type="float">
            <text:p>0.356</text:p>
          </table:table-cell>
          <table:table-cell office:value-type="float" office:value="3.074074" calcext:value-type="float">
            <text:p>3.074074</text:p>
          </table:table-cell>
          <table:table-cell office:value-type="float" office:value="4.662921" calcext:value-type="float">
            <text:p>4.662921</text:p>
          </table:table-cell>
          <table:table-cell office:value-type="float" office:value="3.878505" calcext:value-type="float">
            <text:p>3.878505</text:p>
          </table:table-cell>
          <table:table-cell office:value-type="float" office:value="98" calcext:value-type="float">
            <text:p>98</text:p>
          </table:table-cell>
          <table:table-cell table:formula="of:=([.I72]&gt;[.J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4:07:37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susan_c_2</text:p>
          </table:table-cell>
          <table:table-cell office:value-type="float" office:value="1.96" calcext:value-type="float">
            <text:p>1.9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76" calcext:value-type="float">
            <text:p>0.576</text:p>
          </table:table-cell>
          <table:table-cell office:value-type="float" office:value="0.38" calcext:value-type="float">
            <text:p>0.38</text:p>
          </table:table-cell>
          <table:table-cell office:value-type="float" office:value="3.402778" calcext:value-type="float">
            <text:p>3.402778</text:p>
          </table:table-cell>
          <table:table-cell office:value-type="float" office:value="5.157895" calcext:value-type="float">
            <text:p>5.157895</text:p>
          </table:table-cell>
          <table:table-cell office:value-type="float" office:value="4.016393" calcext:value-type="float">
            <text:p>4.016393</text:p>
          </table:table-cell>
          <table:table-cell office:value-type="float" office:value="98" calcext:value-type="float">
            <text:p>98</text:p>
          </table:table-cell>
          <table:table-cell table:formula="of:=([.I73]&gt;[.J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4:07:53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susan_c_3</text:p>
          </table:table-cell>
          <table:table-cell office:value-type="float" office:value="6.78" calcext:value-type="float">
            <text:p>6.78</text:p>
          </table:table-cell>
          <table:table-cell office:value-type="float" office:value="1.72" calcext:value-type="float">
            <text:p>1.72</text:p>
          </table:table-cell>
          <table:table-cell office:value-type="float" office:value="1.344" calcext:value-type="float">
            <text:p>1.344</text:p>
          </table:table-cell>
          <table:table-cell office:value-type="float" office:value="1.312" calcext:value-type="float">
            <text:p>1.312</text:p>
          </table:table-cell>
          <table:table-cell office:value-type="float" office:value="5.044643" calcext:value-type="float">
            <text:p>5.044643</text:p>
          </table:table-cell>
          <table:table-cell office:value-type="float" office:value="5.167683" calcext:value-type="float">
            <text:p>5.167683</text:p>
          </table:table-cell>
          <table:table-cell office:value-type="float" office:value="3.94186" calcext:value-type="float">
            <text:p>3.94186</text:p>
          </table:table-cell>
          <table:table-cell office:value-type="float" office:value="98" calcext:value-type="float">
            <text:p>98</text:p>
          </table:table-cell>
          <table:table-cell table:formula="of:=([.I74]&gt;[.J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4:08:1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susan_c_5</text:p>
          </table:table-cell>
          <table:table-cell office:value-type="float" office:value="4.336" calcext:value-type="float">
            <text:p>4.336</text:p>
          </table:table-cell>
          <table:table-cell office:value-type="float" office:value="1.008" calcext:value-type="float">
            <text:p>1.008</text:p>
          </table:table-cell>
          <table:table-cell office:value-type="float" office:value="0.98" calcext:value-type="float">
            <text:p>0.98</text:p>
          </table:table-cell>
          <table:table-cell office:value-type="float" office:value="0.836" calcext:value-type="float">
            <text:p>0.836</text:p>
          </table:table-cell>
          <table:table-cell office:value-type="float" office:value="4.42449" calcext:value-type="float">
            <text:p>4.42449</text:p>
          </table:table-cell>
          <table:table-cell office:value-type="float" office:value="5.186603" calcext:value-type="float">
            <text:p>5.186603</text:p>
          </table:table-cell>
          <table:table-cell office:value-type="float" office:value="4.301587" calcext:value-type="float">
            <text:p>4.301587</text:p>
          </table:table-cell>
          <table:table-cell office:value-type="float" office:value="98" calcext:value-type="float">
            <text:p>98</text:p>
          </table:table-cell>
          <table:table-cell table:formula="of:=([.I75]&gt;[.J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4:20:51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telecom_adpcm_d_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8" calcext:value-type="float">
            <text:p>0.028</text:p>
          </table:table-cell>
          <table:table-cell office:value-type="float" office:value="1.166667" calcext:value-type="float">
            <text:p>1.166667</text:p>
          </table:table-cell>
          <table:table-cell office:value-type="float" office:value="4" calcext:value-type="float">
            <text:p>4</text:p>
          </table:table-cell>
          <table:table-cell office:value-type="float" office:value="3.111111" calcext:value-type="float">
            <text:p>3.111111</text:p>
          </table:table-cell>
          <table:table-cell office:value-type="float" office:value="100" calcext:value-type="float">
            <text:p>100</text:p>
          </table:table-cell>
          <table:table-cell table:formula="of:=([.I76]&gt;[.J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4:21:2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telecom_adpcm_d_4</text:p>
          </table:table-cell>
          <table:table-cell office:value-type="float" office:value="0.76" calcext:value-type="float">
            <text:p>0.76</text:p>
          </table:table-cell>
          <table:table-cell office:value-type="float" office:value="0.268" calcext:value-type="float">
            <text:p>0.268</text:p>
          </table:table-cell>
          <table:table-cell office:value-type="float" office:value="0.648" calcext:value-type="float">
            <text:p>0.648</text:p>
          </table:table-cell>
          <table:table-cell office:value-type="float" office:value="0.236" calcext:value-type="float">
            <text:p>0.236</text:p>
          </table:table-cell>
          <table:table-cell office:value-type="float" office:value="1.17284" calcext:value-type="float">
            <text:p>1.17284</text:p>
          </table:table-cell>
          <table:table-cell office:value-type="float" office:value="3.220339" calcext:value-type="float">
            <text:p>3.220339</text:p>
          </table:table-cell>
          <table:table-cell office:value-type="float" office:value="2.835821" calcext:value-type="float">
            <text:p>2.835821</text:p>
          </table:table-cell>
          <table:table-cell office:value-type="float" office:value="100" calcext:value-type="float">
            <text:p>100</text:p>
          </table:table-cell>
          <table:table-cell table:formula="of:=([.I77]&gt;[.J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4:21:26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telecom_adpcm_d_5</text:p>
          </table:table-cell>
          <table:table-cell office:value-type="float" office:value="0.764" calcext:value-type="float">
            <text:p>0.764</text:p>
          </table:table-cell>
          <table:table-cell office:value-type="float" office:value="0.252" calcext:value-type="float">
            <text:p>0.252</text:p>
          </table:table-cell>
          <table:table-cell office:value-type="float" office:value="0.636" calcext:value-type="float">
            <text:p>0.636</text:p>
          </table:table-cell>
          <table:table-cell office:value-type="float" office:value="0.24" calcext:value-type="float">
            <text:p>0.24</text:p>
          </table:table-cell>
          <table:table-cell office:value-type="float" office:value="1.201258" calcext:value-type="float">
            <text:p>1.201258</text:p>
          </table:table-cell>
          <table:table-cell office:value-type="float" office:value="3.183333" calcext:value-type="float">
            <text:p>3.183333</text:p>
          </table:table-cell>
          <table:table-cell office:value-type="float" office:value="3.031746" calcext:value-type="float">
            <text:p>3.031746</text:p>
          </table:table-cell>
          <table:table-cell office:value-type="float" office:value="100" calcext:value-type="float">
            <text:p>100</text:p>
          </table:table-cell>
          <table:table-cell table:formula="of:=([.I78]&gt;[.J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4:36:37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blowfish_d_4</text:p>
          </table:table-cell>
          <table:table-cell office:value-type="float" office:value="8.492" calcext:value-type="float">
            <text:p>8.492</text:p>
          </table:table-cell>
          <table:table-cell office:value-type="float" office:value="3.648" calcext:value-type="float">
            <text:p>3.648</text:p>
          </table:table-cell>
          <table:table-cell office:value-type="float" office:value="6.364" calcext:value-type="float">
            <text:p>6.364</text:p>
          </table:table-cell>
          <table:table-cell office:value-type="float" office:value="3.616" calcext:value-type="float">
            <text:p>3.616</text:p>
          </table:table-cell>
          <table:table-cell office:value-type="float" office:value="1.334381" calcext:value-type="float">
            <text:p>1.334381</text:p>
          </table:table-cell>
          <table:table-cell office:value-type="float" office:value="2.348451" calcext:value-type="float">
            <text:p>2.348451</text:p>
          </table:table-cell>
          <table:table-cell office:value-type="float" office:value="2.327851" calcext:value-type="float">
            <text:p>2.327851</text:p>
          </table:table-cell>
          <table:table-cell office:value-type="float" office:value="98" calcext:value-type="float">
            <text:p>98</text:p>
          </table:table-cell>
          <table:table-cell table:formula="of:=([.I79]&gt;[.J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4:36:4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blowfish_d_5</text:p>
          </table:table-cell>
          <table:table-cell office:value-type="float" office:value="0.516" calcext:value-type="float">
            <text:p>0.516</text:p>
          </table:table-cell>
          <table:table-cell office:value-type="float" office:value="0.276" calcext:value-type="float">
            <text:p>0.276</text:p>
          </table:table-cell>
          <table:table-cell office:value-type="float" office:value="0.516" calcext:value-type="float">
            <text:p>0.516</text:p>
          </table:table-cell>
          <table:table-cell office:value-type="float" office:value="0.224" calcext:value-type="float">
            <text:p>0.224</text:p>
          </table:table-cell>
          <table:table-cell office:value-type="float" office:value="1" calcext:value-type="float">
            <text:p>1</text:p>
          </table:table-cell>
          <table:table-cell office:value-type="float" office:value="2.303571" calcext:value-type="float">
            <text:p>2.303571</text:p>
          </table:table-cell>
          <table:table-cell office:value-type="float" office:value="1.869565" calcext:value-type="float">
            <text:p>1.869565</text:p>
          </table:table-cell>
          <table:table-cell office:value-type="float" office:value="98" calcext:value-type="float">
            <text:p>98</text:p>
          </table:table-cell>
          <table:table-cell table:formula="of:=([.I80]&gt;[.J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4:50:13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dither_3</text:p>
          </table:table-cell>
          <table:table-cell office:value-type="float" office:value="54.908" calcext:value-type="float">
            <text:p>54.908</text:p>
          </table:table-cell>
          <table:table-cell office:value-type="float" office:value="18.048" calcext:value-type="float">
            <text:p>18.048</text:p>
          </table:table-cell>
          <table:table-cell office:value-type="float" office:value="18.268" calcext:value-type="float">
            <text:p>18.268</text:p>
          </table:table-cell>
          <table:table-cell office:value-type="float" office:value="17.976" calcext:value-type="float">
            <text:p>17.976</text:p>
          </table:table-cell>
          <table:table-cell office:value-type="float" office:value="3.005693" calcext:value-type="float">
            <text:p>3.005693</text:p>
          </table:table-cell>
          <table:table-cell office:value-type="float" office:value="3.054517" calcext:value-type="float">
            <text:p>3.054517</text:p>
          </table:table-cell>
          <table:table-cell office:value-type="float" office:value="3.042332" calcext:value-type="float">
            <text:p>3.042332</text:p>
          </table:table-cell>
          <table:table-cell office:value-type="float" office:value="99" calcext:value-type="float">
            <text:p>99</text:p>
          </table:table-cell>
          <table:table-cell table:formula="of:=([.I81]&gt;[.J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4:50:47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dither_4</text:p>
          </table:table-cell>
          <table:table-cell office:value-type="float" office:value="2.644" calcext:value-type="float">
            <text:p>2.644</text:p>
          </table:table-cell>
          <table:table-cell office:value-type="float" office:value="0.824" calcext:value-type="float">
            <text:p>0.824</text:p>
          </table:table-cell>
          <table:table-cell office:value-type="float" office:value="0.936" calcext:value-type="float">
            <text:p>0.936</text:p>
          </table:table-cell>
          <table:table-cell office:value-type="float" office:value="0.724" calcext:value-type="float">
            <text:p>0.724</text:p>
          </table:table-cell>
          <table:table-cell office:value-type="float" office:value="2.824786" calcext:value-type="float">
            <text:p>2.824786</text:p>
          </table:table-cell>
          <table:table-cell office:value-type="float" office:value="3.651934" calcext:value-type="float">
            <text:p>3.651934</text:p>
          </table:table-cell>
          <table:table-cell office:value-type="float" office:value="3.208738" calcext:value-type="float">
            <text:p>3.208738</text:p>
          </table:table-cell>
          <table:table-cell office:value-type="float" office:value="99" calcext:value-type="float">
            <text:p>99</text:p>
          </table:table-cell>
          <table:table-cell table:formula="of:=([.I82]&gt;[.J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5:08:26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susan_s_3</text:p>
          </table:table-cell>
          <table:table-cell office:value-type="float" office:value="77.36" calcext:value-type="float">
            <text:p>77.36</text:p>
          </table:table-cell>
          <table:table-cell office:value-type="float" office:value="14.64" calcext:value-type="float">
            <text:p>14.64</text:p>
          </table:table-cell>
          <table:table-cell office:value-type="float" office:value="14.844" calcext:value-type="float">
            <text:p>14.844</text:p>
          </table:table-cell>
          <table:table-cell office:value-type="float" office:value="14.42" calcext:value-type="float">
            <text:p>14.42</text:p>
          </table:table-cell>
          <table:table-cell office:value-type="float" office:value="5.211533" calcext:value-type="float">
            <text:p>5.211533</text:p>
          </table:table-cell>
          <table:table-cell office:value-type="float" office:value="5.364771" calcext:value-type="float">
            <text:p>5.364771</text:p>
          </table:table-cell>
          <table:table-cell office:value-type="float" office:value="5.284153" calcext:value-type="float">
            <text:p>5.284153</text:p>
          </table:table-cell>
          <table:table-cell office:value-type="float" office:value="95" calcext:value-type="float">
            <text:p>95</text:p>
          </table:table-cell>
          <table:table-cell table:formula="of:=([.I83]&gt;[.J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5:08:50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susan_s_4</text:p>
          </table:table-cell>
          <table:table-cell office:value-type="float" office:value="8.008" calcext:value-type="float">
            <text:p>8.008</text:p>
          </table:table-cell>
          <table:table-cell office:value-type="float" office:value="1.508" calcext:value-type="float">
            <text:p>1.508</text:p>
          </table:table-cell>
          <table:table-cell office:value-type="float" office:value="1.272" calcext:value-type="float">
            <text:p>1.272</text:p>
          </table:table-cell>
          <table:table-cell office:value-type="float" office:value="1.312" calcext:value-type="float">
            <text:p>1.312</text:p>
          </table:table-cell>
          <table:table-cell office:value-type="float" office:value="6.295597" calcext:value-type="float">
            <text:p>6.295597</text:p>
          </table:table-cell>
          <table:table-cell office:value-type="float" office:value="6.103659" calcext:value-type="float">
            <text:p>6.103659</text:p>
          </table:table-cell>
          <table:table-cell office:value-type="float" office:value="5.310345" calcext:value-type="float">
            <text:p>5.310345</text:p>
          </table:table-cell>
          <table:table-cell office:value-type="float" office:value="95" calcext:value-type="float">
            <text:p>95</text:p>
          </table:table-cell>
          <table:table-cell table:formula="of:=([.I84]&gt;[.J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5:36:25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qsort1_1</text:p>
          </table:table-cell>
          <table:table-cell office:value-type="float" office:value="3.76" calcext:value-type="float">
            <text:p>3.76</text:p>
          </table:table-cell>
          <table:table-cell office:value-type="float" office:value="1.86" calcext:value-type="float">
            <text:p>1.86</text:p>
          </table:table-cell>
          <table:table-cell office:value-type="float" office:value="2.616" calcext:value-type="float">
            <text:p>2.616</text:p>
          </table:table-cell>
          <table:table-cell office:value-type="float" office:value="1.736" calcext:value-type="float">
            <text:p>1.736</text:p>
          </table:table-cell>
          <table:table-cell office:value-type="float" office:value="1.437309" calcext:value-type="float">
            <text:p>1.437309</text:p>
          </table:table-cell>
          <table:table-cell office:value-type="float" office:value="2.165899" calcext:value-type="float">
            <text:p>2.165899</text:p>
          </table:table-cell>
          <table:table-cell office:value-type="float" office:value="2.021505" calcext:value-type="float">
            <text:p>2.021505</text:p>
          </table:table-cell>
          <table:table-cell office:value-type="float" office:value="98" calcext:value-type="float">
            <text:p>98</text:p>
          </table:table-cell>
          <table:table-cell table:formula="of:=([.I85]&gt;[.J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5:36:35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qsort1_2</text:p>
          </table:table-cell>
          <table:table-cell office:value-type="float" office:value="2.22" calcext:value-type="float">
            <text:p>2.22</text:p>
          </table:table-cell>
          <table:table-cell office:value-type="float" office:value="1.104" calcext:value-type="float">
            <text:p>1.104</text:p>
          </table:table-cell>
          <table:table-cell office:value-type="float" office:value="1.48" calcext:value-type="float">
            <text:p>1.48</text:p>
          </table:table-cell>
          <table:table-cell office:value-type="float" office:value="1.052" calcext:value-type="float">
            <text:p>1.052</text:p>
          </table:table-cell>
          <table:table-cell office:value-type="float" office:value="1.5" calcext:value-type="float">
            <text:p>1.5</text:p>
          </table:table-cell>
          <table:table-cell office:value-type="float" office:value="2.110266" calcext:value-type="float">
            <text:p>2.110266</text:p>
          </table:table-cell>
          <table:table-cell office:value-type="float" office:value="2.01087" calcext:value-type="float">
            <text:p>2.01087</text:p>
          </table:table-cell>
          <table:table-cell office:value-type="float" office:value="98" calcext:value-type="float">
            <text:p>98</text:p>
          </table:table-cell>
          <table:table-cell table:formula="of:=([.I86]&gt;[.J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5:36:47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qsort1_3</text:p>
          </table:table-cell>
          <table:table-cell office:value-type="float" office:value="3.1" calcext:value-type="float">
            <text:p>3.1</text:p>
          </table:table-cell>
          <table:table-cell office:value-type="float" office:value="1.352" calcext:value-type="float">
            <text:p>1.352</text:p>
          </table:table-cell>
          <table:table-cell office:value-type="float" office:value="1.932" calcext:value-type="float">
            <text:p>1.932</text:p>
          </table:table-cell>
          <table:table-cell office:value-type="float" office:value="1.212" calcext:value-type="float">
            <text:p>1.212</text:p>
          </table:table-cell>
          <table:table-cell office:value-type="float" office:value="1.604555" calcext:value-type="float">
            <text:p>1.604555</text:p>
          </table:table-cell>
          <table:table-cell office:value-type="float" office:value="2.557756" calcext:value-type="float">
            <text:p>2.557756</text:p>
          </table:table-cell>
          <table:table-cell office:value-type="float" office:value="2.292899" calcext:value-type="float">
            <text:p>2.292899</text:p>
          </table:table-cell>
          <table:table-cell office:value-type="float" office:value="98" calcext:value-type="float">
            <text:p>98</text:p>
          </table:table-cell>
          <table:table-cell table:formula="of:=([.I87]&gt;[.J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5:37:00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qsort1_4</text:p>
          </table:table-cell>
          <table:table-cell office:value-type="float" office:value="3.34" calcext:value-type="float">
            <text:p>3.34</text:p>
          </table:table-cell>
          <table:table-cell office:value-type="float" office:value="1.72" calcext:value-type="float">
            <text:p>1.72</text:p>
          </table:table-cell>
          <table:table-cell office:value-type="float" office:value="2.268" calcext:value-type="float">
            <text:p>2.268</text:p>
          </table:table-cell>
          <table:table-cell office:value-type="float" office:value="1.4" calcext:value-type="float">
            <text:p>1.4</text:p>
          </table:table-cell>
          <table:table-cell office:value-type="float" office:value="1.472663" calcext:value-type="float">
            <text:p>1.472663</text:p>
          </table:table-cell>
          <table:table-cell office:value-type="float" office:value="2.385714" calcext:value-type="float">
            <text:p>2.385714</text:p>
          </table:table-cell>
          <table:table-cell office:value-type="float" office:value="1.94186" calcext:value-type="float">
            <text:p>1.94186</text:p>
          </table:table-cell>
          <table:table-cell office:value-type="float" office:value="98" calcext:value-type="float">
            <text:p>98</text:p>
          </table:table-cell>
          <table:table-cell table:formula="of:=([.I88]&gt;[.J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5:37:10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qsort1_5</text:p>
          </table:table-cell>
          <table:table-cell office:value-type="float" office:value="2.52" calcext:value-type="float">
            <text:p>2.52</text:p>
          </table:table-cell>
          <table:table-cell office:value-type="float" office:value="1.208" calcext:value-type="float">
            <text:p>1.208</text:p>
          </table:table-cell>
          <table:table-cell office:value-type="float" office:value="1.704" calcext:value-type="float">
            <text:p>1.704</text:p>
          </table:table-cell>
          <table:table-cell office:value-type="float" office:value="1.02" calcext:value-type="float">
            <text:p>1.02</text:p>
          </table:table-cell>
          <table:table-cell office:value-type="float" office:value="1.478873" calcext:value-type="float">
            <text:p>1.478873</text:p>
          </table:table-cell>
          <table:table-cell office:value-type="float" office:value="2.470588" calcext:value-type="float">
            <text:p>2.470588</text:p>
          </table:table-cell>
          <table:table-cell office:value-type="float" office:value="2.086093" calcext:value-type="float">
            <text:p>2.086093</text:p>
          </table:table-cell>
          <table:table-cell office:value-type="float" office:value="98" calcext:value-type="float">
            <text:p>98</text:p>
          </table:table-cell>
          <table:table-cell table:formula="of:=([.I89]&gt;[.J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5:46:2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susan_e_1</text:p>
          </table:table-cell>
          <table:table-cell office:value-type="float" office:value="3.592" calcext:value-type="float">
            <text:p>3.592</text:p>
          </table:table-cell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0.724" calcext:value-type="float">
            <text:p>0.724</text:p>
          </table:table-cell>
          <table:table-cell office:value-type="float" office:value="4.081818" calcext:value-type="float">
            <text:p>4.081818</text:p>
          </table:table-cell>
          <table:table-cell office:value-type="float" office:value="4.961326" calcext:value-type="float">
            <text:p>4.961326</text:p>
          </table:table-cell>
          <table:table-cell office:value-type="float" office:value="4.380488" calcext:value-type="float">
            <text:p>4.380488</text:p>
          </table:table-cell>
          <table:table-cell office:value-type="float" office:value="98" calcext:value-type="float">
            <text:p>98</text:p>
          </table:table-cell>
          <table:table-cell table:formula="of:=([.I90]&gt;[.J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5:46:36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susan_e_2</text:p>
          </table:table-cell>
          <table:table-cell office:value-type="float" office:value="4.34" calcext:value-type="float">
            <text:p>4.34</text:p>
          </table:table-cell>
          <table:table-cell office:value-type="float" office:value="0.98" calcext:value-type="float">
            <text:p>0.98</text:p>
          </table:table-cell>
          <table:table-cell office:value-type="float" office:value="3.216" calcext:value-type="float">
            <text:p>3.216</text:p>
          </table:table-cell>
          <table:table-cell office:value-type="float" office:value="0.888" calcext:value-type="float">
            <text:p>0.888</text:p>
          </table:table-cell>
          <table:table-cell office:value-type="float" office:value="1.349502" calcext:value-type="float">
            <text:p>1.349502</text:p>
          </table:table-cell>
          <table:table-cell office:value-type="float" office:value="4.887387" calcext:value-type="float">
            <text:p>4.887387</text:p>
          </table:table-cell>
          <table:table-cell office:value-type="float" office:value="4.428571" calcext:value-type="float">
            <text:p>4.428571</text:p>
          </table:table-cell>
          <table:table-cell office:value-type="float" office:value="98" calcext:value-type="float">
            <text:p>98</text:p>
          </table:table-cell>
          <table:table-cell table:formula="of:=([.I91]&gt;[.J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5:47:1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susan_e_3</text:p>
          </table:table-cell>
          <table:table-cell office:value-type="float" office:value="14.784" calcext:value-type="float">
            <text:p>14.784</text:p>
          </table:table-cell>
          <table:table-cell office:value-type="float" office:value="4.612" calcext:value-type="float">
            <text:p>4.612</text:p>
          </table:table-cell>
          <table:table-cell office:value-type="float" office:value="3.988" calcext:value-type="float">
            <text:p>3.988</text:p>
          </table:table-cell>
          <table:table-cell office:value-type="float" office:value="3.6" calcext:value-type="float">
            <text:p>3.6</text:p>
          </table:table-cell>
          <table:table-cell office:value-type="float" office:value="3.707121" calcext:value-type="float">
            <text:p>3.707121</text:p>
          </table:table-cell>
          <table:table-cell office:value-type="float" office:value="4.106667" calcext:value-type="float">
            <text:p>4.106667</text:p>
          </table:table-cell>
          <table:table-cell office:value-type="float" office:value="3.205551" calcext:value-type="float">
            <text:p>3.205551</text:p>
          </table:table-cell>
          <table:table-cell office:value-type="float" office:value="98" calcext:value-type="float">
            <text:p>98</text:p>
          </table:table-cell>
          <table:table-cell table:formula="of:=([.I92]&gt;[.J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5:47:20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susan_e_4</text:p>
          </table:table-cell>
          <table:table-cell office:value-type="float" office:value="1.324" calcext:value-type="float">
            <text:p>1.32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56" calcext:value-type="float">
            <text:p>0.356</text:p>
          </table:table-cell>
          <table:table-cell office:value-type="float" office:value="0.284" calcext:value-type="float">
            <text:p>0.284</text:p>
          </table:table-cell>
          <table:table-cell office:value-type="float" office:value="3.719101" calcext:value-type="float">
            <text:p>3.719101</text:p>
          </table:table-cell>
          <table:table-cell office:value-type="float" office:value="4.661972" calcext:value-type="float">
            <text:p>4.661972</text:p>
          </table:table-cell>
          <table:table-cell office:value-type="float" office:value="4.189873" calcext:value-type="float">
            <text:p>4.189873</text:p>
          </table:table-cell>
          <table:table-cell office:value-type="float" office:value="98" calcext:value-type="float">
            <text:p>98</text:p>
          </table:table-cell>
          <table:table-cell table:formula="of:=([.I93]&gt;[.J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5:56:46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office_stringsearch1_4</text:p>
          </table:table-cell>
          <table:table-cell office:value-type="float" office:value="0.344" calcext:value-type="float">
            <text:p>0.344</text:p>
          </table:table-cell>
          <table:table-cell office:value-type="float" office:value="0.18" calcext:value-type="float">
            <text:p>0.1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4" calcext:value-type="float">
            <text:p>0.124</text:p>
          </table:table-cell>
          <table:table-cell office:value-type="float" office:value="2.388889" calcext:value-type="float">
            <text:p>2.388889</text:p>
          </table:table-cell>
          <table:table-cell office:value-type="float" office:value="2.774194" calcext:value-type="float">
            <text:p>2.774194</text:p>
          </table:table-cell>
          <table:table-cell office:value-type="float" office:value="1.911111" calcext:value-type="float">
            <text:p>1.911111</text:p>
          </table:table-cell>
          <table:table-cell office:value-type="float" office:value="101" calcext:value-type="float">
            <text:p>101</text:p>
          </table:table-cell>
          <table:table-cell table:formula="of:=([.I94]&gt;[.J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6:13:31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bitcount_1</text:p>
          </table:table-cell>
          <table:table-cell office:value-type="float" office:value="19.108" calcext:value-type="float">
            <text:p>19.108</text:p>
          </table:table-cell>
          <table:table-cell office:value-type="float" office:value="2.932" calcext:value-type="float">
            <text:p>2.932</text:p>
          </table:table-cell>
          <table:table-cell office:value-type="float" office:value="2.824" calcext:value-type="float">
            <text:p>2.824</text:p>
          </table:table-cell>
          <table:table-cell office:value-type="float" office:value="2.804" calcext:value-type="float">
            <text:p>2.804</text:p>
          </table:table-cell>
          <table:table-cell office:value-type="float" office:value="6.766289" calcext:value-type="float">
            <text:p>6.766289</text:p>
          </table:table-cell>
          <table:table-cell office:value-type="float" office:value="6.814551" calcext:value-type="float">
            <text:p>6.814551</text:p>
          </table:table-cell>
          <table:table-cell office:value-type="float" office:value="6.517053" calcext:value-type="float">
            <text:p>6.517053</text:p>
          </table:table-cell>
          <table:table-cell office:value-type="float" office:value="99" calcext:value-type="float">
            <text:p>99</text:p>
          </table:table-cell>
          <table:table-cell table:formula="of:=([.I95]&gt;[.J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6:17:57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bitcount_3</text:p>
          </table:table-cell>
          <table:table-cell office:value-type="float" office:value="52.924" calcext:value-type="float">
            <text:p>52.924</text:p>
          </table:table-cell>
          <table:table-cell office:value-type="float" office:value="8.848" calcext:value-type="float">
            <text:p>8.848</text:p>
          </table:table-cell>
          <table:table-cell office:value-type="float" office:value="39.224" calcext:value-type="float">
            <text:p>39.224</text:p>
          </table:table-cell>
          <table:table-cell office:value-type="float" office:value="8.348" calcext:value-type="float">
            <text:p>8.348</text:p>
          </table:table-cell>
          <table:table-cell office:value-type="float" office:value="1.349276" calcext:value-type="float">
            <text:p>1.349276</text:p>
          </table:table-cell>
          <table:table-cell office:value-type="float" office:value="6.339722" calcext:value-type="float">
            <text:p>6.339722</text:p>
          </table:table-cell>
          <table:table-cell office:value-type="float" office:value="5.981465" calcext:value-type="float">
            <text:p>5.981465</text:p>
          </table:table-cell>
          <table:table-cell office:value-type="float" office:value="99" calcext:value-type="float">
            <text:p>99</text:p>
          </table:table-cell>
          <table:table-cell table:formula="of:=([.I96]&gt;[.J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7:28:43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telecom_CRC32_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64" calcext:value-type="float">
            <text:p>0.164</text:p>
          </table:table-cell>
          <table:table-cell office:value-type="float" office:value="0.108" calcext:value-type="float">
            <text:p>0.108</text:p>
          </table:table-cell>
          <table:table-cell office:value-type="float" office:value="1.04878" calcext:value-type="float">
            <text:p>1.04878</text:p>
          </table:table-cell>
          <table:table-cell office:value-type="float" office:value="1.592593" calcext:value-type="float">
            <text:p>1.592593</text:p>
          </table:table-cell>
          <table:table-cell office:value-type="float" office:value="1.535714" calcext:value-type="float">
            <text:p>1.535714</text:p>
          </table:table-cell>
          <table:table-cell office:value-type="float" office:value="97" calcext:value-type="float">
            <text:p>97</text:p>
          </table:table-cell>
          <table:table-cell table:formula="of:=([.I97]&gt;[.J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7:29:21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telecom_CRC32_2</text:p>
          </table:table-cell>
          <table:table-cell office:value-type="float" office:value="10.832" calcext:value-type="float">
            <text:p>10.832</text:p>
          </table:table-cell>
          <table:table-cell office:value-type="float" office:value="5.52" calcext:value-type="float">
            <text:p>5.52</text:p>
          </table:table-cell>
          <table:table-cell office:value-type="float" office:value="6.812" calcext:value-type="float">
            <text:p>6.812</text:p>
          </table:table-cell>
          <table:table-cell office:value-type="float" office:value="5.504" calcext:value-type="float">
            <text:p>5.504</text:p>
          </table:table-cell>
          <table:table-cell office:value-type="float" office:value="1.590135" calcext:value-type="float">
            <text:p>1.590135</text:p>
          </table:table-cell>
          <table:table-cell office:value-type="float" office:value="1.968023" calcext:value-type="float">
            <text:p>1.968023</text:p>
          </table:table-cell>
          <table:table-cell office:value-type="float" office:value="1.962319" calcext:value-type="float">
            <text:p>1.962319</text:p>
          </table:table-cell>
          <table:table-cell office:value-type="float" office:value="97" calcext:value-type="float">
            <text:p>97</text:p>
          </table:table-cell>
          <table:table-cell table:formula="of:=([.I98]&gt;[.J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7:29:26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telecom_CRC32_3</text:p>
          </table:table-cell>
          <table:table-cell office:value-type="float" office:value="0.712" calcext:value-type="float">
            <text:p>0.712</text:p>
          </table:table-cell>
          <table:table-cell office:value-type="float" office:value="0.424" calcext:value-type="float">
            <text:p>0.424</text:p>
          </table:table-cell>
          <table:table-cell office:value-type="float" office:value="0.66" calcext:value-type="float">
            <text:p>0.66</text:p>
          </table:table-cell>
          <table:table-cell office:value-type="float" office:value="0.396" calcext:value-type="float">
            <text:p>0.396</text:p>
          </table:table-cell>
          <table:table-cell office:value-type="float" office:value="1.078788" calcext:value-type="float">
            <text:p>1.078788</text:p>
          </table:table-cell>
          <table:table-cell office:value-type="float" office:value="1.79798" calcext:value-type="float">
            <text:p>1.79798</text:p>
          </table:table-cell>
          <table:table-cell office:value-type="float" office:value="1.679245" calcext:value-type="float">
            <text:p>1.679245</text:p>
          </table:table-cell>
          <table:table-cell office:value-type="float" office:value="97" calcext:value-type="float">
            <text:p>97</text:p>
          </table:table-cell>
          <table:table-cell table:formula="of:=([.I99]&gt;[.J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7:29:3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telecom_CRC32_4</text:p>
          </table:table-cell>
          <table:table-cell office:value-type="float" office:value="1.232" calcext:value-type="float">
            <text:p>1.232</text:p>
          </table:table-cell>
          <table:table-cell office:value-type="float" office:value="0.816" calcext:value-type="float">
            <text:p>0.816</text:p>
          </table:table-cell>
          <table:table-cell office:value-type="float" office:value="0.796" calcext:value-type="float">
            <text:p>0.796</text:p>
          </table:table-cell>
          <table:table-cell office:value-type="float" office:value="0.612" calcext:value-type="float">
            <text:p>0.612</text:p>
          </table:table-cell>
          <table:table-cell office:value-type="float" office:value="1.547739" calcext:value-type="float">
            <text:p>1.547739</text:p>
          </table:table-cell>
          <table:table-cell office:value-type="float" office:value="2.013072" calcext:value-type="float">
            <text:p>2.013072</text:p>
          </table:table-cell>
          <table:table-cell office:value-type="float" office:value="1.509804" calcext:value-type="float">
            <text:p>1.509804</text:p>
          </table:table-cell>
          <table:table-cell office:value-type="float" office:value="97" calcext:value-type="float">
            <text:p>97</text:p>
          </table:table-cell>
          <table:table-cell table:formula="of:=([.I100]&gt;[.J1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7:29:38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telecom_CRC32_5</text:p>
          </table:table-cell>
          <table:table-cell office:value-type="float" office:value="1.312" calcext:value-type="float">
            <text:p>1.312</text:p>
          </table:table-cell>
          <table:table-cell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office:value-type="float" office:value="0.616" calcext:value-type="float">
            <text:p>0.616</text:p>
          </table:table-cell>
          <table:table-cell office:value-type="float" office:value="1.426087" calcext:value-type="float">
            <text:p>1.426087</text:p>
          </table:table-cell>
          <table:table-cell office:value-type="float" office:value="2.12987" calcext:value-type="float">
            <text:p>2.12987</text:p>
          </table:table-cell>
          <table:table-cell office:value-type="float" office:value="1.64" calcext:value-type="float">
            <text:p>1.64</text:p>
          </table:table-cell>
          <table:table-cell office:value-type="float" office:value="97" calcext:value-type="float">
            <text:p>97</text:p>
          </table:table-cell>
          <table:table-cell table:formula="of:=([.I101]&gt;[.J1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8:04:3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telecom_adpcm_c_4</text:p>
          </table:table-cell>
          <table:table-cell office:value-type="float" office:value="1.012" calcext:value-type="float">
            <text:p>1.012</text:p>
          </table:table-cell>
          <table:table-cell office:value-type="float" office:value="0.296" calcext:value-type="float">
            <text:p>0.296</text:p>
          </table:table-cell>
          <table:table-cell office:value-type="float" office:value="0.456" calcext:value-type="float">
            <text:p>0.456</text:p>
          </table:table-cell>
          <table:table-cell office:value-type="float" office:value="0.264" calcext:value-type="float">
            <text:p>0.264</text:p>
          </table:table-cell>
          <table:table-cell office:value-type="float" office:value="2.219298" calcext:value-type="float">
            <text:p>2.219298</text:p>
          </table:table-cell>
          <table:table-cell office:value-type="float" office:value="3.833333" calcext:value-type="float">
            <text:p>3.833333</text:p>
          </table:table-cell>
          <table:table-cell office:value-type="float" office:value="3.418919" calcext:value-type="float">
            <text:p>3.418919</text:p>
          </table:table-cell>
          <table:table-cell office:value-type="float" office:value="99" calcext:value-type="float">
            <text:p>99</text:p>
          </table:table-cell>
          <table:table-cell table:formula="of:=([.I102]&gt;[.J1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8:04:36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telecom_adpcm_c_5</text:p>
          </table:table-cell>
          <table:table-cell office:value-type="float" office:value="1.076" calcext:value-type="float">
            <text:p>1.076</text:p>
          </table:table-cell>
          <table:table-cell office:value-type="float" office:value="0.3" calcext:value-type="float">
            <text:p>0.3</text:p>
          </table:table-cell>
          <table:table-cell office:value-type="float" office:value="0.328" calcext:value-type="float">
            <text:p>0.328</text:p>
          </table:table-cell>
          <table:table-cell office:value-type="float" office:value="0.256" calcext:value-type="float">
            <text:p>0.256</text:p>
          </table:table-cell>
          <table:table-cell office:value-type="float" office:value="3.280488" calcext:value-type="float">
            <text:p>3.280488</text:p>
          </table:table-cell>
          <table:table-cell office:value-type="float" office:value="4.203125" calcext:value-type="float">
            <text:p>4.203125</text:p>
          </table:table-cell>
          <table:table-cell office:value-type="float" office:value="3.586667" calcext:value-type="float">
            <text:p>3.586667</text:p>
          </table:table-cell>
          <table:table-cell office:value-type="float" office:value="99" calcext:value-type="float">
            <text:p>99</text:p>
          </table:table-cell>
          <table:table-cell table:formula="of:=([.I103]&gt;[.J1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8:14:04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blowfish_e_4</text:p>
          </table:table-cell>
          <table:table-cell office:value-type="float" office:value="8.28" calcext:value-type="float">
            <text:p>8.28</text:p>
          </table:table-cell>
          <table:table-cell office:value-type="float" office:value="3.552" calcext:value-type="float">
            <text:p>3.552</text:p>
          </table:table-cell>
          <table:table-cell office:value-type="float" office:value="3.372" calcext:value-type="float">
            <text:p>3.372</text:p>
          </table:table-cell>
          <table:table-cell office:value-type="float" office:value="3.264" calcext:value-type="float">
            <text:p>3.264</text:p>
          </table:table-cell>
          <table:table-cell office:value-type="float" office:value="2.455516" calcext:value-type="float">
            <text:p>2.455516</text:p>
          </table:table-cell>
          <table:table-cell office:value-type="float" office:value="2.536765" calcext:value-type="float">
            <text:p>2.536765</text:p>
          </table:table-cell>
          <table:table-cell office:value-type="float" office:value="2.331081" calcext:value-type="float">
            <text:p>2.331081</text:p>
          </table:table-cell>
          <table:table-cell office:value-type="float" office:value="101" calcext:value-type="float">
            <text:p>101</text:p>
          </table:table-cell>
          <table:table-cell table:formula="of:=([.I104]&gt;[.J1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8:24:47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bzip2e_2</text:p>
          </table:table-cell>
          <table:table-cell office:value-type="float" office:value="2.576" calcext:value-type="float">
            <text:p>2.576</text:p>
          </table:table-cell>
          <table:table-cell office:value-type="float" office:value="0.98" calcext:value-type="float">
            <text:p>0.98</text:p>
          </table:table-cell>
          <table:table-cell office:value-type="float" office:value="1.908" calcext:value-type="float">
            <text:p>1.908</text:p>
          </table:table-cell>
          <table:table-cell office:value-type="float" office:value="0.86" calcext:value-type="float">
            <text:p>0.86</text:p>
          </table:table-cell>
          <table:table-cell office:value-type="float" office:value="1.350105" calcext:value-type="float">
            <text:p>1.350105</text:p>
          </table:table-cell>
          <table:table-cell office:value-type="float" office:value="2.995349" calcext:value-type="float">
            <text:p>2.995349</text:p>
          </table:table-cell>
          <table:table-cell office:value-type="float" office:value="2.628571" calcext:value-type="float">
            <text:p>2.628571</text:p>
          </table:table-cell>
          <table:table-cell office:value-type="float" office:value="99" calcext:value-type="float">
            <text:p>99</text:p>
          </table:table-cell>
          <table:table-cell table:formula="of:=([.I105]&gt;[.J1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8:25:2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bzip2e_3</text:p>
          </table:table-cell>
          <table:table-cell office:value-type="float" office:value="7.78" calcext:value-type="float">
            <text:p>7.78</text:p>
          </table:table-cell>
          <table:table-cell office:value-type="float" office:value="2.624" calcext:value-type="float">
            <text:p>2.624</text:p>
          </table:table-cell>
          <table:table-cell office:value-type="float" office:value="5.412" calcext:value-type="float">
            <text:p>5.412</text:p>
          </table:table-cell>
          <table:table-cell office:value-type="float" office:value="2.54" calcext:value-type="float">
            <text:p>2.54</text:p>
          </table:table-cell>
          <table:table-cell office:value-type="float" office:value="1.437546" calcext:value-type="float">
            <text:p>1.437546</text:p>
          </table:table-cell>
          <table:table-cell office:value-type="float" office:value="3.062992" calcext:value-type="float">
            <text:p>3.062992</text:p>
          </table:table-cell>
          <table:table-cell office:value-type="float" office:value="2.964939" calcext:value-type="float">
            <text:p>2.964939</text:p>
          </table:table-cell>
          <table:table-cell office:value-type="float" office:value="99" calcext:value-type="float">
            <text:p>99</text:p>
          </table:table-cell>
          <table:table-cell table:formula="of:=([.I106]&gt;[.J1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8:25:37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bzip2e_4</text:p>
          </table:table-cell>
          <table:table-cell office:value-type="float" office:value="0.848" calcext:value-type="float">
            <text:p>0.848</text:p>
          </table:table-cell>
          <table:table-cell office:value-type="float" office:value="0.356" calcext:value-type="float">
            <text:p>0.356</text:p>
          </table:table-cell>
          <table:table-cell office:value-type="float" office:value="0.572" calcext:value-type="float">
            <text:p>0.572</text:p>
          </table:table-cell>
          <table:table-cell office:value-type="float" office:value="0.332" calcext:value-type="float">
            <text:p>0.332</text:p>
          </table:table-cell>
          <table:table-cell office:value-type="float" office:value="1.482517" calcext:value-type="float">
            <text:p>1.482517</text:p>
          </table:table-cell>
          <table:table-cell office:value-type="float" office:value="2.554217" calcext:value-type="float">
            <text:p>2.554217</text:p>
          </table:table-cell>
          <table:table-cell office:value-type="float" office:value="2.382022" calcext:value-type="float">
            <text:p>2.382022</text:p>
          </table:table-cell>
          <table:table-cell office:value-type="float" office:value="99" calcext:value-type="float">
            <text:p>99</text:p>
          </table:table-cell>
          <table:table-cell table:formula="of:=([.I107]&gt;[.J1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8:46:59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sha_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formula="of:=([.I108]&gt;[.J1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30 08:47:18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sha_4</text:p>
          </table:table-cell>
          <table:table-cell office:value-type="float" office:value="5.912" calcext:value-type="float">
            <text:p>5.912</text:p>
          </table:table-cell>
          <table:table-cell office:value-type="float" office:value="1.628" calcext:value-type="float">
            <text:p>1.628</text:p>
          </table:table-cell>
          <table:table-cell office:value-type="float" office:value="3.916" calcext:value-type="float">
            <text:p>3.916</text:p>
          </table:table-cell>
          <table:table-cell office:value-type="float" office:value="1.552" calcext:value-type="float">
            <text:p>1.552</text:p>
          </table:table-cell>
          <table:table-cell office:value-type="float" office:value="1.509704" calcext:value-type="float">
            <text:p>1.509704</text:p>
          </table:table-cell>
          <table:table-cell office:value-type="float" office:value="3.809278" calcext:value-type="float">
            <text:p>3.809278</text:p>
          </table:table-cell>
          <table:table-cell office:value-type="float" office:value="3.63145" calcext:value-type="float">
            <text:p>3.63145</text:p>
          </table:table-cell>
          <table:table-cell office:value-type="float" office:value="101" calcext:value-type="float">
            <text:p>101</text:p>
          </table:table-cell>
          <table:table-cell table:formula="of:=([.I109]&gt;[.J1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2018-04-29 17:52:42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median_1</text:p>
          </table:table-cell>
          <table:table-cell office:value-type="float" office:value="0.232" calcext:value-type="float">
            <text:p>0.23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6" calcext:value-type="float">
            <text:p>0.16</text:p>
          </table:table-cell>
          <table:table-cell office:value-type="float" office:value="1.567568" calcext:value-type="float">
            <text:p>1.567568</text:p>
          </table:table-cell>
          <table:table-cell office:value-type="float" office:value="1.45" calcext:value-type="float">
            <text:p>1.4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I110]&gt;[.J1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7:53:09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median_2</text:p>
          </table:table-cell>
          <table:table-cell office:value-type="float" office:value="0.332" calcext:value-type="float">
            <text:p>0.332</text:p>
          </table:table-cell>
          <table:table-cell office:value-type="float" office:value="0.18" calcext:value-type="float">
            <text:p>0.1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8" calcext:value-type="float">
            <text:p>0.228</text:p>
          </table:table-cell>
          <table:table-cell office:value-type="float" office:value="1.360656" calcext:value-type="float">
            <text:p>1.360656</text:p>
          </table:table-cell>
          <table:table-cell office:value-type="float" office:value="1.45614" calcext:value-type="float">
            <text:p>1.45614</text:p>
          </table:table-cell>
          <table:table-cell office:value-type="float" office:value="1.844444" calcext:value-type="float">
            <text:p>1.844444</text:p>
          </table:table-cell>
          <table:table-cell office:value-type="float" office:value="100" calcext:value-type="float">
            <text:p>100</text:p>
          </table:table-cell>
          <table:table-cell table:formula="of:=([.I111]&gt;[.J11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7:54:40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median_4</text:p>
          </table:table-cell>
          <table:table-cell office:value-type="float" office:value="0.704" calcext:value-type="float">
            <text:p>0.704</text:p>
          </table:table-cell>
          <table:table-cell office:value-type="float" office:value="0.36" calcext:value-type="float">
            <text:p>0.36</text:p>
          </table:table-cell>
          <table:table-cell office:value-type="float" office:value="0.408" calcext:value-type="float">
            <text:p>0.408</text:p>
          </table:table-cell>
          <table:table-cell office:value-type="float" office:value="0.42" calcext:value-type="float">
            <text:p>0.42</text:p>
          </table:table-cell>
          <table:table-cell office:value-type="float" office:value="1.72549" calcext:value-type="float">
            <text:p>1.72549</text:p>
          </table:table-cell>
          <table:table-cell office:value-type="float" office:value="1.67619" calcext:value-type="float">
            <text:p>1.67619</text:p>
          </table:table-cell>
          <table:table-cell office:value-type="float" office:value="1.955556" calcext:value-type="float">
            <text:p>1.955556</text:p>
          </table:table-cell>
          <table:table-cell office:value-type="float" office:value="100" calcext:value-type="float">
            <text:p>100</text:p>
          </table:table-cell>
          <table:table-cell table:formula="of:=([.I112]&gt;[.J1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7:55:07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median_5</text:p>
          </table:table-cell>
          <table:table-cell office:value-type="float" office:value="0.308" calcext:value-type="float">
            <text:p>0.308</text:p>
          </table:table-cell>
          <table:table-cell office:value-type="float" office:value="0.14" calcext:value-type="float">
            <text:p>0.1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84" calcext:value-type="float">
            <text:p>0.184</text:p>
          </table:table-cell>
          <table:table-cell office:value-type="float" office:value="1.571429" calcext:value-type="float">
            <text:p>1.571429</text:p>
          </table:table-cell>
          <table:table-cell office:value-type="float" office:value="1.673913" calcext:value-type="float">
            <text:p>1.673913</text:p>
          </table:table-cell>
          <table:table-cell office:value-type="float" office:value="2.2" calcext:value-type="float">
            <text:p>2.2</text:p>
          </table:table-cell>
          <table:table-cell office:value-type="float" office:value="100" calcext:value-type="float">
            <text:p>100</text:p>
          </table:table-cell>
          <table:table-cell table:formula="of:=([.I113]&gt;[.J1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8:02:56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susan_c_1</text:p>
          </table:table-cell>
          <table:table-cell office:value-type="float" office:value="1.66" calcext:value-type="float">
            <text:p>1.66</text:p>
          </table:table-cell>
          <table:table-cell office:value-type="float" office:value="0.428" calcext:value-type="float">
            <text:p>0.428</text:p>
          </table:table-cell>
          <table:table-cell office:value-type="float" office:value="1.336" calcext:value-type="float">
            <text:p>1.336</text:p>
          </table:table-cell>
          <table:table-cell office:value-type="float" office:value="0.496" calcext:value-type="float">
            <text:p>0.496</text:p>
          </table:table-cell>
          <table:table-cell office:value-type="float" office:value="1.242515" calcext:value-type="float">
            <text:p>1.242515</text:p>
          </table:table-cell>
          <table:table-cell office:value-type="float" office:value="3.346774" calcext:value-type="float">
            <text:p>3.346774</text:p>
          </table:table-cell>
          <table:table-cell office:value-type="float" office:value="3.878505" calcext:value-type="float">
            <text:p>3.878505</text:p>
          </table:table-cell>
          <table:table-cell office:value-type="float" office:value="99" calcext:value-type="float">
            <text:p>99</text:p>
          </table:table-cell>
          <table:table-cell table:formula="of:=([.I114]&gt;[.J11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8:13:42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telecom_adpcm_d_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36" calcext:value-type="float">
            <text:p>0.036</text:p>
          </table:table-cell>
          <table:table-cell office:value-type="float" office:value="1.333333" calcext:value-type="float">
            <text:p>1.333333</text:p>
          </table:table-cell>
          <table:table-cell table:number-columns-repeated="2" office:value-type="float" office:value="3.111111" calcext:value-type="float">
            <text:p>3.111111</text:p>
          </table:table-cell>
          <table:table-cell office:value-type="float" office:value="98" calcext:value-type="float">
            <text:p>98</text:p>
          </table:table-cell>
          <table:table-cell table:formula="of:=([.I115]&gt;[.J11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8:14:05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telecom_adpcm_d_3</text:p>
          </table:table-cell>
          <table:table-cell office:value-type="float" office:value="0.452" calcext:value-type="float">
            <text:p>0.452</text:p>
          </table:table-cell>
          <table:table-cell office:value-type="float" office:value="0.136" calcext:value-type="float">
            <text:p>0.136</text:p>
          </table:table-cell>
          <table:table-cell office:value-type="float" office:value="0.424" calcext:value-type="float">
            <text:p>0.424</text:p>
          </table:table-cell>
          <table:table-cell office:value-type="float" office:value="0.16" calcext:value-type="float">
            <text:p>0.16</text:p>
          </table:table-cell>
          <table:table-cell office:value-type="float" office:value="1.066038" calcext:value-type="float">
            <text:p>1.066038</text:p>
          </table:table-cell>
          <table:table-cell office:value-type="float" office:value="2.825" calcext:value-type="float">
            <text:p>2.825</text:p>
          </table:table-cell>
          <table:table-cell office:value-type="float" office:value="3.323529" calcext:value-type="float">
            <text:p>3.323529</text:p>
          </table:table-cell>
          <table:table-cell office:value-type="float" office:value="98" calcext:value-type="float">
            <text:p>98</text:p>
          </table:table-cell>
          <table:table-cell table:formula="of:=([.I116]&gt;[.J11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8:25:35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blowfish_d_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I117]&gt;[.J1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8:36:45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dither_1</text:p>
          </table:table-cell>
          <table:table-cell office:value-type="float" office:value="0.292" calcext:value-type="float">
            <text:p>0.292</text:p>
          </table:table-cell>
          <table:table-cell office:value-type="float" office:value="0.1" calcext:value-type="float">
            <text:p>0.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" calcext:value-type="float">
            <text:p>0.14</text:p>
          </table:table-cell>
          <table:table-cell office:value-type="float" office:value="2.212121" calcext:value-type="float">
            <text:p>2.212121</text:p>
          </table:table-cell>
          <table:table-cell office:value-type="float" office:value="2.085714" calcext:value-type="float">
            <text:p>2.085714</text:p>
          </table:table-cell>
          <table:table-cell office:value-type="float" office:value="2.92" calcext:value-type="float">
            <text:p>2.92</text:p>
          </table:table-cell>
          <table:table-cell office:value-type="float" office:value="100" calcext:value-type="float">
            <text:p>100</text:p>
          </table:table-cell>
          <table:table-cell table:formula="of:=([.I118]&gt;[.J11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8:37:14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dither_2</text:p>
          </table:table-cell>
          <table:table-cell office:value-type="float" office:value="0.564" calcext:value-type="float">
            <text:p>0.564</text:p>
          </table:table-cell>
          <table:table-cell office:value-type="float" office:value="0.168" calcext:value-type="float">
            <text:p>0.168</text:p>
          </table:table-cell>
          <table:table-cell office:value-type="float" office:value="0.228" calcext:value-type="float">
            <text:p>0.228</text:p>
          </table:table-cell>
          <table:table-cell office:value-type="float" office:value="0.224" calcext:value-type="float">
            <text:p>0.224</text:p>
          </table:table-cell>
          <table:table-cell office:value-type="float" office:value="2.473684" calcext:value-type="float">
            <text:p>2.473684</text:p>
          </table:table-cell>
          <table:table-cell office:value-type="float" office:value="2.517857" calcext:value-type="float">
            <text:p>2.517857</text:p>
          </table:table-cell>
          <table:table-cell office:value-type="float" office:value="3.357143" calcext:value-type="float">
            <text:p>3.357143</text:p>
          </table:table-cell>
          <table:table-cell office:value-type="float" office:value="100" calcext:value-type="float">
            <text:p>100</text:p>
          </table:table-cell>
          <table:table-cell table:formula="of:=([.I119]&gt;[.J11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8:40:14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dither_3</text:p>
          </table:table-cell>
          <table:table-cell office:value-type="float" office:value="54.908" calcext:value-type="float">
            <text:p>54.908</text:p>
          </table:table-cell>
          <table:table-cell office:value-type="float" office:value="18.048" calcext:value-type="float">
            <text:p>18.048</text:p>
          </table:table-cell>
          <table:table-cell table:number-columns-repeated="2" office:value-type="float" office:value="18.164" calcext:value-type="float">
            <text:p>18.164</text:p>
          </table:table-cell>
          <table:table-cell table:number-columns-repeated="2" office:value-type="float" office:value="3.022902" calcext:value-type="float">
            <text:p>3.022902</text:p>
          </table:table-cell>
          <table:table-cell office:value-type="float" office:value="3.042332" calcext:value-type="float">
            <text:p>3.042332</text:p>
          </table:table-cell>
          <table:table-cell office:value-type="float" office:value="100" calcext:value-type="float">
            <text:p>100</text:p>
          </table:table-cell>
          <table:table-cell table:formula="of:=([.I120]&gt;[.J12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8:40:50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dither_4</text:p>
          </table:table-cell>
          <table:table-cell office:value-type="float" office:value="2.644" calcext:value-type="float">
            <text:p>2.644</text:p>
          </table:table-cell>
          <table:table-cell office:value-type="float" office:value="0.824" calcext:value-type="float">
            <text:p>0.82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88" calcext:value-type="float">
            <text:p>0.888</text:p>
          </table:table-cell>
          <table:table-cell office:value-type="float" office:value="3.060185" calcext:value-type="float">
            <text:p>3.060185</text:p>
          </table:table-cell>
          <table:table-cell office:value-type="float" office:value="2.977477" calcext:value-type="float">
            <text:p>2.977477</text:p>
          </table:table-cell>
          <table:table-cell office:value-type="float" office:value="3.208738" calcext:value-type="float">
            <text:p>3.208738</text:p>
          </table:table-cell>
          <table:table-cell office:value-type="float" office:value="100" calcext:value-type="float">
            <text:p>100</text:p>
          </table:table-cell>
          <table:table-cell table:formula="of:=([.I121]&gt;[.J12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8:41:18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dither_5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1.785714" calcext:value-type="float">
            <text:p>1.785714</text:p>
          </table:table-cell>
          <table:table-cell office:value-type="float" office:value="2.777778" calcext:value-type="float">
            <text:p>2.777778</text:p>
          </table:table-cell>
          <table:table-cell office:value-type="float" office:value="100" calcext:value-type="float">
            <text:p>100</text:p>
          </table:table-cell>
          <table:table-cell table:formula="of:=([.I122]&gt;[.J1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8:49:36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susan_s_1</text:p>
          </table:table-cell>
          <table:table-cell office:value-type="float" office:value="30.472" calcext:value-type="float">
            <text:p>30.472</text:p>
          </table:table-cell>
          <table:table-cell office:value-type="float" office:value="4.948" calcext:value-type="float">
            <text:p>4.948</text:p>
          </table:table-cell>
          <table:table-cell office:value-type="float" office:value="21.26" calcext:value-type="float">
            <text:p>21.26</text:p>
          </table:table-cell>
          <table:table-cell office:value-type="float" office:value="7.448" calcext:value-type="float">
            <text:p>7.448</text:p>
          </table:table-cell>
          <table:table-cell office:value-type="float" office:value="1.433302" calcext:value-type="float">
            <text:p>1.433302</text:p>
          </table:table-cell>
          <table:table-cell office:value-type="float" office:value="4.0913" calcext:value-type="float">
            <text:p>4.0913</text:p>
          </table:table-cell>
          <table:table-cell office:value-type="float" office:value="6.158448" calcext:value-type="float">
            <text:p>6.158448</text:p>
          </table:table-cell>
          <table:table-cell office:value-type="float" office:value="99" calcext:value-type="float">
            <text:p>99</text:p>
          </table:table-cell>
          <table:table-cell table:formula="of:=([.I123]&gt;[.J1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8:51:53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susan_s_2</text:p>
          </table:table-cell>
          <table:table-cell office:value-type="float" office:value="36.992" calcext:value-type="float">
            <text:p>36.992</text:p>
          </table:table-cell>
          <table:table-cell office:value-type="float" office:value="5.956" calcext:value-type="float">
            <text:p>5.956</text:p>
          </table:table-cell>
          <table:table-cell office:value-type="float" office:value="25.092" calcext:value-type="float">
            <text:p>25.092</text:p>
          </table:table-cell>
          <table:table-cell office:value-type="float" office:value="8.928" calcext:value-type="float">
            <text:p>8.928</text:p>
          </table:table-cell>
          <table:table-cell office:value-type="float" office:value="1.474255" calcext:value-type="float">
            <text:p>1.474255</text:p>
          </table:table-cell>
          <table:table-cell office:value-type="float" office:value="4.143369" calcext:value-type="float">
            <text:p>4.143369</text:p>
          </table:table-cell>
          <table:table-cell office:value-type="float" office:value="6.21088" calcext:value-type="float">
            <text:p>6.21088</text:p>
          </table:table-cell>
          <table:table-cell office:value-type="float" office:value="99" calcext:value-type="float">
            <text:p>99</text:p>
          </table:table-cell>
          <table:table-cell table:formula="of:=([.I124]&gt;[.J12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8:57:09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susan_s_3</text:p>
          </table:table-cell>
          <table:table-cell office:value-type="float" office:value="77.36" calcext:value-type="float">
            <text:p>77.36</text:p>
          </table:table-cell>
          <table:table-cell office:value-type="float" office:value="14.64" calcext:value-type="float">
            <text:p>14.64</text:p>
          </table:table-cell>
          <table:table-cell office:value-type="float" office:value="57.176" calcext:value-type="float">
            <text:p>57.176</text:p>
          </table:table-cell>
          <table:table-cell office:value-type="float" office:value="19.54" calcext:value-type="float">
            <text:p>19.54</text:p>
          </table:table-cell>
          <table:table-cell office:value-type="float" office:value="1.353015" calcext:value-type="float">
            <text:p>1.353015</text:p>
          </table:table-cell>
          <table:table-cell office:value-type="float" office:value="3.959058" calcext:value-type="float">
            <text:p>3.959058</text:p>
          </table:table-cell>
          <table:table-cell office:value-type="float" office:value="5.284153" calcext:value-type="float">
            <text:p>5.284153</text:p>
          </table:table-cell>
          <table:table-cell office:value-type="float" office:value="99" calcext:value-type="float">
            <text:p>99</text:p>
          </table:table-cell>
          <table:table-cell table:formula="of:=([.I125]&gt;[.J1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8:57:42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susan_s_4</text:p>
          </table:table-cell>
          <table:table-cell office:value-type="float" office:value="8.008" calcext:value-type="float">
            <text:p>8.008</text:p>
          </table:table-cell>
          <table:table-cell office:value-type="float" office:value="1.508" calcext:value-type="float">
            <text:p>1.508</text:p>
          </table:table-cell>
          <table:table-cell office:value-type="float" office:value="5.736" calcext:value-type="float">
            <text:p>5.736</text:p>
          </table:table-cell>
          <table:table-cell office:value-type="float" office:value="1.776" calcext:value-type="float">
            <text:p>1.776</text:p>
          </table:table-cell>
          <table:table-cell office:value-type="float" office:value="1.396095" calcext:value-type="float">
            <text:p>1.396095</text:p>
          </table:table-cell>
          <table:table-cell office:value-type="float" office:value="4.509009" calcext:value-type="float">
            <text:p>4.509009</text:p>
          </table:table-cell>
          <table:table-cell office:value-type="float" office:value="5.310345" calcext:value-type="float">
            <text:p>5.310345</text:p>
          </table:table-cell>
          <table:table-cell office:value-type="float" office:value="99" calcext:value-type="float">
            <text:p>99</text:p>
          </table:table-cell>
          <table:table-cell table:formula="of:=([.I126]&gt;[.J1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9:02:51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susan_s_5</text:p>
          </table:table-cell>
          <table:table-cell office:value-type="float" office:value="82.408" calcext:value-type="float">
            <text:p>82.408</text:p>
          </table:table-cell>
          <table:table-cell office:value-type="float" office:value="13.428" calcext:value-type="float">
            <text:p>13.428</text:p>
          </table:table-cell>
          <table:table-cell office:value-type="float" office:value="56.352" calcext:value-type="float">
            <text:p>56.352</text:p>
          </table:table-cell>
          <table:table-cell office:value-type="float" office:value="19.656" calcext:value-type="float">
            <text:p>19.656</text:p>
          </table:table-cell>
          <table:table-cell office:value-type="float" office:value="1.462379" calcext:value-type="float">
            <text:p>1.462379</text:p>
          </table:table-cell>
          <table:table-cell office:value-type="float" office:value="4.192511" calcext:value-type="float">
            <text:p>4.192511</text:p>
          </table:table-cell>
          <table:table-cell office:value-type="float" office:value="6.137027" calcext:value-type="float">
            <text:p>6.137027</text:p>
          </table:table-cell>
          <table:table-cell office:value-type="float" office:value="99" calcext:value-type="float">
            <text:p>99</text:p>
          </table:table-cell>
          <table:table-cell table:formula="of:=([.I127]&gt;[.J12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9:15:25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rijndael_d_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([.I128]&gt;[.J1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9:15:29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rijndael_d_2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8" calcext:value-type="float">
            <text:p>0.048</text:p>
          </table:table-cell>
          <table:table-cell office:value-type="float" office:value="0.168" calcext:value-type="float">
            <text:p>0.168</text:p>
          </table:table-cell>
          <table:table-cell office:value-type="float" office:value="0.068" calcext:value-type="float">
            <text:p>0.068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3.294118" calcext:value-type="float">
            <text:p>3.294118</text:p>
          </table:table-cell>
          <table:table-cell office:value-type="float" office:value="4.666667" calcext:value-type="float">
            <text:p>4.666667</text:p>
          </table:table-cell>
          <table:table-cell office:value-type="float" office:value="100" calcext:value-type="float">
            <text:p>100</text:p>
          </table:table-cell>
          <table:table-cell table:formula="of:=([.I129]&gt;[.J12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9:15:34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rijndael_d_3</text:p>
          </table:table-cell>
          <table:table-cell office:value-type="float" office:value="0.48" calcext:value-type="float">
            <text:p>0.48</text:p>
          </table:table-cell>
          <table:table-cell office:value-type="float" office:value="0.12" calcext:value-type="float">
            <text:p>0.12</text:p>
          </table:table-cell>
          <table:table-cell office:value-type="float" office:value="0.456" calcext:value-type="float">
            <text:p>0.456</text:p>
          </table:table-cell>
          <table:table-cell office:value-type="float" office:value="0.188" calcext:value-type="float">
            <text:p>0.188</text:p>
          </table:table-cell>
          <table:table-cell office:value-type="float" office:value="1.052632" calcext:value-type="float">
            <text:p>1.052632</text:p>
          </table:table-cell>
          <table:table-cell office:value-type="float" office:value="2.553191" calcext:value-type="float">
            <text:p>2.55319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([.I130]&gt;[.J13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9:16:28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rijndael_d_4</text:p>
          </table:table-cell>
          <table:table-cell office:value-type="float" office:value="13.768" calcext:value-type="float">
            <text:p>13.768</text:p>
          </table:table-cell>
          <table:table-cell office:value-type="float" office:value="2.972" calcext:value-type="float">
            <text:p>2.972</text:p>
          </table:table-cell>
          <table:table-cell office:value-type="float" office:value="9.76" calcext:value-type="float">
            <text:p>9.76</text:p>
          </table:table-cell>
          <table:table-cell office:value-type="float" office:value="4.332" calcext:value-type="float">
            <text:p>4.332</text:p>
          </table:table-cell>
          <table:table-cell office:value-type="float" office:value="1.410656" calcext:value-type="float">
            <text:p>1.410656</text:p>
          </table:table-cell>
          <table:table-cell office:value-type="float" office:value="3.178209" calcext:value-type="float">
            <text:p>3.178209</text:p>
          </table:table-cell>
          <table:table-cell office:value-type="float" office:value="4.632571" calcext:value-type="float">
            <text:p>4.632571</text:p>
          </table:table-cell>
          <table:table-cell office:value-type="float" office:value="100" calcext:value-type="float">
            <text:p>100</text:p>
          </table:table-cell>
          <table:table-cell table:formula="of:=([.I131]&gt;[.J13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9:16:34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rijndael_d_5</text:p>
          </table:table-cell>
          <table:table-cell office:value-type="float" office:value="0.984" calcext:value-type="float">
            <text:p>0.984</text:p>
          </table:table-cell>
          <table:table-cell office:value-type="float" office:value="0.236" calcext:value-type="float">
            <text:p>0.236</text:p>
          </table:table-cell>
          <table:table-cell office:value-type="float" office:value="0.644" calcext:value-type="float">
            <text:p>0.644</text:p>
          </table:table-cell>
          <table:table-cell office:value-type="float" office:value="0.336" calcext:value-type="float">
            <text:p>0.336</text:p>
          </table:table-cell>
          <table:table-cell office:value-type="float" office:value="1.52795" calcext:value-type="float">
            <text:p>1.52795</text:p>
          </table:table-cell>
          <table:table-cell office:value-type="float" office:value="2.928571" calcext:value-type="float">
            <text:p>2.928571</text:p>
          </table:table-cell>
          <table:table-cell office:value-type="float" office:value="4.169492" calcext:value-type="float">
            <text:p>4.169492</text:p>
          </table:table-cell>
          <table:table-cell office:value-type="float" office:value="100" calcext:value-type="float">
            <text:p>100</text:p>
          </table:table-cell>
          <table:table-cell table:formula="of:=([.I132]&gt;[.J13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9:43:18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susan_e_1</text:p>
          </table:table-cell>
          <table:table-cell office:value-type="float" office:value="3.592" calcext:value-type="float">
            <text:p>3.592</text:p>
          </table:table-cell>
          <table:table-cell office:value-type="float" office:value="0.82" calcext:value-type="float">
            <text:p>0.82</text:p>
          </table:table-cell>
          <table:table-cell office:value-type="float" office:value="0.692" calcext:value-type="float">
            <text:p>0.692</text:p>
          </table:table-cell>
          <table:table-cell office:value-type="float" office:value="0.836" calcext:value-type="float">
            <text:p>0.836</text:p>
          </table:table-cell>
          <table:table-cell office:value-type="float" office:value="5.190751" calcext:value-type="float">
            <text:p>5.190751</text:p>
          </table:table-cell>
          <table:table-cell office:value-type="float" office:value="4.296651" calcext:value-type="float">
            <text:p>4.296651</text:p>
          </table:table-cell>
          <table:table-cell office:value-type="float" office:value="4.380488" calcext:value-type="float">
            <text:p>4.380488</text:p>
          </table:table-cell>
          <table:table-cell office:value-type="float" office:value="101" calcext:value-type="float">
            <text:p>101</text:p>
          </table:table-cell>
          <table:table-cell table:formula="of:=([.I133]&gt;[.J13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9:53:06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office_stringsearch1_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00000" calcext:value-type="float">
            <text:p>400000</text:p>
          </table:table-cell>
          <table:table-cell office:value-type="float" office:value="99" calcext:value-type="float">
            <text:p>99</text:p>
          </table:table-cell>
          <table:table-cell table:formula="of:=([.I134]&gt;[.J13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9:53:07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office_stringsearch1_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formula="of:=([.I135]&gt;[.J13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9:53:10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office_stringsearch1_4</text:p>
          </table:table-cell>
          <table:table-cell office:value-type="float" office:value="0.344" calcext:value-type="float">
            <text:p>0.344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268" calcext:value-type="float">
            <text:p>0.268</text:p>
          </table:table-cell>
          <table:table-cell office:value-type="float" office:value="1.228571" calcext:value-type="float">
            <text:p>1.228571</text:p>
          </table:table-cell>
          <table:table-cell office:value-type="float" office:value="1.283582" calcext:value-type="float">
            <text:p>1.283582</text:p>
          </table:table-cell>
          <table:table-cell office:value-type="float" office:value="1.911111" calcext:value-type="float">
            <text:p>1.911111</text:p>
          </table:table-cell>
          <table:table-cell office:value-type="float" office:value="99" calcext:value-type="float">
            <text:p>99</text:p>
          </table:table-cell>
          <table:table-cell table:formula="of:=([.I136]&gt;[.J13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19:53:12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office_stringsearch1_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2" calcext:value-type="float">
            <text:p>0.032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formula="of:=([.I137]&gt;[.J13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03:22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rijndael_e_1</text:p>
          </table:table-cell>
          <table:table-cell office:value-type="float" office:value="0.02" calcext:value-type="float">
            <text:p>0.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8" calcext:value-type="float">
            <text:p>0.008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formula="of:=([.I138]&gt;[.J1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03:26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rijndael_e_2</text:p>
          </table:table-cell>
          <table:table-cell office:value-type="float" office:value="0.212" calcext:value-type="float">
            <text:p>0.212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office:value-type="float" office:value="0.076" calcext:value-type="float">
            <text:p>0.076</text:p>
          </table:table-cell>
          <table:table-cell office:value-type="float" office:value="1.325" calcext:value-type="float">
            <text:p>1.325</text:p>
          </table:table-cell>
          <table:table-cell office:value-type="float" office:value="2.789474" calcext:value-type="float">
            <text:p>2.789474</text:p>
          </table:table-cell>
          <table:table-cell office:value-type="float" office:value="3.533333" calcext:value-type="float">
            <text:p>3.533333</text:p>
          </table:table-cell>
          <table:table-cell office:value-type="float" office:value="99" calcext:value-type="float">
            <text:p>99</text:p>
          </table:table-cell>
          <table:table-cell table:formula="of:=([.I139]&gt;[.J13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03:32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rijndael_e_3</text:p>
          </table:table-cell>
          <table:table-cell office:value-type="float" office:value="0.456" calcext:value-type="float">
            <text:p>0.456</text:p>
          </table:table-cell>
          <table:table-cell office:value-type="float" office:value="0.128" calcext:value-type="float">
            <text:p>0.128</text:p>
          </table:table-cell>
          <table:table-cell office:value-type="float" office:value="0.44" calcext:value-type="float">
            <text:p>0.44</text:p>
          </table:table-cell>
          <table:table-cell office:value-type="float" office:value="0.184" calcext:value-type="float">
            <text:p>0.184</text:p>
          </table:table-cell>
          <table:table-cell office:value-type="float" office:value="1.036364" calcext:value-type="float">
            <text:p>1.036364</text:p>
          </table:table-cell>
          <table:table-cell office:value-type="float" office:value="2.478261" calcext:value-type="float">
            <text:p>2.478261</text:p>
          </table:table-cell>
          <table:table-cell office:value-type="float" office:value="3.5625" calcext:value-type="float">
            <text:p>3.5625</text:p>
          </table:table-cell>
          <table:table-cell office:value-type="float" office:value="99" calcext:value-type="float">
            <text:p>99</text:p>
          </table:table-cell>
          <table:table-cell table:formula="of:=([.I140]&gt;[.J14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04:14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rijndael_e_4</text:p>
          </table:table-cell>
          <table:table-cell office:value-type="float" office:value="13.676" calcext:value-type="float">
            <text:p>13.676</text:p>
          </table:table-cell>
          <table:table-cell office:value-type="float" office:value="3.036" calcext:value-type="float">
            <text:p>3.036</text:p>
          </table:table-cell>
          <table:table-cell office:value-type="float" office:value="7.208" calcext:value-type="float">
            <text:p>7.208</text:p>
          </table:table-cell>
          <table:table-cell office:value-type="float" office:value="4.176" calcext:value-type="float">
            <text:p>4.176</text:p>
          </table:table-cell>
          <table:table-cell office:value-type="float" office:value="1.897336" calcext:value-type="float">
            <text:p>1.897336</text:p>
          </table:table-cell>
          <table:table-cell office:value-type="float" office:value="3.274904" calcext:value-type="float">
            <text:p>3.274904</text:p>
          </table:table-cell>
          <table:table-cell office:value-type="float" office:value="4.504611" calcext:value-type="float">
            <text:p>4.504611</text:p>
          </table:table-cell>
          <table:table-cell office:value-type="float" office:value="99" calcext:value-type="float">
            <text:p>99</text:p>
          </table:table-cell>
          <table:table-cell table:formula="of:=([.I141]&gt;[.J14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04:21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rijndael_e_5</text:p>
          </table:table-cell>
          <table:table-cell office:value-type="float" office:value="0.948" calcext:value-type="float">
            <text:p>0.948</text:p>
          </table:table-cell>
          <table:table-cell office:value-type="float" office:value="0.272" calcext:value-type="float">
            <text:p>0.272</text:p>
          </table:table-cell>
          <table:table-cell office:value-type="float" office:value="0.632" calcext:value-type="float">
            <text:p>0.632</text:p>
          </table:table-cell>
          <table:table-cell office:value-type="float" office:value="0.364" calcext:value-type="float">
            <text:p>0.364</text:p>
          </table:table-cell>
          <table:table-cell office:value-type="float" office:value="1.5" calcext:value-type="float">
            <text:p>1.5</text:p>
          </table:table-cell>
          <table:table-cell office:value-type="float" office:value="2.604396" calcext:value-type="float">
            <text:p>2.604396</text:p>
          </table:table-cell>
          <table:table-cell office:value-type="float" office:value="3.485294" calcext:value-type="float">
            <text:p>3.485294</text:p>
          </table:table-cell>
          <table:table-cell office:value-type="float" office:value="99" calcext:value-type="float">
            <text:p>99</text:p>
          </table:table-cell>
          <table:table-cell table:formula="of:=([.I142]&gt;[.J14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13:22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bitcount_2</text:p>
          </table:table-cell>
          <table:table-cell office:value-type="float" office:value="37.628" calcext:value-type="float">
            <text:p>37.628</text:p>
          </table:table-cell>
          <table:table-cell office:value-type="float" office:value="5.432" calcext:value-type="float">
            <text:p>5.432</text:p>
          </table:table-cell>
          <table:table-cell office:value-type="float" office:value="5.86" calcext:value-type="float">
            <text:p>5.86</text:p>
          </table:table-cell>
          <table:table-cell office:value-type="float" office:value="5.6" calcext:value-type="float">
            <text:p>5.6</text:p>
          </table:table-cell>
          <table:table-cell office:value-type="float" office:value="6.42116" calcext:value-type="float">
            <text:p>6.42116</text:p>
          </table:table-cell>
          <table:table-cell office:value-type="float" office:value="6.719286" calcext:value-type="float">
            <text:p>6.719286</text:p>
          </table:table-cell>
          <table:table-cell office:value-type="float" office:value="6.927099" calcext:value-type="float">
            <text:p>6.927099</text:p>
          </table:table-cell>
          <table:table-cell office:value-type="float" office:value="100" calcext:value-type="float">
            <text:p>100</text:p>
          </table:table-cell>
          <table:table-cell table:formula="of:=([.I143]&gt;[.J14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18:20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bitcount_4</text:p>
          </table:table-cell>
          <table:table-cell office:value-type="float" office:value="75.776" calcext:value-type="float">
            <text:p>75.776</text:p>
          </table:table-cell>
          <table:table-cell office:value-type="float" office:value="10.796" calcext:value-type="float">
            <text:p>10.796</text:p>
          </table:table-cell>
          <table:table-cell office:value-type="float" office:value="11.272" calcext:value-type="float">
            <text:p>11.272</text:p>
          </table:table-cell>
          <table:table-cell office:value-type="float" office:value="11.124" calcext:value-type="float">
            <text:p>11.124</text:p>
          </table:table-cell>
          <table:table-cell office:value-type="float" office:value="6.722498" calcext:value-type="float">
            <text:p>6.722498</text:p>
          </table:table-cell>
          <table:table-cell office:value-type="float" office:value="6.811938" calcext:value-type="float">
            <text:p>6.811938</text:p>
          </table:table-cell>
          <table:table-cell office:value-type="float" office:value="7.018896" calcext:value-type="float">
            <text:p>7.018896</text:p>
          </table:table-cell>
          <table:table-cell office:value-type="float" office:value="100" calcext:value-type="float">
            <text:p>100</text:p>
          </table:table-cell>
          <table:table-cell table:formula="of:=([.I144]&gt;[.J14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21:52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automotive_bitcount_5</text:p>
          </table:table-cell>
          <table:table-cell office:value-type="float" office:value="93.284" calcext:value-type="float">
            <text:p>93.284</text:p>
          </table:table-cell>
          <table:table-cell office:value-type="float" office:value="13.516" calcext:value-type="float">
            <text:p>13.516</text:p>
          </table:table-cell>
          <table:table-cell office:value-type="float" office:value="14.096" calcext:value-type="float">
            <text:p>14.096</text:p>
          </table:table-cell>
          <table:table-cell office:value-type="float" office:value="13.928" calcext:value-type="float">
            <text:p>13.928</text:p>
          </table:table-cell>
          <table:table-cell office:value-type="float" office:value="6.617764" calcext:value-type="float">
            <text:p>6.617764</text:p>
          </table:table-cell>
          <table:table-cell office:value-type="float" office:value="6.697588" calcext:value-type="float">
            <text:p>6.697588</text:p>
          </table:table-cell>
          <table:table-cell office:value-type="float" office:value="6.901746" calcext:value-type="float">
            <text:p>6.901746</text:p>
          </table:table-cell>
          <table:table-cell office:value-type="float" office:value="100" calcext:value-type="float">
            <text:p>100</text:p>
          </table:table-cell>
          <table:table-cell table:formula="of:=([.I145]&gt;[.J14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30:08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2rgba_1</text:p>
          </table:table-cell>
          <table:table-cell office:value-type="float" office:value="0.228" calcext:value-type="float">
            <text:p>0.228</text:p>
          </table:table-cell>
          <table:table-cell office:value-type="float" office:value="0.076" calcext:value-type="float">
            <text:p>0.07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4" calcext:value-type="float">
            <text:p>0.144</text:p>
          </table:table-cell>
          <table:table-cell office:value-type="float" office:value="1.540541" calcext:value-type="float">
            <text:p>1.540541</text:p>
          </table:table-cell>
          <table:table-cell office:value-type="float" office:value="1.583333" calcext:value-type="float">
            <text:p>1.583333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([.I146]&gt;[.J14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30:42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2rgba_2</text:p>
          </table:table-cell>
          <table:table-cell office:value-type="float" office:value="0.356" calcext:value-type="float">
            <text:p>0.35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44" calcext:value-type="float">
            <text:p>0.144</text:p>
          </table:table-cell>
          <table:table-cell office:value-type="float" office:value="1.816327" calcext:value-type="float">
            <text:p>1.816327</text:p>
          </table:table-cell>
          <table:table-cell office:value-type="float" office:value="2.472222" calcext:value-type="float">
            <text:p>2.472222</text:p>
          </table:table-cell>
          <table:table-cell office:value-type="float" office:value="3.296296" calcext:value-type="float">
            <text:p>3.296296</text:p>
          </table:table-cell>
          <table:table-cell office:value-type="float" office:value="99" calcext:value-type="float">
            <text:p>99</text:p>
          </table:table-cell>
          <table:table-cell table:formula="of:=([.I147]&gt;[.J14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34:20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2rgba_3</text:p>
          </table:table-cell>
          <table:table-cell office:value-type="float" office:value="37.54" calcext:value-type="float">
            <text:p>37.54</text:p>
          </table:table-cell>
          <table:table-cell office:value-type="float" office:value="16.144" calcext:value-type="float">
            <text:p>16.144</text:p>
          </table:table-cell>
          <table:table-cell office:value-type="float" office:value="19.924" calcext:value-type="float">
            <text:p>19.924</text:p>
          </table:table-cell>
          <table:table-cell office:value-type="float" office:value="19.388" calcext:value-type="float">
            <text:p>19.388</text:p>
          </table:table-cell>
          <table:table-cell office:value-type="float" office:value="1.88416" calcext:value-type="float">
            <text:p>1.88416</text:p>
          </table:table-cell>
          <table:table-cell office:value-type="float" office:value="1.936249" calcext:value-type="float">
            <text:p>1.936249</text:p>
          </table:table-cell>
          <table:table-cell office:value-type="float" office:value="2.325322" calcext:value-type="float">
            <text:p>2.325322</text:p>
          </table:table-cell>
          <table:table-cell office:value-type="float" office:value="99" calcext:value-type="float">
            <text:p>99</text:p>
          </table:table-cell>
          <table:table-cell table:formula="of:=([.I148]&gt;[.J14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34:58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2rgba_4</text:p>
          </table:table-cell>
          <table:table-cell office:value-type="float" office:value="2.212" calcext:value-type="float">
            <text:p>2.212</text:p>
          </table:table-cell>
          <table:table-cell office:value-type="float" office:value="0.656" calcext:value-type="float">
            <text:p>0.656</text:p>
          </table:table-cell>
          <table:table-cell office:value-type="float" office:value="0.816" calcext:value-type="float">
            <text:p>0.816</text:p>
          </table:table-cell>
          <table:table-cell office:value-type="float" office:value="0.74" calcext:value-type="float">
            <text:p>0.74</text:p>
          </table:table-cell>
          <table:table-cell office:value-type="float" office:value="2.710784" calcext:value-type="float">
            <text:p>2.710784</text:p>
          </table:table-cell>
          <table:table-cell office:value-type="float" office:value="2.989189" calcext:value-type="float">
            <text:p>2.989189</text:p>
          </table:table-cell>
          <table:table-cell office:value-type="float" office:value="3.371951" calcext:value-type="float">
            <text:p>3.371951</text:p>
          </table:table-cell>
          <table:table-cell office:value-type="float" office:value="99" calcext:value-type="float">
            <text:p>99</text:p>
          </table:table-cell>
          <table:table-cell table:formula="of:=([.I149]&gt;[.J14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35:30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2rgba_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" calcext:value-type="float">
            <text:p>0.04</text:p>
          </table:table-cell>
          <table:table-cell office:value-type="float" office:value="1.692308" calcext:value-type="float">
            <text:p>1.692308</text:p>
          </table:table-cell>
          <table:table-cell office:value-type="float" office:value="2.2" calcext:value-type="float">
            <text:p>2.2</text:p>
          </table:table-cell>
          <table:table-cell office:value-type="float" office:value="2.75" calcext:value-type="float">
            <text:p>2.75</text:p>
          </table:table-cell>
          <table:table-cell office:value-type="float" office:value="99" calcext:value-type="float">
            <text:p>99</text:p>
          </table:table-cell>
          <table:table-cell table:formula="of:=([.I150]&gt;[.J15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44:42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network_dijkstra_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98" calcext:value-type="float">
            <text:p>98</text:p>
          </table:table-cell>
          <table:table-cell table:formula="of:=([.I151]&gt;[.J15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53:03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jpeg_d_1</text:p>
          </table:table-cell>
          <table:table-cell office:value-type="float" office:value="0.156" calcext:value-type="float">
            <text:p>0.156</text:p>
          </table:table-cell>
          <table:table-cell office:value-type="float" office:value="0.048" calcext:value-type="float">
            <text:p>0.048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6" calcext:value-type="float">
            <text:p>0.076</text:p>
          </table:table-cell>
          <table:table-cell office:value-type="float" office:value="1.258065" calcext:value-type="float">
            <text:p>1.258065</text:p>
          </table:table-cell>
          <table:table-cell office:value-type="float" office:value="2.052632" calcext:value-type="float">
            <text:p>2.052632</text:p>
          </table:table-cell>
          <table:table-cell office:value-type="float" office:value="3.25" calcext:value-type="float">
            <text:p>3.25</text:p>
          </table:table-cell>
          <table:table-cell office:value-type="float" office:value="99" calcext:value-type="float">
            <text:p>99</text:p>
          </table:table-cell>
          <table:table-cell table:formula="of:=([.I152]&gt;[.J15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53:33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jpeg_d_2</text:p>
          </table:table-cell>
          <table:table-cell office:value-type="float" office:value="0.292" calcext:value-type="float">
            <text:p>0.292</text:p>
          </table:table-cell>
          <table:table-cell office:value-type="float" office:value="0.08" calcext:value-type="float">
            <text:p>0.08</text:p>
          </table:table-cell>
          <table:table-cell office:value-type="float" office:value="0.204" calcext:value-type="float">
            <text:p>0.204</text:p>
          </table:table-cell>
          <table:table-cell office:value-type="float" office:value="0.1" calcext:value-type="float">
            <text:p>0.1</text:p>
          </table:table-cell>
          <table:table-cell office:value-type="float" office:value="1.431373" calcext:value-type="float">
            <text:p>1.431373</text:p>
          </table:table-cell>
          <table:table-cell office:value-type="float" office:value="2.92" calcext:value-type="float">
            <text:p>2.92</text:p>
          </table:table-cell>
          <table:table-cell office:value-type="float" office:value="3.65" calcext:value-type="float">
            <text:p>3.65</text:p>
          </table:table-cell>
          <table:table-cell office:value-type="float" office:value="99" calcext:value-type="float">
            <text:p>99</text:p>
          </table:table-cell>
          <table:table-cell table:formula="of:=([.I153]&gt;[.J15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56:15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jpeg_d_3</text:p>
          </table:table-cell>
          <table:table-cell office:value-type="float" office:value="26.364" calcext:value-type="float">
            <text:p>26.364</text:p>
          </table:table-cell>
          <table:table-cell office:value-type="float" office:value="10.132" calcext:value-type="float">
            <text:p>10.132</text:p>
          </table:table-cell>
          <table:table-cell office:value-type="float" office:value="24.144" calcext:value-type="float">
            <text:p>24.144</text:p>
          </table:table-cell>
          <table:table-cell office:value-type="float" office:value="12.184" calcext:value-type="float">
            <text:p>12.184</text:p>
          </table:table-cell>
          <table:table-cell office:value-type="float" office:value="1.091948" calcext:value-type="float">
            <text:p>1.091948</text:p>
          </table:table-cell>
          <table:table-cell office:value-type="float" office:value="2.163821" calcext:value-type="float">
            <text:p>2.163821</text:p>
          </table:table-cell>
          <table:table-cell office:value-type="float" office:value="2.602053" calcext:value-type="float">
            <text:p>2.602053</text:p>
          </table:table-cell>
          <table:table-cell office:value-type="float" office:value="99" calcext:value-type="float">
            <text:p>99</text:p>
          </table:table-cell>
          <table:table-cell table:formula="of:=([.I154]&gt;[.J15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56:50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jpeg_d_4</text:p>
          </table:table-cell>
          <table:table-cell office:value-type="float" office:value="1.412" calcext:value-type="float">
            <text:p>1.412</text:p>
          </table:table-cell>
          <table:table-cell office:value-type="float" office:value="0.4" calcext:value-type="float">
            <text:p>0.4</text:p>
          </table:table-cell>
          <table:table-cell office:value-type="float" office:value="0.904" calcext:value-type="float">
            <text:p>0.904</text:p>
          </table:table-cell>
          <table:table-cell office:value-type="float" office:value="0.492" calcext:value-type="float">
            <text:p>0.492</text:p>
          </table:table-cell>
          <table:table-cell office:value-type="float" office:value="1.561947" calcext:value-type="float">
            <text:p>1.561947</text:p>
          </table:table-cell>
          <table:table-cell office:value-type="float" office:value="2.869919" calcext:value-type="float">
            <text:p>2.869919</text:p>
          </table:table-cell>
          <table:table-cell office:value-type="float" office:value="3.53" calcext:value-type="float">
            <text:p>3.53</text:p>
          </table:table-cell>
          <table:table-cell office:value-type="float" office:value="99" calcext:value-type="float">
            <text:p>99</text:p>
          </table:table-cell>
          <table:table-cell table:formula="of:=([.I155]&gt;[.J15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0:57:20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jpeg_d_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28" calcext:value-type="float">
            <text:p>0.028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1.857143" calcext:value-type="float">
            <text:p>1.857143</text:p>
          </table:table-cell>
          <table:table-cell office:value-type="float" office:value="3.25" calcext:value-type="float">
            <text:p>3.25</text:p>
          </table:table-cell>
          <table:table-cell office:value-type="float" office:value="99" calcext:value-type="float">
            <text:p>99</text:p>
          </table:table-cell>
          <table:table-cell table:formula="of:=([.I156]&gt;[.J15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1:08:16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2bw_1</text:p>
          </table:table-cell>
          <table:table-cell office:value-type="float" office:value="0.244" calcext:value-type="float">
            <text:p>0.244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2" calcext:value-type="float">
            <text:p>0.212</text:p>
          </table:table-cell>
          <table:table-cell office:value-type="float" office:value="0.084" calcext:value-type="float">
            <text:p>0.084</text:p>
          </table:table-cell>
          <table:table-cell office:value-type="float" office:value="1.150943" calcext:value-type="float">
            <text:p>1.150943</text:p>
          </table:table-cell>
          <table:table-cell office:value-type="float" office:value="2.904762" calcext:value-type="float">
            <text:p>2.904762</text:p>
          </table:table-cell>
          <table:table-cell office:value-type="float" office:value="3.588235" calcext:value-type="float">
            <text:p>3.588235</text:p>
          </table:table-cell>
          <table:table-cell office:value-type="float" office:value="98" calcext:value-type="float">
            <text:p>98</text:p>
          </table:table-cell>
          <table:table-cell table:formula="of:=([.I157]&gt;[.J15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1:11:33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2bw_3</text:p>
          </table:table-cell>
          <table:table-cell office:value-type="float" office:value="35.308" calcext:value-type="float">
            <text:p>35.308</text:p>
          </table:table-cell>
          <table:table-cell office:value-type="float" office:value="10.312" calcext:value-type="float">
            <text:p>10.312</text:p>
          </table:table-cell>
          <table:table-cell office:value-type="float" office:value="25.868" calcext:value-type="float">
            <text:p>25.868</text:p>
          </table:table-cell>
          <table:table-cell office:value-type="float" office:value="14.464" calcext:value-type="float">
            <text:p>14.464</text:p>
          </table:table-cell>
          <table:table-cell office:value-type="float" office:value="1.36493" calcext:value-type="float">
            <text:p>1.36493</text:p>
          </table:table-cell>
          <table:table-cell office:value-type="float" office:value="2.441095" calcext:value-type="float">
            <text:p>2.441095</text:p>
          </table:table-cell>
          <table:table-cell office:value-type="float" office:value="3.423972" calcext:value-type="float">
            <text:p>3.423972</text:p>
          </table:table-cell>
          <table:table-cell office:value-type="float" office:value="98" calcext:value-type="float">
            <text:p>98</text:p>
          </table:table-cell>
          <table:table-cell table:formula="of:=([.I158]&gt;[.J15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1:11:59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2bw_4</text:p>
          </table:table-cell>
          <table:table-cell office:value-type="float" office:value="2.008" calcext:value-type="float">
            <text:p>2.008</text:p>
          </table:table-cell>
          <table:table-cell office:value-type="float" office:value="0.58" calcext:value-type="float">
            <text:p>0.58</text:p>
          </table:table-cell>
          <table:table-cell office:value-type="float" office:value="1.488" calcext:value-type="float">
            <text:p>1.488</text:p>
          </table:table-cell>
          <table:table-cell office:value-type="float" office:value="0.736" calcext:value-type="float">
            <text:p>0.736</text:p>
          </table:table-cell>
          <table:table-cell office:value-type="float" office:value="1.349462" calcext:value-type="float">
            <text:p>1.349462</text:p>
          </table:table-cell>
          <table:table-cell office:value-type="float" office:value="2.728261" calcext:value-type="float">
            <text:p>2.728261</text:p>
          </table:table-cell>
          <table:table-cell office:value-type="float" office:value="3.462069" calcext:value-type="float">
            <text:p>3.462069</text:p>
          </table:table-cell>
          <table:table-cell office:value-type="float" office:value="98" calcext:value-type="float">
            <text:p>98</text:p>
          </table:table-cell>
          <table:table-cell table:formula="of:=([.I159]&gt;[.J15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1:12:18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tiff2bw_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8" calcext:value-type="float">
            <text:p>0.02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52" calcext:value-type="float">
            <text:p>0.052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1.846154" calcext:value-type="float">
            <text:p>1.846154</text:p>
          </table:table-cell>
          <table:table-cell office:value-type="float" office:value="3.428571" calcext:value-type="float">
            <text:p>3.428571</text:p>
          </table:table-cell>
          <table:table-cell office:value-type="float" office:value="98" calcext:value-type="float">
            <text:p>98</text:p>
          </table:table-cell>
          <table:table-cell table:formula="of:=([.I160]&gt;[.J16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1:22:10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telecom_CRC32_1</text:p>
          </table:table-cell>
          <table:table-cell office:value-type="float" office:value="0.172" calcext:value-type="float">
            <text:p>0.17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08" calcext:value-type="float">
            <text:p>0.108</text:p>
          </table:table-cell>
          <table:table-cell office:value-type="float" office:value="0.116" calcext:value-type="float">
            <text:p>0.116</text:p>
          </table:table-cell>
          <table:table-cell office:value-type="float" office:value="1.592593" calcext:value-type="float">
            <text:p>1.592593</text:p>
          </table:table-cell>
          <table:table-cell office:value-type="float" office:value="1.482759" calcext:value-type="float">
            <text:p>1.482759</text:p>
          </table:table-cell>
          <table:table-cell office:value-type="float" office:value="1.535714" calcext:value-type="float">
            <text:p>1.535714</text:p>
          </table:table-cell>
          <table:table-cell office:value-type="float" office:value="99" calcext:value-type="float">
            <text:p>99</text:p>
          </table:table-cell>
          <table:table-cell table:formula="of:=([.I161]&gt;[.J16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1:22:51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telecom_CRC32_3</text:p>
          </table:table-cell>
          <table:table-cell office:value-type="float" office:value="0.712" calcext:value-type="float">
            <text:p>0.712</text:p>
          </table:table-cell>
          <table:table-cell office:value-type="float" office:value="0.424" calcext:value-type="float">
            <text:p>0.424</text:p>
          </table:table-cell>
          <table:table-cell office:value-type="float" office:value="0.516" calcext:value-type="float">
            <text:p>0.516</text:p>
          </table:table-cell>
          <table:table-cell office:value-type="float" office:value="0.496" calcext:value-type="float">
            <text:p>0.496</text:p>
          </table:table-cell>
          <table:table-cell office:value-type="float" office:value="1.379845" calcext:value-type="float">
            <text:p>1.379845</text:p>
          </table:table-cell>
          <table:table-cell office:value-type="float" office:value="1.435484" calcext:value-type="float">
            <text:p>1.435484</text:p>
          </table:table-cell>
          <table:table-cell office:value-type="float" office:value="1.679245" calcext:value-type="float">
            <text:p>1.679245</text:p>
          </table:table-cell>
          <table:table-cell office:value-type="float" office:value="99" calcext:value-type="float">
            <text:p>99</text:p>
          </table:table-cell>
          <table:table-cell table:formula="of:=([.I162]&gt;[.J16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1:36:06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bzip2d_1</text:p>
          </table:table-cell>
          <table:table-cell office:value-type="float" office:value="10.904" calcext:value-type="float">
            <text:p>10.904</text:p>
          </table:table-cell>
          <table:table-cell office:value-type="float" office:value="3.968" calcext:value-type="float">
            <text:p>3.968</text:p>
          </table:table-cell>
          <table:table-cell office:value-type="float" office:value="4.608" calcext:value-type="float">
            <text:p>4.608</text:p>
          </table:table-cell>
          <table:table-cell office:value-type="float" office:value="4.3" calcext:value-type="float">
            <text:p>4.3</text:p>
          </table:table-cell>
          <table:table-cell office:value-type="float" office:value="2.366319" calcext:value-type="float">
            <text:p>2.366319</text:p>
          </table:table-cell>
          <table:table-cell office:value-type="float" office:value="2.535814" calcext:value-type="float">
            <text:p>2.535814</text:p>
          </table:table-cell>
          <table:table-cell office:value-type="float" office:value="2.747984" calcext:value-type="float">
            <text:p>2.747984</text:p>
          </table:table-cell>
          <table:table-cell office:value-type="float" office:value="98" calcext:value-type="float">
            <text:p>98</text:p>
          </table:table-cell>
          <table:table-cell table:formula="of:=([.I163]&gt;[.J16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1:36:21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bzip2d_2</text:p>
          </table:table-cell>
          <table:table-cell office:value-type="float" office:value="1.028" calcext:value-type="float">
            <text:p>1.028</text:p>
          </table:table-cell>
          <table:table-cell office:value-type="float" office:value="0.472" calcext:value-type="float">
            <text:p>0.472</text:p>
          </table:table-cell>
          <table:table-cell office:value-type="float" office:value="0.608" calcext:value-type="float">
            <text:p>0.608</text:p>
          </table:table-cell>
          <table:table-cell office:value-type="float" office:value="0.584" calcext:value-type="float">
            <text:p>0.584</text:p>
          </table:table-cell>
          <table:table-cell office:value-type="float" office:value="1.690789" calcext:value-type="float">
            <text:p>1.690789</text:p>
          </table:table-cell>
          <table:table-cell office:value-type="float" office:value="1.760274" calcext:value-type="float">
            <text:p>1.760274</text:p>
          </table:table-cell>
          <table:table-cell office:value-type="float" office:value="2.177966" calcext:value-type="float">
            <text:p>2.177966</text:p>
          </table:table-cell>
          <table:table-cell office:value-type="float" office:value="98" calcext:value-type="float">
            <text:p>98</text:p>
          </table:table-cell>
          <table:table-cell table:formula="of:=([.I164]&gt;[.J16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1:36:44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bzip2d_3</text:p>
          </table:table-cell>
          <table:table-cell office:value-type="float" office:value="3.116" calcext:value-type="float">
            <text:p>3.116</text:p>
          </table:table-cell>
          <table:table-cell office:value-type="float" office:value="1.42" calcext:value-type="float">
            <text:p>1.42</text:p>
          </table:table-cell>
          <table:table-cell office:value-type="float" office:value="1.488" calcext:value-type="float">
            <text:p>1.488</text:p>
          </table:table-cell>
          <table:table-cell office:value-type="float" office:value="1.44" calcext:value-type="float">
            <text:p>1.44</text:p>
          </table:table-cell>
          <table:table-cell office:value-type="float" office:value="2.094086" calcext:value-type="float">
            <text:p>2.094086</text:p>
          </table:table-cell>
          <table:table-cell office:value-type="float" office:value="2.163889" calcext:value-type="float">
            <text:p>2.163889</text:p>
          </table:table-cell>
          <table:table-cell office:value-type="float" office:value="2.194366" calcext:value-type="float">
            <text:p>2.194366</text:p>
          </table:table-cell>
          <table:table-cell office:value-type="float" office:value="98" calcext:value-type="float">
            <text:p>98</text:p>
          </table:table-cell>
          <table:table-cell table:formula="of:=([.I165]&gt;[.J16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1:36:57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bzip2d_4</text:p>
          </table:table-cell>
          <table:table-cell office:value-type="float" office:value="0.916" calcext:value-type="float">
            <text:p>0.916</text:p>
          </table:table-cell>
          <table:table-cell office:value-type="float" office:value="0.36" calcext:value-type="float">
            <text:p>0.36</text:p>
          </table:table-cell>
          <table:table-cell office:value-type="float" office:value="0.464" calcext:value-type="float">
            <text:p>0.464</text:p>
          </table:table-cell>
          <table:table-cell office:value-type="float" office:value="0.424" calcext:value-type="float">
            <text:p>0.424</text:p>
          </table:table-cell>
          <table:table-cell office:value-type="float" office:value="1.974138" calcext:value-type="float">
            <text:p>1.974138</text:p>
          </table:table-cell>
          <table:table-cell office:value-type="float" office:value="2.160377" calcext:value-type="float">
            <text:p>2.160377</text:p>
          </table:table-cell>
          <table:table-cell office:value-type="float" office:value="2.544444" calcext:value-type="float">
            <text:p>2.544444</text:p>
          </table:table-cell>
          <table:table-cell office:value-type="float" office:value="98" calcext:value-type="float">
            <text:p>98</text:p>
          </table:table-cell>
          <table:table-cell table:formula="of:=([.I166]&gt;[.J16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1:37:08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bzip2d_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formula="of:=([.I167]&gt;[.J16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1:45:57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jpeg_c_1</text:p>
          </table:table-cell>
          <table:table-cell office:value-type="float" office:value="0.548" calcext:value-type="float">
            <text:p>0.548</text:p>
          </table:table-cell>
          <table:table-cell office:value-type="float" office:value="0.228" calcext:value-type="float">
            <text:p>0.22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84" calcext:value-type="float">
            <text:p>0.284</text:p>
          </table:table-cell>
          <table:table-cell office:value-type="float" office:value="1.779221" calcext:value-type="float">
            <text:p>1.779221</text:p>
          </table:table-cell>
          <table:table-cell office:value-type="float" office:value="1.929577" calcext:value-type="float">
            <text:p>1.929577</text:p>
          </table:table-cell>
          <table:table-cell office:value-type="float" office:value="2.403509" calcext:value-type="float">
            <text:p>2.403509</text:p>
          </table:table-cell>
          <table:table-cell office:value-type="float" office:value="98" calcext:value-type="float">
            <text:p>98</text:p>
          </table:table-cell>
          <table:table-cell table:formula="of:=([.I168]&gt;[.J16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1:46:26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jpeg_c_2</text:p>
          </table:table-cell>
          <table:table-cell office:value-type="float" office:value="0.652" calcext:value-type="float">
            <text:p>0.65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384" calcext:value-type="float">
            <text:p>0.384</text:p>
          </table:table-cell>
          <table:table-cell office:value-type="float" office:value="1.63" calcext:value-type="float">
            <text:p>1.63</text:p>
          </table:table-cell>
          <table:table-cell office:value-type="float" office:value="1.697917" calcext:value-type="float">
            <text:p>1.697917</text:p>
          </table:table-cell>
          <table:table-cell office:value-type="float" office:value="2.173333" calcext:value-type="float">
            <text:p>2.173333</text:p>
          </table:table-cell>
          <table:table-cell office:value-type="float" office:value="98" calcext:value-type="float">
            <text:p>98</text:p>
          </table:table-cell>
          <table:table-cell table:formula="of:=([.I169]&gt;[.J16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1:50:27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jpeg_c_3</text:p>
          </table:table-cell>
          <table:table-cell office:value-type="float" office:value="56.524" calcext:value-type="float">
            <text:p>56.524</text:p>
          </table:table-cell>
          <table:table-cell office:value-type="float" office:value="31.408" calcext:value-type="float">
            <text:p>31.408</text:p>
          </table:table-cell>
          <table:table-cell office:value-type="float" office:value="32.764" calcext:value-type="float">
            <text:p>32.764</text:p>
          </table:table-cell>
          <table:table-cell office:value-type="float" office:value="32.5" calcext:value-type="float">
            <text:p>32.5</text:p>
          </table:table-cell>
          <table:table-cell office:value-type="float" office:value="1.725186" calcext:value-type="float">
            <text:p>1.725186</text:p>
          </table:table-cell>
          <table:table-cell office:value-type="float" office:value="1.7392" calcext:value-type="float">
            <text:p>1.7392</text:p>
          </table:table-cell>
          <table:table-cell office:value-type="float" office:value="1.799669" calcext:value-type="float">
            <text:p>1.799669</text:p>
          </table:table-cell>
          <table:table-cell office:value-type="float" office:value="98" calcext:value-type="float">
            <text:p>98</text:p>
          </table:table-cell>
          <table:table-cell table:formula="of:=([.I170]&gt;[.J17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1:51:07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jpeg_c_4</text:p>
          </table:table-cell>
          <table:table-cell office:value-type="float" office:value="4.072" calcext:value-type="float">
            <text:p>4.072</text:p>
          </table:table-cell>
          <table:table-cell office:value-type="float" office:value="1.708" calcext:value-type="float">
            <text:p>1.708</text:p>
          </table:table-cell>
          <table:table-cell office:value-type="float" office:value="1.876" calcext:value-type="float">
            <text:p>1.876</text:p>
          </table:table-cell>
          <table:table-cell office:value-type="float" office:value="1.864" calcext:value-type="float">
            <text:p>1.864</text:p>
          </table:table-cell>
          <table:table-cell office:value-type="float" office:value="2.170576" calcext:value-type="float">
            <text:p>2.170576</text:p>
          </table:table-cell>
          <table:table-cell office:value-type="float" office:value="2.184549" calcext:value-type="float">
            <text:p>2.184549</text:p>
          </table:table-cell>
          <table:table-cell office:value-type="float" office:value="2.384075" calcext:value-type="float">
            <text:p>2.384075</text:p>
          </table:table-cell>
          <table:table-cell office:value-type="float" office:value="98" calcext:value-type="float">
            <text:p>98</text:p>
          </table:table-cell>
          <table:table-cell table:formula="of:=([.I171]&gt;[.J17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1:51:35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consumer_jpeg_c_5</text:p>
          </table:table-cell>
          <table:table-cell office:value-type="float" office:value="0.252" calcext:value-type="float">
            <text:p>0.25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" calcext:value-type="float">
            <text:p>0.12</text:p>
          </table:table-cell>
          <table:table-cell office:value-type="float" office:value="0.144" calcext:value-type="float">
            <text:p>0.144</text:p>
          </table:table-cell>
          <table:table-cell office:value-type="float" office:value="2.1" calcext:value-type="float">
            <text:p>2.1</text:p>
          </table:table-cell>
          <table:table-cell office:value-type="float" office:value="1.75" calcext:value-type="float">
            <text:p>1.75</text:p>
          </table:table-cell>
          <table:table-cell office:value-type="float" office:value="2.863636" calcext:value-type="float">
            <text:p>2.863636</text:p>
          </table:table-cell>
          <table:table-cell office:value-type="float" office:value="98" calcext:value-type="float">
            <text:p>98</text:p>
          </table:table-cell>
          <table:table-cell table:formula="of:=([.I172]&gt;[.J17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1:59:33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telecom_adpcm_c_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4" calcext:value-type="float">
            <text:p>0.04</text:p>
          </table:table-cell>
          <table:table-cell office:value-type="float" office:value="0.144" calcext:value-type="float">
            <text:p>0.144</text:p>
          </table:table-cell>
          <table:table-cell office:value-type="float" office:value="0.048" calcext:value-type="float">
            <text:p>0.048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2.75" calcext:value-type="float">
            <text:p>2.75</text:p>
          </table:table-cell>
          <table:table-cell office:value-type="float" office:value="3.3" calcext:value-type="float">
            <text:p>3.3</text:p>
          </table:table-cell>
          <table:table-cell office:value-type="float" office:value="98" calcext:value-type="float">
            <text:p>98</text:p>
          </table:table-cell>
          <table:table-cell table:formula="of:=([.I173]&gt;[.J17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00:04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telecom_adpcm_c_2</text:p>
          </table:table-cell>
          <table:table-cell office:value-type="float" office:value="9.608" calcext:value-type="float">
            <text:p>9.608</text:p>
          </table:table-cell>
          <table:table-cell office:value-type="float" office:value="2.112" calcext:value-type="float">
            <text:p>2.112</text:p>
          </table:table-cell>
          <table:table-cell office:value-type="float" office:value="6.16" calcext:value-type="float">
            <text:p>6.16</text:p>
          </table:table-cell>
          <table:table-cell office:value-type="float" office:value="2.484" calcext:value-type="float">
            <text:p>2.484</text:p>
          </table:table-cell>
          <table:table-cell office:value-type="float" office:value="1.55974" calcext:value-type="float">
            <text:p>1.55974</text:p>
          </table:table-cell>
          <table:table-cell office:value-type="float" office:value="3.867955" calcext:value-type="float">
            <text:p>3.867955</text:p>
          </table:table-cell>
          <table:table-cell office:value-type="float" office:value="4.549242" calcext:value-type="float">
            <text:p>4.549242</text:p>
          </table:table-cell>
          <table:table-cell office:value-type="float" office:value="98" calcext:value-type="float">
            <text:p>98</text:p>
          </table:table-cell>
          <table:table-cell table:formula="of:=([.I174]&gt;[.J17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00:16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telecom_adpcm_c_5</text:p>
          </table:table-cell>
          <table:table-cell office:value-type="float" office:value="1.076" calcext:value-type="float">
            <text:p>1.076</text:p>
          </table:table-cell>
          <table:table-cell office:value-type="float" office:value="0.3" calcext:value-type="float">
            <text:p>0.3</text:p>
          </table:table-cell>
          <table:table-cell office:value-type="float" office:value="0.772" calcext:value-type="float">
            <text:p>0.772</text:p>
          </table:table-cell>
          <table:table-cell office:value-type="float" office:value="0.324" calcext:value-type="float">
            <text:p>0.324</text:p>
          </table:table-cell>
          <table:table-cell office:value-type="float" office:value="1.393782" calcext:value-type="float">
            <text:p>1.393782</text:p>
          </table:table-cell>
          <table:table-cell office:value-type="float" office:value="3.320988" calcext:value-type="float">
            <text:p>3.320988</text:p>
          </table:table-cell>
          <table:table-cell office:value-type="float" office:value="3.586667" calcext:value-type="float">
            <text:p>3.586667</text:p>
          </table:table-cell>
          <table:table-cell office:value-type="float" office:value="98" calcext:value-type="float">
            <text:p>98</text:p>
          </table:table-cell>
          <table:table-cell table:formula="of:=([.I175]&gt;[.J17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10:19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blowfish_e_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formula="of:=([.I176]&gt;[.J17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10:21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blowfish_e_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56" calcext:value-type="float">
            <text:p>0.056</text:p>
          </table:table-cell>
          <table:table-cell office:value-type="float" office:value="0.1" calcext:value-type="float">
            <text:p>0.1</text:p>
          </table:table-cell>
          <table:table-cell office:value-type="float" office:value="0.084" calcext:value-type="float">
            <text:p>0.084</text:p>
          </table:table-cell>
          <table:table-cell office:value-type="float" office:value="1.24" calcext:value-type="float">
            <text:p>1.24</text:p>
          </table:table-cell>
          <table:table-cell office:value-type="float" office:value="1.47619" calcext:value-type="float">
            <text:p>1.47619</text:p>
          </table:table-cell>
          <table:table-cell office:value-type="float" office:value="2.214286" calcext:value-type="float">
            <text:p>2.214286</text:p>
          </table:table-cell>
          <table:table-cell office:value-type="float" office:value="101" calcext:value-type="float">
            <text:p>101</text:p>
          </table:table-cell>
          <table:table-cell table:formula="of:=([.I177]&gt;[.J17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10:25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blowfish_e_3</text:p>
          </table:table-cell>
          <table:table-cell office:value-type="float" office:value="0.296" calcext:value-type="float">
            <text:p>0.296</text:p>
          </table:table-cell>
          <table:table-cell office:value-type="float" office:value="0.12" calcext:value-type="float">
            <text:p>0.12</text:p>
          </table:table-cell>
          <table:table-cell office:value-type="float" office:value="0.268" calcext:value-type="float">
            <text:p>0.268</text:p>
          </table:table-cell>
          <table:table-cell office:value-type="float" office:value="0.12" calcext:value-type="float">
            <text:p>0.12</text:p>
          </table:table-cell>
          <table:table-cell office:value-type="float" office:value="1.104478" calcext:value-type="float">
            <text:p>1.104478</text:p>
          </table:table-cell>
          <table:table-cell table:number-columns-repeated="2" office:value-type="float" office:value="2.466667" calcext:value-type="float">
            <text:p>2.466667</text:p>
          </table:table-cell>
          <table:table-cell office:value-type="float" office:value="101" calcext:value-type="float">
            <text:p>101</text:p>
          </table:table-cell>
          <table:table-cell table:formula="of:=([.I178]&gt;[.J17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11:03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blowfish_e_5</text:p>
          </table:table-cell>
          <table:table-cell office:value-type="float" office:value="0.52" calcext:value-type="float">
            <text:p>0.52</text:p>
          </table:table-cell>
          <table:table-cell office:value-type="float" office:value="0.276" calcext:value-type="float">
            <text:p>0.276</text:p>
          </table:table-cell>
          <table:table-cell office:value-type="float" office:value="0.432" calcext:value-type="float">
            <text:p>0.432</text:p>
          </table:table-cell>
          <table:table-cell office:value-type="float" office:value="0.32" calcext:value-type="float">
            <text:p>0.32</text:p>
          </table:table-cell>
          <table:table-cell office:value-type="float" office:value="1.203704" calcext:value-type="float">
            <text:p>1.203704</text:p>
          </table:table-cell>
          <table:table-cell office:value-type="float" office:value="1.625" calcext:value-type="float">
            <text:p>1.625</text:p>
          </table:table-cell>
          <table:table-cell office:value-type="float" office:value="1.884058" calcext:value-type="float">
            <text:p>1.884058</text:p>
          </table:table-cell>
          <table:table-cell office:value-type="float" office:value="101" calcext:value-type="float">
            <text:p>101</text:p>
          </table:table-cell>
          <table:table-cell table:formula="of:=([.I179]&gt;[.J17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24:28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bzip2e_1</text:p>
          </table:table-cell>
          <table:table-cell office:value-type="float" office:value="26.688" calcext:value-type="float">
            <text:p>26.688</text:p>
          </table:table-cell>
          <table:table-cell office:value-type="float" office:value="7.872" calcext:value-type="float">
            <text:p>7.872</text:p>
          </table:table-cell>
          <table:table-cell office:value-type="float" office:value="16.956" calcext:value-type="float">
            <text:p>16.956</text:p>
          </table:table-cell>
          <table:table-cell office:value-type="float" office:value="8.096" calcext:value-type="float">
            <text:p>8.096</text:p>
          </table:table-cell>
          <table:table-cell office:value-type="float" office:value="1.573956" calcext:value-type="float">
            <text:p>1.573956</text:p>
          </table:table-cell>
          <table:table-cell office:value-type="float" office:value="3.296443" calcext:value-type="float">
            <text:p>3.296443</text:p>
          </table:table-cell>
          <table:table-cell office:value-type="float" office:value="3.390244" calcext:value-type="float">
            <text:p>3.390244</text:p>
          </table:table-cell>
          <table:table-cell office:value-type="float" office:value="97" calcext:value-type="float">
            <text:p>97</text:p>
          </table:table-cell>
          <table:table-cell table:formula="of:=([.I180]&gt;[.J18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25:35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bzip2e_4</text:p>
          </table:table-cell>
          <table:table-cell office:value-type="float" office:value="0.848" calcext:value-type="float">
            <text:p>0.848</text:p>
          </table:table-cell>
          <table:table-cell office:value-type="float" office:value="0.356" calcext:value-type="float">
            <text:p>0.356</text:p>
          </table:table-cell>
          <table:table-cell office:value-type="float" office:value="0.688" calcext:value-type="float">
            <text:p>0.688</text:p>
          </table:table-cell>
          <table:table-cell office:value-type="float" office:value="0.424" calcext:value-type="float">
            <text:p>0.424</text:p>
          </table:table-cell>
          <table:table-cell office:value-type="float" office:value="1.232558" calcext:value-type="float">
            <text:p>1.232558</text:p>
          </table:table-cell>
          <table:table-cell office:value-type="float" office:value="2" calcext:value-type="float">
            <text:p>2</text:p>
          </table:table-cell>
          <table:table-cell office:value-type="float" office:value="2.382022" calcext:value-type="float">
            <text:p>2.382022</text:p>
          </table:table-cell>
          <table:table-cell office:value-type="float" office:value="97" calcext:value-type="float">
            <text:p>97</text:p>
          </table:table-cell>
          <table:table-cell table:formula="of:=([.I181]&gt;[.J18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25:45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bzip2e_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formula="of:=([.I182]&gt;[.J18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34:07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network_patricia_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([.I183]&gt;[.J18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34:09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network_patricia_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formula="of:=([.I184]&gt;[.J18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34:11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network_patricia_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([.I185]&gt;[.J18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34:12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network_patricia_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formula="of:=([.I186]&gt;[.J18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34:14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network_patricia_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28" calcext:value-type="float">
            <text:p>0.028</text:p>
          </table:table-cell>
          <table:table-cell table:number-columns-repeated="2" office:value-type="float" office:value="2.285714" calcext:value-type="float">
            <text:p>2.285714</text:p>
          </table:table-cell>
          <table:table-cell office:value-type="float" office:value="3.2" calcext:value-type="float">
            <text:p>3.2</text:p>
          </table:table-cell>
          <table:table-cell office:value-type="float" office:value="98" calcext:value-type="float">
            <text:p>98</text:p>
          </table:table-cell>
          <table:table-cell table:formula="of:=([.I187]&gt;[.J18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42:54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sha_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" calcext:value-type="float">
            <text:p>0.04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formula="of:=([.I188]&gt;[.J18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42:56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sha_3</text:p>
          </table:table-cell>
          <table:table-cell office:value-type="float" office:value="0.184" calcext:value-type="float">
            <text:p>0.184</text:p>
          </table:table-cell>
          <table:table-cell office:value-type="float" office:value="0.056" calcext:value-type="float">
            <text:p>0.056</text:p>
          </table:table-cell>
          <table:table-cell office:value-type="float" office:value="0.184" calcext:value-type="float">
            <text:p>0.184</text:p>
          </table:table-cell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office:value-type="float" office:value="2.421053" calcext:value-type="float">
            <text:p>2.421053</text:p>
          </table:table-cell>
          <table:table-cell office:value-type="float" office:value="3.285714" calcext:value-type="float">
            <text:p>3.285714</text:p>
          </table:table-cell>
          <table:table-cell office:value-type="float" office:value="101" calcext:value-type="float">
            <text:p>101</text:p>
          </table:table-cell>
          <table:table-cell table:formula="of:=([.I189]&gt;[.J18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43:19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sha_4</text:p>
          </table:table-cell>
          <table:table-cell office:value-type="float" office:value="5.912" calcext:value-type="float">
            <text:p>5.912</text:p>
          </table:table-cell>
          <table:table-cell office:value-type="float" office:value="1.628" calcext:value-type="float">
            <text:p>1.628</text:p>
          </table:table-cell>
          <table:table-cell office:value-type="float" office:value="3.744" calcext:value-type="float">
            <text:p>3.744</text:p>
          </table:table-cell>
          <table:table-cell office:value-type="float" office:value="1.908" calcext:value-type="float">
            <text:p>1.908</text:p>
          </table:table-cell>
          <table:table-cell office:value-type="float" office:value="1.57906" calcext:value-type="float">
            <text:p>1.57906</text:p>
          </table:table-cell>
          <table:table-cell office:value-type="float" office:value="3.098532" calcext:value-type="float">
            <text:p>3.098532</text:p>
          </table:table-cell>
          <table:table-cell office:value-type="float" office:value="3.63145" calcext:value-type="float">
            <text:p>3.63145</text:p>
          </table:table-cell>
          <table:table-cell office:value-type="float" office:value="101" calcext:value-type="float">
            <text:p>101</text:p>
          </table:table-cell>
          <table:table-cell table:formula="of:=([.I190]&gt;[.J19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43:22</text:p>
          </table:table-cell>
          <table:table-cell office:value-type="string" calcext:value-type="string">
            <text:p><text:s/>STATIC</text:p>
          </table:table-cell>
          <table:table-cell office:value-type="string" calcext:value-type="string">
            <text:p><text:s/>cBench_security_sha_5</text:p>
          </table:table-cell>
          <table:table-cell office:value-type="float" office:value="0.372" calcext:value-type="float">
            <text:p>0.372</text:p>
          </table:table-cell>
          <table:table-cell office:value-type="float" office:value="0.12" calcext:value-type="float">
            <text:p>0.12</text:p>
          </table:table-cell>
          <table:table-cell office:value-type="float" office:value="0.36" calcext:value-type="float">
            <text:p>0.36</text:p>
          </table:table-cell>
          <table:table-cell office:value-type="float" office:value="0.148" calcext:value-type="float">
            <text:p>0.148</text:p>
          </table:table-cell>
          <table:table-cell office:value-type="float" office:value="1.033333" calcext:value-type="float">
            <text:p>1.033333</text:p>
          </table:table-cell>
          <table:table-cell office:value-type="float" office:value="2.513514" calcext:value-type="float">
            <text:p>2.513514</text:p>
          </table:table-cell>
          <table:table-cell office:value-type="float" office:value="3.1" calcext:value-type="float">
            <text:p>3.1</text:p>
          </table:table-cell>
          <table:table-cell office:value-type="float" office:value="101" calcext:value-type="float">
            <text:p>101</text:p>
          </table:table-cell>
          <table:table-cell table:formula="of:=([.I191]&gt;[.J19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58:08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median_2</text:p>
          </table:table-cell>
          <table:table-cell office:value-type="float" office:value="0.332" calcext:value-type="float">
            <text:p>0.332</text:p>
          </table:table-cell>
          <table:table-cell office:value-type="float" office:value="0.18" calcext:value-type="float">
            <text:p>0.1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28" calcext:value-type="float">
            <text:p>0.228</text:p>
          </table:table-cell>
          <table:table-cell office:value-type="float" office:value="1.077922" calcext:value-type="float">
            <text:p>1.077922</text:p>
          </table:table-cell>
          <table:table-cell office:value-type="float" office:value="1.45614" calcext:value-type="float">
            <text:p>1.45614</text:p>
          </table:table-cell>
          <table:table-cell office:value-type="float" office:value="1.844444" calcext:value-type="float">
            <text:p>1.844444</text:p>
          </table:table-cell>
          <table:table-cell office:value-type="float" office:value="100" calcext:value-type="float">
            <text:p>100</text:p>
          </table:table-cell>
          <table:table-cell table:formula="of:=([.I192]&gt;[.J19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2:59:38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median_4</text:p>
          </table:table-cell>
          <table:table-cell office:value-type="float" office:value="0.704" calcext:value-type="float">
            <text:p>0.704</text:p>
          </table:table-cell>
          <table:table-cell office:value-type="float" office:value="0.36" calcext:value-type="float">
            <text:p>0.36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" calcext:value-type="float">
            <text:p>0.42</text:p>
          </table:table-cell>
          <table:table-cell office:value-type="float" office:value="1.660377" calcext:value-type="float">
            <text:p>1.660377</text:p>
          </table:table-cell>
          <table:table-cell office:value-type="float" office:value="1.67619" calcext:value-type="float">
            <text:p>1.67619</text:p>
          </table:table-cell>
          <table:table-cell office:value-type="float" office:value="1.955556" calcext:value-type="float">
            <text:p>1.955556</text:p>
          </table:table-cell>
          <table:table-cell office:value-type="float" office:value="100" calcext:value-type="float">
            <text:p>100</text:p>
          </table:table-cell>
          <table:table-cell table:formula="of:=([.I193]&gt;[.J19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3:00:04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median_5</text:p>
          </table:table-cell>
          <table:table-cell office:value-type="float" office:value="0.308" calcext:value-type="float">
            <text:p>0.308</text:p>
          </table:table-cell>
          <table:table-cell office:value-type="float" office:value="0.14" calcext:value-type="float">
            <text:p>0.14</text:p>
          </table:table-cell>
          <table:table-cell office:value-type="float" office:value="0.248" calcext:value-type="float">
            <text:p>0.248</text:p>
          </table:table-cell>
          <table:table-cell office:value-type="float" office:value="0.196" calcext:value-type="float">
            <text:p>0.196</text:p>
          </table:table-cell>
          <table:table-cell office:value-type="float" office:value="1.241935" calcext:value-type="float">
            <text:p>1.241935</text:p>
          </table:table-cell>
          <table:table-cell office:value-type="float" office:value="1.571429" calcext:value-type="float">
            <text:p>1.571429</text:p>
          </table:table-cell>
          <table:table-cell office:value-type="float" office:value="2.2" calcext:value-type="float">
            <text:p>2.2</text:p>
          </table:table-cell>
          <table:table-cell office:value-type="float" office:value="100" calcext:value-type="float">
            <text:p>100</text:p>
          </table:table-cell>
          <table:table-cell table:formula="of:=([.I194]&gt;[.J19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3:10:20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susan_c_2</text:p>
          </table:table-cell>
          <table:table-cell office:value-type="float" office:value="1.96" calcext:value-type="float">
            <text:p>1.96</text:p>
          </table:table-cell>
          <table:table-cell office:value-type="float" office:value="0.488" calcext:value-type="float">
            <text:p>0.488</text:p>
          </table:table-cell>
          <table:table-cell office:value-type="float" office:value="0.608" calcext:value-type="float">
            <text:p>0.608</text:p>
          </table:table-cell>
          <table:table-cell office:value-type="float" office:value="0.556" calcext:value-type="float">
            <text:p>0.556</text:p>
          </table:table-cell>
          <table:table-cell office:value-type="float" office:value="3.223684" calcext:value-type="float">
            <text:p>3.223684</text:p>
          </table:table-cell>
          <table:table-cell office:value-type="float" office:value="3.52518" calcext:value-type="float">
            <text:p>3.52518</text:p>
          </table:table-cell>
          <table:table-cell office:value-type="float" office:value="4.016393" calcext:value-type="float">
            <text:p>4.016393</text:p>
          </table:table-cell>
          <table:table-cell office:value-type="float" office:value="98" calcext:value-type="float">
            <text:p>98</text:p>
          </table:table-cell>
          <table:table-cell table:formula="of:=([.I195]&gt;[.J19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3:10:44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susan_c_4</text:p>
          </table:table-cell>
          <table:table-cell office:value-type="float" office:value="0.664" calcext:value-type="float">
            <text:p>0.664</text:p>
          </table:table-cell>
          <table:table-cell office:value-type="float" office:value="0.168" calcext:value-type="float">
            <text:p>0.168</text:p>
          </table:table-cell>
          <table:table-cell office:value-type="float" office:value="0.208" calcext:value-type="float">
            <text:p>0.208</text:p>
          </table:table-cell>
          <table:table-cell office:value-type="float" office:value="0.172" calcext:value-type="float">
            <text:p>0.172</text:p>
          </table:table-cell>
          <table:table-cell office:value-type="float" office:value="3.192308" calcext:value-type="float">
            <text:p>3.192308</text:p>
          </table:table-cell>
          <table:table-cell office:value-type="float" office:value="3.860465" calcext:value-type="float">
            <text:p>3.860465</text:p>
          </table:table-cell>
          <table:table-cell office:value-type="float" office:value="3.952381" calcext:value-type="float">
            <text:p>3.952381</text:p>
          </table:table-cell>
          <table:table-cell office:value-type="float" office:value="98" calcext:value-type="float">
            <text:p>98</text:p>
          </table:table-cell>
          <table:table-cell table:formula="of:=([.I196]&gt;[.J19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3:21:24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telecom_adpcm_d_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" calcext:value-type="float">
            <text:p>0.04</text:p>
          </table:table-cell>
          <table:table-cell office:value-type="float" office:value="0.036" calcext:value-type="float">
            <text:p>0.036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3.111111" calcext:value-type="float">
            <text:p>3.111111</text:p>
          </table:table-cell>
          <table:table-cell office:value-type="float" office:value="97" calcext:value-type="float">
            <text:p>97</text:p>
          </table:table-cell>
          <table:table-cell table:formula="of:=([.I197]&gt;[.J19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3:21:50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telecom_adpcm_d_3</text:p>
          </table:table-cell>
          <table:table-cell office:value-type="float" office:value="0.452" calcext:value-type="float">
            <text:p>0.45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8" calcext:value-type="float">
            <text:p>0.18</text:p>
          </table:table-cell>
          <table:table-cell office:value-type="float" office:value="0.152" calcext:value-type="float">
            <text:p>0.152</text:p>
          </table:table-cell>
          <table:table-cell office:value-type="float" office:value="2.511111" calcext:value-type="float">
            <text:p>2.511111</text:p>
          </table:table-cell>
          <table:table-cell office:value-type="float" office:value="2.973684" calcext:value-type="float">
            <text:p>2.973684</text:p>
          </table:table-cell>
          <table:table-cell office:value-type="float" office:value="3.323529" calcext:value-type="float">
            <text:p>3.323529</text:p>
          </table:table-cell>
          <table:table-cell office:value-type="float" office:value="97" calcext:value-type="float">
            <text:p>97</text:p>
          </table:table-cell>
          <table:table-cell table:formula="of:=([.I198]&gt;[.J19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3:32:14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blowfish_d_1</text:p>
          </table:table-cell>
          <table:table-cell office:value-type="float" office:value="0.008" calcext:value-type="float">
            <text:p>0.008</text:p>
          </table:table-cell>
          <table:table-cell table:number-columns-repeated="3" office:value-type="float" office:value="0.004" calcext:value-type="float">
            <text:p>0.00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I199]&gt;[.J19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3:32:17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blowfish_d_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64" calcext:value-type="float">
            <text:p>0.064</text:p>
          </table:table-cell>
          <table:table-cell office:value-type="float" office:value="1.5" calcext:value-type="float">
            <text:p>1.5</text:p>
          </table:table-cell>
          <table:table-cell office:value-type="float" office:value="2.0625" calcext:value-type="float">
            <text:p>2.0625</text:p>
          </table:table-cell>
          <table:table-cell office:value-type="float" office:value="2.357143" calcext:value-type="float">
            <text:p>2.357143</text:p>
          </table:table-cell>
          <table:table-cell office:value-type="float" office:value="100" calcext:value-type="float">
            <text:p>100</text:p>
          </table:table-cell>
          <table:table-cell table:formula="of:=([.I200]&gt;[.J20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3:32:21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blowfish_d_3</text:p>
          </table:table-cell>
          <table:table-cell office:value-type="float" office:value="0.288" calcext:value-type="float">
            <text:p>0.28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72" calcext:value-type="float">
            <text:p>0.172</text:p>
          </table:table-cell>
          <table:table-cell office:value-type="float" office:value="0.14" calcext:value-type="float">
            <text:p>0.14</text:p>
          </table:table-cell>
          <table:table-cell office:value-type="float" office:value="1.674419" calcext:value-type="float">
            <text:p>1.674419</text:p>
          </table:table-cell>
          <table:table-cell office:value-type="float" office:value="2.057143" calcext:value-type="float">
            <text:p>2.057143</text:p>
          </table:table-cell>
          <table:table-cell office:value-type="float" office:value="2.322581" calcext:value-type="float">
            <text:p>2.322581</text:p>
          </table:table-cell>
          <table:table-cell office:value-type="float" office:value="100" calcext:value-type="float">
            <text:p>100</text:p>
          </table:table-cell>
          <table:table-cell table:formula="of:=([.I201]&gt;[.J20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3:40:14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dither_1</text:p>
          </table:table-cell>
          <table:table-cell office:value-type="float" office:value="0.292" calcext:value-type="float">
            <text:p>0.292</text:p>
          </table:table-cell>
          <table:table-cell office:value-type="float" office:value="0.1" calcext:value-type="float">
            <text:p>0.1</text:p>
          </table:table-cell>
          <table:table-cell office:value-type="float" office:value="0.156" calcext:value-type="float">
            <text:p>0.156</text:p>
          </table:table-cell>
          <table:table-cell office:value-type="float" office:value="0.112" calcext:value-type="float">
            <text:p>0.112</text:p>
          </table:table-cell>
          <table:table-cell office:value-type="float" office:value="1.871795" calcext:value-type="float">
            <text:p>1.871795</text:p>
          </table:table-cell>
          <table:table-cell office:value-type="float" office:value="2.607143" calcext:value-type="float">
            <text:p>2.607143</text:p>
          </table:table-cell>
          <table:table-cell office:value-type="float" office:value="2.92" calcext:value-type="float">
            <text:p>2.92</text:p>
          </table:table-cell>
          <table:table-cell office:value-type="float" office:value="100" calcext:value-type="float">
            <text:p>100</text:p>
          </table:table-cell>
          <table:table-cell table:formula="of:=([.I202]&gt;[.J20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3:40:45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dither_2</text:p>
          </table:table-cell>
          <table:table-cell office:value-type="float" office:value="0.564" calcext:value-type="float">
            <text:p>0.564</text:p>
          </table:table-cell>
          <table:table-cell office:value-type="float" office:value="0.168" calcext:value-type="float">
            <text:p>0.168</text:p>
          </table:table-cell>
          <table:table-cell office:value-type="float" office:value="0.244" calcext:value-type="float">
            <text:p>0.244</text:p>
          </table:table-cell>
          <table:table-cell office:value-type="float" office:value="0.22" calcext:value-type="float">
            <text:p>0.22</text:p>
          </table:table-cell>
          <table:table-cell office:value-type="float" office:value="2.311475" calcext:value-type="float">
            <text:p>2.311475</text:p>
          </table:table-cell>
          <table:table-cell office:value-type="float" office:value="2.563636" calcext:value-type="float">
            <text:p>2.563636</text:p>
          </table:table-cell>
          <table:table-cell office:value-type="float" office:value="3.357143" calcext:value-type="float">
            <text:p>3.357143</text:p>
          </table:table-cell>
          <table:table-cell office:value-type="float" office:value="100" calcext:value-type="float">
            <text:p>100</text:p>
          </table:table-cell>
          <table:table-cell table:formula="of:=([.I203]&gt;[.J20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3:44:20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dither_4</text:p>
          </table:table-cell>
          <table:table-cell office:value-type="float" office:value="2.644" calcext:value-type="float">
            <text:p>2.644</text:p>
          </table:table-cell>
          <table:table-cell office:value-type="float" office:value="0.824" calcext:value-type="float">
            <text:p>0.824</text:p>
          </table:table-cell>
          <table:table-cell office:value-type="float" office:value="0.816" calcext:value-type="float">
            <text:p>0.816</text:p>
          </table:table-cell>
          <table:table-cell office:value-type="float" office:value="0.908" calcext:value-type="float">
            <text:p>0.908</text:p>
          </table:table-cell>
          <table:table-cell office:value-type="float" office:value="3.240196" calcext:value-type="float">
            <text:p>3.240196</text:p>
          </table:table-cell>
          <table:table-cell office:value-type="float" office:value="2.911894" calcext:value-type="float">
            <text:p>2.911894</text:p>
          </table:table-cell>
          <table:table-cell office:value-type="float" office:value="3.208738" calcext:value-type="float">
            <text:p>3.208738</text:p>
          </table:table-cell>
          <table:table-cell office:value-type="float" office:value="100" calcext:value-type="float">
            <text:p>100</text:p>
          </table:table-cell>
          <table:table-cell table:formula="of:=([.I204]&gt;[.J20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3:44:47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dither_5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2" calcext:value-type="float">
            <text:p>0.052</text:p>
          </table:table-cell>
          <table:table-cell office:value-type="float" office:value="2.083333" calcext:value-type="float">
            <text:p>2.083333</text:p>
          </table:table-cell>
          <table:table-cell office:value-type="float" office:value="1.923077" calcext:value-type="float">
            <text:p>1.923077</text:p>
          </table:table-cell>
          <table:table-cell office:value-type="float" office:value="2.777778" calcext:value-type="float">
            <text:p>2.777778</text:p>
          </table:table-cell>
          <table:table-cell office:value-type="float" office:value="100" calcext:value-type="float">
            <text:p>100</text:p>
          </table:table-cell>
          <table:table-cell table:formula="of:=([.I205]&gt;[.J20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3:53:18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susan_s_1</text:p>
          </table:table-cell>
          <table:table-cell office:value-type="float" office:value="30.472" calcext:value-type="float">
            <text:p>30.472</text:p>
          </table:table-cell>
          <table:table-cell office:value-type="float" office:value="4.948" calcext:value-type="float">
            <text:p>4.948</text:p>
          </table:table-cell>
          <table:table-cell office:value-type="float" office:value="21.272" calcext:value-type="float">
            <text:p>21.272</text:p>
          </table:table-cell>
          <table:table-cell office:value-type="float" office:value="21.116" calcext:value-type="float">
            <text:p>21.116</text:p>
          </table:table-cell>
          <table:table-cell office:value-type="float" office:value="1.432493" calcext:value-type="float">
            <text:p>1.432493</text:p>
          </table:table-cell>
          <table:table-cell office:value-type="float" office:value="1.443076" calcext:value-type="float">
            <text:p>1.443076</text:p>
          </table:table-cell>
          <table:table-cell office:value-type="float" office:value="6.158448" calcext:value-type="float">
            <text:p>6.158448</text:p>
          </table:table-cell>
          <table:table-cell office:value-type="float" office:value="97" calcext:value-type="float">
            <text:p>97</text:p>
          </table:table-cell>
          <table:table-cell table:formula="of:=([.I206]&gt;[.J20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29 23:55:52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susan_s_2</text:p>
          </table:table-cell>
          <table:table-cell office:value-type="float" office:value="36.992" calcext:value-type="float">
            <text:p>36.992</text:p>
          </table:table-cell>
          <table:table-cell office:value-type="float" office:value="5.956" calcext:value-type="float">
            <text:p>5.956</text:p>
          </table:table-cell>
          <table:table-cell office:value-type="float" office:value="24.972" calcext:value-type="float">
            <text:p>24.972</text:p>
          </table:table-cell>
          <table:table-cell office:value-type="float" office:value="24.864" calcext:value-type="float">
            <text:p>24.864</text:p>
          </table:table-cell>
          <table:table-cell office:value-type="float" office:value="1.481339" calcext:value-type="float">
            <text:p>1.481339</text:p>
          </table:table-cell>
          <table:table-cell office:value-type="float" office:value="1.487773" calcext:value-type="float">
            <text:p>1.487773</text:p>
          </table:table-cell>
          <table:table-cell office:value-type="float" office:value="6.21088" calcext:value-type="float">
            <text:p>6.21088</text:p>
          </table:table-cell>
          <table:table-cell office:value-type="float" office:value="97" calcext:value-type="float">
            <text:p>97</text:p>
          </table:table-cell>
          <table:table-cell table:formula="of:=([.I207]&gt;[.J20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0:01:41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susan_s_3</text:p>
          </table:table-cell>
          <table:table-cell office:value-type="float" office:value="77.36" calcext:value-type="float">
            <text:p>77.36</text:p>
          </table:table-cell>
          <table:table-cell office:value-type="float" office:value="14.64" calcext:value-type="float">
            <text:p>14.64</text:p>
          </table:table-cell>
          <table:table-cell office:value-type="float" office:value="57.648" calcext:value-type="float">
            <text:p>57.648</text:p>
          </table:table-cell>
          <table:table-cell office:value-type="float" office:value="57.504" calcext:value-type="float">
            <text:p>57.504</text:p>
          </table:table-cell>
          <table:table-cell office:value-type="float" office:value="1.341937" calcext:value-type="float">
            <text:p>1.341937</text:p>
          </table:table-cell>
          <table:table-cell office:value-type="float" office:value="1.345298" calcext:value-type="float">
            <text:p>1.345298</text:p>
          </table:table-cell>
          <table:table-cell office:value-type="float" office:value="5.284153" calcext:value-type="float">
            <text:p>5.284153</text:p>
          </table:table-cell>
          <table:table-cell office:value-type="float" office:value="97" calcext:value-type="float">
            <text:p>97</text:p>
          </table:table-cell>
          <table:table-cell table:formula="of:=([.I208]&gt;[.J20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0:02:16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susan_s_4</text:p>
          </table:table-cell>
          <table:table-cell office:value-type="float" office:value="8.008" calcext:value-type="float">
            <text:p>8.008</text:p>
          </table:table-cell>
          <table:table-cell office:value-type="float" office:value="1.508" calcext:value-type="float">
            <text:p>1.508</text:p>
          </table:table-cell>
          <table:table-cell office:value-type="float" office:value="5.784" calcext:value-type="float">
            <text:p>5.784</text:p>
          </table:table-cell>
          <table:table-cell office:value-type="float" office:value="5.388" calcext:value-type="float">
            <text:p>5.388</text:p>
          </table:table-cell>
          <table:table-cell office:value-type="float" office:value="1.384509" calcext:value-type="float">
            <text:p>1.384509</text:p>
          </table:table-cell>
          <table:table-cell office:value-type="float" office:value="1.486266" calcext:value-type="float">
            <text:p>1.486266</text:p>
          </table:table-cell>
          <table:table-cell office:value-type="float" office:value="5.310345" calcext:value-type="float">
            <text:p>5.310345</text:p>
          </table:table-cell>
          <table:table-cell office:value-type="float" office:value="97" calcext:value-type="float">
            <text:p>97</text:p>
          </table:table-cell>
          <table:table-cell table:formula="of:=([.I209]&gt;[.J20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0:08:00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susan_s_5</text:p>
          </table:table-cell>
          <table:table-cell office:value-type="float" office:value="82.408" calcext:value-type="float">
            <text:p>82.408</text:p>
          </table:table-cell>
          <table:table-cell office:value-type="float" office:value="13.428" calcext:value-type="float">
            <text:p>13.428</text:p>
          </table:table-cell>
          <table:table-cell office:value-type="float" office:value="56.46" calcext:value-type="float">
            <text:p>56.46</text:p>
          </table:table-cell>
          <table:table-cell office:value-type="float" office:value="56.572" calcext:value-type="float">
            <text:p>56.572</text:p>
          </table:table-cell>
          <table:table-cell office:value-type="float" office:value="1.459582" calcext:value-type="float">
            <text:p>1.459582</text:p>
          </table:table-cell>
          <table:table-cell office:value-type="float" office:value="1.456692" calcext:value-type="float">
            <text:p>1.456692</text:p>
          </table:table-cell>
          <table:table-cell office:value-type="float" office:value="6.137027" calcext:value-type="float">
            <text:p>6.137027</text:p>
          </table:table-cell>
          <table:table-cell office:value-type="float" office:value="97" calcext:value-type="float">
            <text:p>97</text:p>
          </table:table-cell>
          <table:table-cell table:formula="of:=([.I210]&gt;[.J2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0:17:23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rijndael_d_1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8" calcext:value-type="float">
            <text:p>0.0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formula="of:=([.I211]&gt;[.J21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0:17:27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rijndael_d_2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8" calcext:value-type="float">
            <text:p>0.08</text:p>
          </table:table-cell>
          <table:table-cell office:value-type="float" office:value="0.068" calcext:value-type="float">
            <text:p>0.068</text:p>
          </table:table-cell>
          <table:table-cell office:value-type="float" office:value="2.8" calcext:value-type="float">
            <text:p>2.8</text:p>
          </table:table-cell>
          <table:table-cell office:value-type="float" office:value="3.294118" calcext:value-type="float">
            <text:p>3.294118</text:p>
          </table:table-cell>
          <table:table-cell office:value-type="float" office:value="4.666667" calcext:value-type="float">
            <text:p>4.666667</text:p>
          </table:table-cell>
          <table:table-cell office:value-type="float" office:value="101" calcext:value-type="float">
            <text:p>101</text:p>
          </table:table-cell>
          <table:table-cell table:formula="of:=([.I212]&gt;[.J2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0:17:32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rijndael_d_3</text:p>
          </table:table-cell>
          <table:table-cell office:value-type="float" office:value="0.48" calcext:value-type="float">
            <text:p>0.48</text:p>
          </table:table-cell>
          <table:table-cell office:value-type="float" office:value="0.12" calcext:value-type="float">
            <text:p>0.1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68" calcext:value-type="float">
            <text:p>0.168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2.857143" calcext:value-type="float">
            <text:p>2.857143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formula="of:=([.I213]&gt;[.J2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0:18:19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rijndael_d_4</text:p>
          </table:table-cell>
          <table:table-cell office:value-type="float" office:value="13.768" calcext:value-type="float">
            <text:p>13.768</text:p>
          </table:table-cell>
          <table:table-cell office:value-type="float" office:value="2.972" calcext:value-type="float">
            <text:p>2.972</text:p>
          </table:table-cell>
          <table:table-cell office:value-type="float" office:value="4.42" calcext:value-type="float">
            <text:p>4.42</text:p>
          </table:table-cell>
          <table:table-cell office:value-type="float" office:value="4.232" calcext:value-type="float">
            <text:p>4.232</text:p>
          </table:table-cell>
          <table:table-cell office:value-type="float" office:value="3.114932" calcext:value-type="float">
            <text:p>3.114932</text:p>
          </table:table-cell>
          <table:table-cell office:value-type="float" office:value="3.253308" calcext:value-type="float">
            <text:p>3.253308</text:p>
          </table:table-cell>
          <table:table-cell office:value-type="float" office:value="4.632571" calcext:value-type="float">
            <text:p>4.632571</text:p>
          </table:table-cell>
          <table:table-cell office:value-type="float" office:value="101" calcext:value-type="float">
            <text:p>101</text:p>
          </table:table-cell>
          <table:table-cell table:formula="of:=([.I214]&gt;[.J21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0:18:26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rijndael_d_5</text:p>
          </table:table-cell>
          <table:table-cell office:value-type="float" office:value="0.984" calcext:value-type="float">
            <text:p>0.984</text:p>
          </table:table-cell>
          <table:table-cell office:value-type="float" office:value="0.236" calcext:value-type="float">
            <text:p>0.236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" calcext:value-type="float">
            <text:p>0.36</text:p>
          </table:table-cell>
          <table:table-cell office:value-type="float" office:value="2.827586" calcext:value-type="float">
            <text:p>2.827586</text:p>
          </table:table-cell>
          <table:table-cell office:value-type="float" office:value="2.733333" calcext:value-type="float">
            <text:p>2.733333</text:p>
          </table:table-cell>
          <table:table-cell office:value-type="float" office:value="4.169492" calcext:value-type="float">
            <text:p>4.169492</text:p>
          </table:table-cell>
          <table:table-cell office:value-type="float" office:value="101" calcext:value-type="float">
            <text:p>101</text:p>
          </table:table-cell>
          <table:table-cell table:formula="of:=([.I215]&gt;[.J21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0:39:18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susan_e_4</text:p>
          </table:table-cell>
          <table:table-cell office:value-type="float" office:value="1.324" calcext:value-type="float">
            <text:p>1.32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52" calcext:value-type="float">
            <text:p>0.352</text:p>
          </table:table-cell>
          <table:table-cell office:value-type="float" office:value="0.336" calcext:value-type="float">
            <text:p>0.336</text:p>
          </table:table-cell>
          <table:table-cell office:value-type="float" office:value="3.761364" calcext:value-type="float">
            <text:p>3.761364</text:p>
          </table:table-cell>
          <table:table-cell office:value-type="float" office:value="3.940476" calcext:value-type="float">
            <text:p>3.940476</text:p>
          </table:table-cell>
          <table:table-cell office:value-type="float" office:value="4.189873" calcext:value-type="float">
            <text:p>4.189873</text:p>
          </table:table-cell>
          <table:table-cell office:value-type="float" office:value="99" calcext:value-type="float">
            <text:p>99</text:p>
          </table:table-cell>
          <table:table-cell table:formula="of:=([.I216]&gt;[.J21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0:39:42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susan_e_5</text:p>
          </table:table-cell>
          <table:table-cell office:value-type="float" office:value="9.124" calcext:value-type="float">
            <text:p>9.124</text:p>
          </table:table-cell>
          <table:table-cell office:value-type="float" office:value="1.612" calcext:value-type="float">
            <text:p>1.612</text:p>
          </table:table-cell>
          <table:table-cell office:value-type="float" office:value="1.832" calcext:value-type="float">
            <text:p>1.832</text:p>
          </table:table-cell>
          <table:table-cell office:value-type="float" office:value="1.66" calcext:value-type="float">
            <text:p>1.66</text:p>
          </table:table-cell>
          <table:table-cell office:value-type="float" office:value="4.980349" calcext:value-type="float">
            <text:p>4.980349</text:p>
          </table:table-cell>
          <table:table-cell office:value-type="float" office:value="5.496386" calcext:value-type="float">
            <text:p>5.496386</text:p>
          </table:table-cell>
          <table:table-cell office:value-type="float" office:value="5.66005" calcext:value-type="float">
            <text:p>5.66005</text:p>
          </table:table-cell>
          <table:table-cell office:value-type="float" office:value="99" calcext:value-type="float">
            <text:p>99</text:p>
          </table:table-cell>
          <table:table-cell table:formula="of:=([.I217]&gt;[.J2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0:48:42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office_stringsearch1_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I218]&gt;[.J21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0:48:47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office_stringsearch1_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4" calcext:value-type="float">
            <text:p>0.024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I219]&gt;[.J21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0:58:10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rijndael_e_1</text:p>
          </table:table-cell>
          <table:table-cell office:value-type="float" office:value="0.02" calcext:value-type="float">
            <text:p>0.0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1.666667" calcext:value-type="float">
            <text:p>1.666667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formula="of:=([.I220]&gt;[.J22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0:58:14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rijndael_e_2</text:p>
          </table:table-cell>
          <table:table-cell office:value-type="float" office:value="0.212" calcext:value-type="float">
            <text:p>0.212</text:p>
          </table:table-cell>
          <table:table-cell office:value-type="float" office:value="0.06" calcext:value-type="float">
            <text:p>0.06</text:p>
          </table:table-cell>
          <table:table-cell office:value-type="float" office:value="0.164" calcext:value-type="float">
            <text:p>0.164</text:p>
          </table:table-cell>
          <table:table-cell office:value-type="float" office:value="0.144" calcext:value-type="float">
            <text:p>0.144</text:p>
          </table:table-cell>
          <table:table-cell office:value-type="float" office:value="1.292683" calcext:value-type="float">
            <text:p>1.292683</text:p>
          </table:table-cell>
          <table:table-cell office:value-type="float" office:value="1.472222" calcext:value-type="float">
            <text:p>1.472222</text:p>
          </table:table-cell>
          <table:table-cell office:value-type="float" office:value="3.533333" calcext:value-type="float">
            <text:p>3.533333</text:p>
          </table:table-cell>
          <table:table-cell office:value-type="float" office:value="98" calcext:value-type="float">
            <text:p>98</text:p>
          </table:table-cell>
          <table:table-cell table:formula="of:=([.I221]&gt;[.J22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0:58:19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rijndael_e_3</text:p>
          </table:table-cell>
          <table:table-cell office:value-type="float" office:value="0.456" calcext:value-type="float">
            <text:p>0.456</text:p>
          </table:table-cell>
          <table:table-cell office:value-type="float" office:value="0.128" calcext:value-type="float">
            <text:p>0.12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2" calcext:value-type="float">
            <text:p>0.32</text:p>
          </table:table-cell>
          <table:table-cell office:value-type="float" office:value="1.390244" calcext:value-type="float">
            <text:p>1.390244</text:p>
          </table:table-cell>
          <table:table-cell office:value-type="float" office:value="1.425" calcext:value-type="float">
            <text:p>1.425</text:p>
          </table:table-cell>
          <table:table-cell office:value-type="float" office:value="3.5625" calcext:value-type="float">
            <text:p>3.5625</text:p>
          </table:table-cell>
          <table:table-cell office:value-type="float" office:value="98" calcext:value-type="float">
            <text:p>98</text:p>
          </table:table-cell>
          <table:table-cell table:formula="of:=([.I222]&gt;[.J2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0:59:13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rijndael_e_4</text:p>
          </table:table-cell>
          <table:table-cell office:value-type="float" office:value="13.676" calcext:value-type="float">
            <text:p>13.676</text:p>
          </table:table-cell>
          <table:table-cell office:value-type="float" office:value="3.036" calcext:value-type="float">
            <text:p>3.036</text:p>
          </table:table-cell>
          <table:table-cell office:value-type="float" office:value="7.26" calcext:value-type="float">
            <text:p>7.26</text:p>
          </table:table-cell>
          <table:table-cell office:value-type="float" office:value="7.32" calcext:value-type="float">
            <text:p>7.32</text:p>
          </table:table-cell>
          <table:table-cell office:value-type="float" office:value="1.883747" calcext:value-type="float">
            <text:p>1.883747</text:p>
          </table:table-cell>
          <table:table-cell office:value-type="float" office:value="1.868306" calcext:value-type="float">
            <text:p>1.868306</text:p>
          </table:table-cell>
          <table:table-cell office:value-type="float" office:value="4.504611" calcext:value-type="float">
            <text:p>4.504611</text:p>
          </table:table-cell>
          <table:table-cell office:value-type="float" office:value="98" calcext:value-type="float">
            <text:p>98</text:p>
          </table:table-cell>
          <table:table-cell table:formula="of:=([.I223]&gt;[.J2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0:59:19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rijndael_e_5</text:p>
          </table:table-cell>
          <table:table-cell office:value-type="float" office:value="0.948" calcext:value-type="float">
            <text:p>0.948</text:p>
          </table:table-cell>
          <table:table-cell office:value-type="float" office:value="0.272" calcext:value-type="float">
            <text:p>0.272</text:p>
          </table:table-cell>
          <table:table-cell office:value-type="float" office:value="0.656" calcext:value-type="float">
            <text:p>0.656</text:p>
          </table:table-cell>
          <table:table-cell office:value-type="float" office:value="0.484" calcext:value-type="float">
            <text:p>0.484</text:p>
          </table:table-cell>
          <table:table-cell office:value-type="float" office:value="1.445122" calcext:value-type="float">
            <text:p>1.445122</text:p>
          </table:table-cell>
          <table:table-cell office:value-type="float" office:value="1.958678" calcext:value-type="float">
            <text:p>1.958678</text:p>
          </table:table-cell>
          <table:table-cell office:value-type="float" office:value="3.485294" calcext:value-type="float">
            <text:p>3.485294</text:p>
          </table:table-cell>
          <table:table-cell office:value-type="float" office:value="98" calcext:value-type="float">
            <text:p>98</text:p>
          </table:table-cell>
          <table:table-cell table:formula="of:=([.I224]&gt;[.J22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1:07:30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bitcount_2</text:p>
          </table:table-cell>
          <table:table-cell office:value-type="float" office:value="37.628" calcext:value-type="float">
            <text:p>37.628</text:p>
          </table:table-cell>
          <table:table-cell office:value-type="float" office:value="5.432" calcext:value-type="float">
            <text:p>5.432</text:p>
          </table:table-cell>
          <table:table-cell office:value-type="float" office:value="5.756" calcext:value-type="float">
            <text:p>5.756</text:p>
          </table:table-cell>
          <table:table-cell office:value-type="float" office:value="5.452" calcext:value-type="float">
            <text:p>5.452</text:p>
          </table:table-cell>
          <table:table-cell office:value-type="float" office:value="6.537179" calcext:value-type="float">
            <text:p>6.537179</text:p>
          </table:table-cell>
          <table:table-cell office:value-type="float" office:value="6.901687" calcext:value-type="float">
            <text:p>6.901687</text:p>
          </table:table-cell>
          <table:table-cell office:value-type="float" office:value="6.927099" calcext:value-type="float">
            <text:p>6.927099</text:p>
          </table:table-cell>
          <table:table-cell office:value-type="float" office:value="98" calcext:value-type="float">
            <text:p>98</text:p>
          </table:table-cell>
          <table:table-cell table:formula="of:=([.I225]&gt;[.J2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1:09:43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automotive_bitcount_4</text:p>
          </table:table-cell>
          <table:table-cell office:value-type="float" office:value="75.776" calcext:value-type="float">
            <text:p>75.776</text:p>
          </table:table-cell>
          <table:table-cell office:value-type="float" office:value="10.796" calcext:value-type="float">
            <text:p>10.796</text:p>
          </table:table-cell>
          <table:table-cell office:value-type="float" office:value="11.324" calcext:value-type="float">
            <text:p>11.324</text:p>
          </table:table-cell>
          <table:table-cell office:value-type="float" office:value="10.812" calcext:value-type="float">
            <text:p>10.812</text:p>
          </table:table-cell>
          <table:table-cell office:value-type="float" office:value="6.691628" calcext:value-type="float">
            <text:p>6.691628</text:p>
          </table:table-cell>
          <table:table-cell office:value-type="float" office:value="7.008509" calcext:value-type="float">
            <text:p>7.008509</text:p>
          </table:table-cell>
          <table:table-cell office:value-type="float" office:value="7.018896" calcext:value-type="float">
            <text:p>7.018896</text:p>
          </table:table-cell>
          <table:table-cell office:value-type="float" office:value="98" calcext:value-type="float">
            <text:p>98</text:p>
          </table:table-cell>
          <table:table-cell table:formula="of:=([.I226]&gt;[.J2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1:26:47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2rgba_1</text:p>
          </table:table-cell>
          <table:table-cell office:value-type="float" office:value="0.228" calcext:value-type="float">
            <text:p>0.228</text:p>
          </table:table-cell>
          <table:table-cell office:value-type="float" office:value="0.076" calcext:value-type="float">
            <text:p>0.076</text:p>
          </table:table-cell>
          <table:table-cell office:value-type="float" office:value="0.216" calcext:value-type="float">
            <text:p>0.216</text:p>
          </table:table-cell>
          <table:table-cell office:value-type="float" office:value="0.1" calcext:value-type="float">
            <text:p>0.1</text:p>
          </table:table-cell>
          <table:table-cell office:value-type="float" office:value="1.055556" calcext:value-type="float">
            <text:p>1.055556</text:p>
          </table:table-cell>
          <table:table-cell office:value-type="float" office:value="2.28" calcext:value-type="float">
            <text:p>2.28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formula="of:=([.I227]&gt;[.J22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1:27:16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2rgba_2</text:p>
          </table:table-cell>
          <table:table-cell office:value-type="float" office:value="0.356" calcext:value-type="float">
            <text:p>0.35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6" calcext:value-type="float">
            <text:p>0.196</text:p>
          </table:table-cell>
          <table:table-cell office:value-type="float" office:value="0.168" calcext:value-type="float">
            <text:p>0.168</text:p>
          </table:table-cell>
          <table:table-cell office:value-type="float" office:value="1.816327" calcext:value-type="float">
            <text:p>1.816327</text:p>
          </table:table-cell>
          <table:table-cell office:value-type="float" office:value="2.119048" calcext:value-type="float">
            <text:p>2.119048</text:p>
          </table:table-cell>
          <table:table-cell office:value-type="float" office:value="3.296296" calcext:value-type="float">
            <text:p>3.296296</text:p>
          </table:table-cell>
          <table:table-cell office:value-type="float" office:value="98" calcext:value-type="float">
            <text:p>98</text:p>
          </table:table-cell>
          <table:table-cell table:formula="of:=([.I228]&gt;[.J2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1:31:06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2rgba_3</text:p>
          </table:table-cell>
          <table:table-cell office:value-type="float" office:value="37.54" calcext:value-type="float">
            <text:p>37.54</text:p>
          </table:table-cell>
          <table:table-cell office:value-type="float" office:value="16.144" calcext:value-type="float">
            <text:p>16.144</text:p>
          </table:table-cell>
          <table:table-cell office:value-type="float" office:value="38.64" calcext:value-type="float">
            <text:p>38.64</text:p>
          </table:table-cell>
          <table:table-cell office:value-type="float" office:value="19.396" calcext:value-type="float">
            <text:p>19.396</text:p>
          </table:table-cell>
          <table:table-cell office:value-type="float" office:value="0.971532" calcext:value-type="float">
            <text:p>0.971532</text:p>
          </table:table-cell>
          <table:table-cell office:value-type="float" office:value="1.935451" calcext:value-type="float">
            <text:p>1.935451</text:p>
          </table:table-cell>
          <table:table-cell office:value-type="float" office:value="2.325322" calcext:value-type="float">
            <text:p>2.325322</text:p>
          </table:table-cell>
          <table:table-cell office:value-type="float" office:value="98" calcext:value-type="float">
            <text:p>98</text:p>
          </table:table-cell>
          <table:table-cell table:formula="of:=([.I229]&gt;[.J22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1:32:09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2rgba_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32" calcext:value-type="float">
            <text:p>0.032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88" calcext:value-type="float">
            <text:p>0.88</text:p>
          </table:table-cell>
          <table:table-cell office:value-type="float" office:value="2.2" calcext:value-type="float">
            <text:p>2.2</text:p>
          </table:table-cell>
          <table:table-cell office:value-type="float" office:value="2.75" calcext:value-type="float">
            <text:p>2.75</text:p>
          </table:table-cell>
          <table:table-cell office:value-type="float" office:value="98" calcext:value-type="float">
            <text:p>98</text:p>
          </table:table-cell>
          <table:table-cell table:formula="of:=([.I230]&gt;[.J23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1:40:16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network_dijkstra_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6" calcext:value-type="float">
            <text:p>0.016</text:p>
          </table:table-cell>
          <table:table-cell table:number-columns-repeated="2" office:value-type="float" office:value="1.75" calcext:value-type="float">
            <text:p>1.75</text:p>
          </table:table-cell>
          <table:table-cell office:value-type="float" office:value="3.5" calcext:value-type="float">
            <text:p>3.5</text:p>
          </table:table-cell>
          <table:table-cell office:value-type="float" office:value="99" calcext:value-type="float">
            <text:p>99</text:p>
          </table:table-cell>
          <table:table-cell table:formula="of:=([.I231]&gt;[.J23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1:40:18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network_dijkstra_3</text:p>
          </table:table-cell>
          <table:table-cell office:value-type="float" office:value="0.256" calcext:value-type="float">
            <text:p>0.256</text:p>
          </table:table-cell>
          <table:table-cell office:value-type="float" office:value="0.096" calcext:value-type="float">
            <text:p>0.096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6" calcext:value-type="float">
            <text:p>0.116</text:p>
          </table:table-cell>
          <table:table-cell office:value-type="float" office:value="1.882353" calcext:value-type="float">
            <text:p>1.882353</text:p>
          </table:table-cell>
          <table:table-cell office:value-type="float" office:value="2.206897" calcext:value-type="float">
            <text:p>2.206897</text:p>
          </table:table-cell>
          <table:table-cell office:value-type="float" office:value="2.666667" calcext:value-type="float">
            <text:p>2.666667</text:p>
          </table:table-cell>
          <table:table-cell office:value-type="float" office:value="99" calcext:value-type="float">
            <text:p>99</text:p>
          </table:table-cell>
          <table:table-cell table:formula="of:=([.I232]&gt;[.J23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1:40:23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network_dijkstra_4</text:p>
          </table:table-cell>
          <table:table-cell office:value-type="float" office:value="1.032" calcext:value-type="float">
            <text:p>1.032</text:p>
          </table:table-cell>
          <table:table-cell office:value-type="float" office:value="0.436" calcext:value-type="float">
            <text:p>0.436</text:p>
          </table:table-cell>
          <table:table-cell office:value-type="float" office:value="0.404" calcext:value-type="float">
            <text:p>0.404</text:p>
          </table:table-cell>
          <table:table-cell office:value-type="float" office:value="0.536" calcext:value-type="float">
            <text:p>0.536</text:p>
          </table:table-cell>
          <table:table-cell office:value-type="float" office:value="2.554455" calcext:value-type="float">
            <text:p>2.554455</text:p>
          </table:table-cell>
          <table:table-cell office:value-type="float" office:value="1.925373" calcext:value-type="float">
            <text:p>1.925373</text:p>
          </table:table-cell>
          <table:table-cell office:value-type="float" office:value="2.366972" calcext:value-type="float">
            <text:p>2.366972</text:p>
          </table:table-cell>
          <table:table-cell office:value-type="float" office:value="99" calcext:value-type="float">
            <text:p>99</text:p>
          </table:table-cell>
          <table:table-cell table:formula="of:=([.I233]&gt;[.J23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1:50:29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jpeg_d_1</text:p>
          </table:table-cell>
          <table:table-cell office:value-type="float" office:value="0.156" calcext:value-type="float">
            <text:p>0.15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84" calcext:value-type="float">
            <text:p>0.084</text:p>
          </table:table-cell>
          <table:table-cell office:value-type="float" office:value="0.08" calcext:value-type="float">
            <text:p>0.08</text:p>
          </table:table-cell>
          <table:table-cell office:value-type="float" office:value="1.857143" calcext:value-type="float">
            <text:p>1.857143</text:p>
          </table:table-cell>
          <table:table-cell office:value-type="float" office:value="1.95" calcext:value-type="float">
            <text:p>1.95</text:p>
          </table:table-cell>
          <table:table-cell office:value-type="float" office:value="3.25" calcext:value-type="float">
            <text:p>3.25</text:p>
          </table:table-cell>
          <table:table-cell office:value-type="float" office:value="100" calcext:value-type="float">
            <text:p>100</text:p>
          </table:table-cell>
          <table:table-cell table:formula="of:=([.I234]&gt;[.J23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1:50:59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jpeg_d_2</text:p>
          </table:table-cell>
          <table:table-cell office:value-type="float" office:value="0.292" calcext:value-type="float">
            <text:p>0.292</text:p>
          </table:table-cell>
          <table:table-cell office:value-type="float" office:value="0.08" calcext:value-type="float">
            <text:p>0.08</text:p>
          </table:table-cell>
          <table:table-cell office:value-type="float" office:value="0.14" calcext:value-type="float">
            <text:p>0.14</text:p>
          </table:table-cell>
          <table:table-cell office:value-type="float" office:value="0.156" calcext:value-type="float">
            <text:p>0.156</text:p>
          </table:table-cell>
          <table:table-cell office:value-type="float" office:value="2.085714" calcext:value-type="float">
            <text:p>2.085714</text:p>
          </table:table-cell>
          <table:table-cell office:value-type="float" office:value="1.871795" calcext:value-type="float">
            <text:p>1.871795</text:p>
          </table:table-cell>
          <table:table-cell office:value-type="float" office:value="3.65" calcext:value-type="float">
            <text:p>3.65</text:p>
          </table:table-cell>
          <table:table-cell office:value-type="float" office:value="100" calcext:value-type="float">
            <text:p>100</text:p>
          </table:table-cell>
          <table:table-cell table:formula="of:=([.I235]&gt;[.J23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1:53:49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jpeg_d_3</text:p>
          </table:table-cell>
          <table:table-cell office:value-type="float" office:value="26.364" calcext:value-type="float">
            <text:p>26.364</text:p>
          </table:table-cell>
          <table:table-cell office:value-type="float" office:value="10.132" calcext:value-type="float">
            <text:p>10.132</text:p>
          </table:table-cell>
          <table:table-cell office:value-type="float" office:value="12.016" calcext:value-type="float">
            <text:p>12.016</text:p>
          </table:table-cell>
          <table:table-cell office:value-type="float" office:value="12.376" calcext:value-type="float">
            <text:p>12.376</text:p>
          </table:table-cell>
          <table:table-cell office:value-type="float" office:value="2.194075" calcext:value-type="float">
            <text:p>2.194075</text:p>
          </table:table-cell>
          <table:table-cell office:value-type="float" office:value="2.130252" calcext:value-type="float">
            <text:p>2.130252</text:p>
          </table:table-cell>
          <table:table-cell office:value-type="float" office:value="2.602053" calcext:value-type="float">
            <text:p>2.602053</text:p>
          </table:table-cell>
          <table:table-cell office:value-type="float" office:value="100" calcext:value-type="float">
            <text:p>100</text:p>
          </table:table-cell>
          <table:table-cell table:formula="of:=([.I236]&gt;[.J23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1:54:26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jpeg_d_4</text:p>
          </table:table-cell>
          <table:table-cell office:value-type="float" office:value="1.412" calcext:value-type="float">
            <text:p>1.412</text:p>
          </table:table-cell>
          <table:table-cell office:value-type="float" office:value="0.4" calcext:value-type="float">
            <text:p>0.4</text:p>
          </table:table-cell>
          <table:table-cell office:value-type="float" office:value="0.352" calcext:value-type="float">
            <text:p>0.352</text:p>
          </table:table-cell>
          <table:table-cell office:value-type="float" office:value="0.4" calcext:value-type="float">
            <text:p>0.4</text:p>
          </table:table-cell>
          <table:table-cell office:value-type="float" office:value="4.011364" calcext:value-type="float">
            <text:p>4.011364</text:p>
          </table:table-cell>
          <table:table-cell table:number-columns-repeated="2" office:value-type="float" office:value="3.53" calcext:value-type="float">
            <text:p>3.53</text:p>
          </table:table-cell>
          <table:table-cell office:value-type="float" office:value="100" calcext:value-type="float">
            <text:p>100</text:p>
          </table:table-cell>
          <table:table-cell table:formula="of:=([.I237]&gt;[.J23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1:55:00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jpeg_d_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2" calcext:value-type="float">
            <text:p>0.032</text:p>
          </table:table-cell>
          <table:table-cell office:value-type="float" office:value="1.444444" calcext:value-type="float">
            <text:p>1.444444</text:p>
          </table:table-cell>
          <table:table-cell office:value-type="float" office:value="1.625" calcext:value-type="float">
            <text:p>1.625</text:p>
          </table:table-cell>
          <table:table-cell office:value-type="float" office:value="3.25" calcext:value-type="float">
            <text:p>3.25</text:p>
          </table:table-cell>
          <table:table-cell office:value-type="float" office:value="100" calcext:value-type="float">
            <text:p>100</text:p>
          </table:table-cell>
          <table:table-cell table:formula="of:=([.I238]&gt;[.J2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2:04:58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2bw_1</text:p>
          </table:table-cell>
          <table:table-cell office:value-type="float" office:value="0.244" calcext:value-type="float">
            <text:p>0.244</text:p>
          </table:table-cell>
          <table:table-cell office:value-type="float" office:value="0.068" calcext:value-type="float">
            <text:p>0.068</text:p>
          </table:table-cell>
          <table:table-cell office:value-type="float" office:value="0.204" calcext:value-type="float">
            <text:p>0.204</text:p>
          </table:table-cell>
          <table:table-cell office:value-type="float" office:value="0.108" calcext:value-type="float">
            <text:p>0.108</text:p>
          </table:table-cell>
          <table:table-cell office:value-type="float" office:value="1.196078" calcext:value-type="float">
            <text:p>1.196078</text:p>
          </table:table-cell>
          <table:table-cell office:value-type="float" office:value="2.259259" calcext:value-type="float">
            <text:p>2.259259</text:p>
          </table:table-cell>
          <table:table-cell office:value-type="float" office:value="3.588235" calcext:value-type="float">
            <text:p>3.588235</text:p>
          </table:table-cell>
          <table:table-cell office:value-type="float" office:value="97" calcext:value-type="float">
            <text:p>97</text:p>
          </table:table-cell>
          <table:table-cell table:formula="of:=([.I239]&gt;[.J23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2:05:17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2bw_2</text:p>
          </table:table-cell>
          <table:table-cell office:value-type="float" office:value="0.364" calcext:value-type="float">
            <text:p>0.364</text:p>
          </table:table-cell>
          <table:table-cell office:value-type="float" office:value="0.096" calcext:value-type="float">
            <text:p>0.096</text:p>
          </table:table-cell>
          <table:table-cell office:value-type="float" office:value="0.292" calcext:value-type="float">
            <text:p>0.292</text:p>
          </table:table-cell>
          <table:table-cell office:value-type="float" office:value="0.132" calcext:value-type="float">
            <text:p>0.132</text:p>
          </table:table-cell>
          <table:table-cell office:value-type="float" office:value="1.246575" calcext:value-type="float">
            <text:p>1.246575</text:p>
          </table:table-cell>
          <table:table-cell office:value-type="float" office:value="2.757576" calcext:value-type="float">
            <text:p>2.757576</text:p>
          </table:table-cell>
          <table:table-cell office:value-type="float" office:value="3.791667" calcext:value-type="float">
            <text:p>3.791667</text:p>
          </table:table-cell>
          <table:table-cell office:value-type="float" office:value="97" calcext:value-type="float">
            <text:p>97</text:p>
          </table:table-cell>
          <table:table-cell table:formula="of:=([.I240]&gt;[.J24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2:08:21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2bw_3</text:p>
          </table:table-cell>
          <table:table-cell office:value-type="float" office:value="35.308" calcext:value-type="float">
            <text:p>35.308</text:p>
          </table:table-cell>
          <table:table-cell office:value-type="float" office:value="10.312" calcext:value-type="float">
            <text:p>10.312</text:p>
          </table:table-cell>
          <table:table-cell office:value-type="float" office:value="30.104" calcext:value-type="float">
            <text:p>30.104</text:p>
          </table:table-cell>
          <table:table-cell office:value-type="float" office:value="14.548" calcext:value-type="float">
            <text:p>14.548</text:p>
          </table:table-cell>
          <table:table-cell office:value-type="float" office:value="1.172867" calcext:value-type="float">
            <text:p>1.172867</text:p>
          </table:table-cell>
          <table:table-cell office:value-type="float" office:value="2.427" calcext:value-type="float">
            <text:p>2.427</text:p>
          </table:table-cell>
          <table:table-cell office:value-type="float" office:value="3.423972" calcext:value-type="float">
            <text:p>3.423972</text:p>
          </table:table-cell>
          <table:table-cell office:value-type="float" office:value="97" calcext:value-type="float">
            <text:p>97</text:p>
          </table:table-cell>
          <table:table-cell table:formula="of:=([.I241]&gt;[.J24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2:08:47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2bw_4</text:p>
          </table:table-cell>
          <table:table-cell office:value-type="float" office:value="2.008" calcext:value-type="float">
            <text:p>2.008</text:p>
          </table:table-cell>
          <table:table-cell office:value-type="float" office:value="0.58" calcext:value-type="float">
            <text:p>0.58</text:p>
          </table:table-cell>
          <table:table-cell office:value-type="float" office:value="1.468" calcext:value-type="float">
            <text:p>1.468</text:p>
          </table:table-cell>
          <table:table-cell office:value-type="float" office:value="0.816" calcext:value-type="float">
            <text:p>0.816</text:p>
          </table:table-cell>
          <table:table-cell office:value-type="float" office:value="1.367847" calcext:value-type="float">
            <text:p>1.367847</text:p>
          </table:table-cell>
          <table:table-cell office:value-type="float" office:value="2.460784" calcext:value-type="float">
            <text:p>2.460784</text:p>
          </table:table-cell>
          <table:table-cell office:value-type="float" office:value="3.462069" calcext:value-type="float">
            <text:p>3.462069</text:p>
          </table:table-cell>
          <table:table-cell office:value-type="float" office:value="97" calcext:value-type="float">
            <text:p>97</text:p>
          </table:table-cell>
          <table:table-cell table:formula="of:=([.I242]&gt;[.J24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2:09:07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tiff2bw_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72" calcext:value-type="float">
            <text:p>0.072</text:p>
          </table:table-cell>
          <table:table-cell office:value-type="float" office:value="0.036" calcext:value-type="float">
            <text:p>0.036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2.666667" calcext:value-type="float">
            <text:p>2.666667</text:p>
          </table:table-cell>
          <table:table-cell office:value-type="float" office:value="3.428571" calcext:value-type="float">
            <text:p>3.428571</text:p>
          </table:table-cell>
          <table:table-cell office:value-type="float" office:value="97" calcext:value-type="float">
            <text:p>97</text:p>
          </table:table-cell>
          <table:table-cell table:formula="of:=([.I243]&gt;[.J24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2:33:18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bzip2d_1</text:p>
          </table:table-cell>
          <table:table-cell office:value-type="float" office:value="10.904" calcext:value-type="float">
            <text:p>10.904</text:p>
          </table:table-cell>
          <table:table-cell office:value-type="float" office:value="3.968" calcext:value-type="float">
            <text:p>3.968</text:p>
          </table:table-cell>
          <table:table-cell office:value-type="float" office:value="4.188" calcext:value-type="float">
            <text:p>4.188</text:p>
          </table:table-cell>
          <table:table-cell office:value-type="float" office:value="4.228" calcext:value-type="float">
            <text:p>4.228</text:p>
          </table:table-cell>
          <table:table-cell office:value-type="float" office:value="2.603629" calcext:value-type="float">
            <text:p>2.603629</text:p>
          </table:table-cell>
          <table:table-cell office:value-type="float" office:value="2.578997" calcext:value-type="float">
            <text:p>2.578997</text:p>
          </table:table-cell>
          <table:table-cell office:value-type="float" office:value="2.747984" calcext:value-type="float">
            <text:p>2.747984</text:p>
          </table:table-cell>
          <table:table-cell office:value-type="float" office:value="98" calcext:value-type="float">
            <text:p>98</text:p>
          </table:table-cell>
          <table:table-cell table:formula="of:=([.I244]&gt;[.J24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2:33:33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bzip2d_2</text:p>
          </table:table-cell>
          <table:table-cell office:value-type="float" office:value="1.028" calcext:value-type="float">
            <text:p>1.028</text:p>
          </table:table-cell>
          <table:table-cell office:value-type="float" office:value="0.472" calcext:value-type="float">
            <text:p>0.472</text:p>
          </table:table-cell>
          <table:table-cell office:value-type="float" office:value="0.612" calcext:value-type="float">
            <text:p>0.612</text:p>
          </table:table-cell>
          <table:table-cell office:value-type="float" office:value="0.536" calcext:value-type="float">
            <text:p>0.536</text:p>
          </table:table-cell>
          <table:table-cell office:value-type="float" office:value="1.679739" calcext:value-type="float">
            <text:p>1.679739</text:p>
          </table:table-cell>
          <table:table-cell office:value-type="float" office:value="1.91791" calcext:value-type="float">
            <text:p>1.91791</text:p>
          </table:table-cell>
          <table:table-cell office:value-type="float" office:value="2.177966" calcext:value-type="float">
            <text:p>2.177966</text:p>
          </table:table-cell>
          <table:table-cell office:value-type="float" office:value="98" calcext:value-type="float">
            <text:p>98</text:p>
          </table:table-cell>
          <table:table-cell table:formula="of:=([.I245]&gt;[.J24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2:33:56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bzip2d_3</text:p>
          </table:table-cell>
          <table:table-cell office:value-type="float" office:value="3.116" calcext:value-type="float">
            <text:p>3.116</text:p>
          </table:table-cell>
          <table:table-cell office:value-type="float" office:value="1.42" calcext:value-type="float">
            <text:p>1.42</text:p>
          </table:table-cell>
          <table:table-cell office:value-type="float" office:value="1.416" calcext:value-type="float">
            <text:p>1.416</text:p>
          </table:table-cell>
          <table:table-cell office:value-type="float" office:value="1.492" calcext:value-type="float">
            <text:p>1.492</text:p>
          </table:table-cell>
          <table:table-cell office:value-type="float" office:value="2.200565" calcext:value-type="float">
            <text:p>2.200565</text:p>
          </table:table-cell>
          <table:table-cell office:value-type="float" office:value="2.088472" calcext:value-type="float">
            <text:p>2.088472</text:p>
          </table:table-cell>
          <table:table-cell office:value-type="float" office:value="2.194366" calcext:value-type="float">
            <text:p>2.194366</text:p>
          </table:table-cell>
          <table:table-cell office:value-type="float" office:value="98" calcext:value-type="float">
            <text:p>98</text:p>
          </table:table-cell>
          <table:table-cell table:formula="of:=([.I246]&gt;[.J24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2:34:10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bzip2d_4</text:p>
          </table:table-cell>
          <table:table-cell office:value-type="float" office:value="0.916" calcext:value-type="float">
            <text:p>0.916</text:p>
          </table:table-cell>
          <table:table-cell office:value-type="float" office:value="0.36" calcext:value-type="float">
            <text:p>0.36</text:p>
          </table:table-cell>
          <table:table-cell office:value-type="float" office:value="0.464" calcext:value-type="float">
            <text:p>0.464</text:p>
          </table:table-cell>
          <table:table-cell office:value-type="float" office:value="0.432" calcext:value-type="float">
            <text:p>0.432</text:p>
          </table:table-cell>
          <table:table-cell office:value-type="float" office:value="1.974138" calcext:value-type="float">
            <text:p>1.974138</text:p>
          </table:table-cell>
          <table:table-cell office:value-type="float" office:value="2.12037" calcext:value-type="float">
            <text:p>2.12037</text:p>
          </table:table-cell>
          <table:table-cell office:value-type="float" office:value="2.544444" calcext:value-type="float">
            <text:p>2.544444</text:p>
          </table:table-cell>
          <table:table-cell office:value-type="float" office:value="98" calcext:value-type="float">
            <text:p>98</text:p>
          </table:table-cell>
          <table:table-cell table:formula="of:=([.I247]&gt;[.J24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2:34:19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bzip2d_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formula="of:=([.I248]&gt;[.J24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2:45:35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jpeg_c_1</text:p>
          </table:table-cell>
          <table:table-cell office:value-type="float" office:value="0.548" calcext:value-type="float">
            <text:p>0.548</text:p>
          </table:table-cell>
          <table:table-cell office:value-type="float" office:value="0.228" calcext:value-type="float">
            <text:p>0.228</text:p>
          </table:table-cell>
          <table:table-cell office:value-type="float" office:value="0.384" calcext:value-type="float">
            <text:p>0.384</text:p>
          </table:table-cell>
          <table:table-cell office:value-type="float" office:value="0.296" calcext:value-type="float">
            <text:p>0.296</text:p>
          </table:table-cell>
          <table:table-cell office:value-type="float" office:value="1.427083" calcext:value-type="float">
            <text:p>1.427083</text:p>
          </table:table-cell>
          <table:table-cell office:value-type="float" office:value="1.851351" calcext:value-type="float">
            <text:p>1.851351</text:p>
          </table:table-cell>
          <table:table-cell office:value-type="float" office:value="2.403509" calcext:value-type="float">
            <text:p>2.403509</text:p>
          </table:table-cell>
          <table:table-cell office:value-type="float" office:value="99" calcext:value-type="float">
            <text:p>99</text:p>
          </table:table-cell>
          <table:table-cell table:formula="of:=([.I249]&gt;[.J24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2:45:58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jpeg_c_2</text:p>
          </table:table-cell>
          <table:table-cell office:value-type="float" office:value="0.652" calcext:value-type="float">
            <text:p>0.652</text:p>
          </table:table-cell>
          <table:table-cell office:value-type="float" office:value="0.3" calcext:value-type="float">
            <text:p>0.3</text:p>
          </table:table-cell>
          <table:table-cell office:value-type="float" office:value="0.552" calcext:value-type="float">
            <text:p>0.552</text:p>
          </table:table-cell>
          <table:table-cell office:value-type="float" office:value="0.376" calcext:value-type="float">
            <text:p>0.376</text:p>
          </table:table-cell>
          <table:table-cell office:value-type="float" office:value="1.181159" calcext:value-type="float">
            <text:p>1.181159</text:p>
          </table:table-cell>
          <table:table-cell office:value-type="float" office:value="1.734043" calcext:value-type="float">
            <text:p>1.734043</text:p>
          </table:table-cell>
          <table:table-cell office:value-type="float" office:value="2.173333" calcext:value-type="float">
            <text:p>2.173333</text:p>
          </table:table-cell>
          <table:table-cell office:value-type="float" office:value="99" calcext:value-type="float">
            <text:p>99</text:p>
          </table:table-cell>
          <table:table-cell table:formula="of:=([.I250]&gt;[.J25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2:50:02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jpeg_c_3</text:p>
          </table:table-cell>
          <table:table-cell office:value-type="float" office:value="56.524" calcext:value-type="float">
            <text:p>56.524</text:p>
          </table:table-cell>
          <table:table-cell office:value-type="float" office:value="31.408" calcext:value-type="float">
            <text:p>31.408</text:p>
          </table:table-cell>
          <table:table-cell office:value-type="float" office:value="37.928" calcext:value-type="float">
            <text:p>37.928</text:p>
          </table:table-cell>
          <table:table-cell office:value-type="float" office:value="33.52" calcext:value-type="float">
            <text:p>33.52</text:p>
          </table:table-cell>
          <table:table-cell office:value-type="float" office:value="1.490297" calcext:value-type="float">
            <text:p>1.490297</text:p>
          </table:table-cell>
          <table:table-cell office:value-type="float" office:value="1.686277" calcext:value-type="float">
            <text:p>1.686277</text:p>
          </table:table-cell>
          <table:table-cell office:value-type="float" office:value="1.799669" calcext:value-type="float">
            <text:p>1.799669</text:p>
          </table:table-cell>
          <table:table-cell office:value-type="float" office:value="99" calcext:value-type="float">
            <text:p>99</text:p>
          </table:table-cell>
          <table:table-cell table:formula="of:=([.I251]&gt;[.J25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2:50:37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jpeg_c_4</text:p>
          </table:table-cell>
          <table:table-cell office:value-type="float" office:value="4.072" calcext:value-type="float">
            <text:p>4.072</text:p>
          </table:table-cell>
          <table:table-cell office:value-type="float" office:value="1.708" calcext:value-type="float">
            <text:p>1.708</text:p>
          </table:table-cell>
          <table:table-cell office:value-type="float" office:value="2.484" calcext:value-type="float">
            <text:p>2.484</text:p>
          </table:table-cell>
          <table:table-cell office:value-type="float" office:value="1.924" calcext:value-type="float">
            <text:p>1.924</text:p>
          </table:table-cell>
          <table:table-cell office:value-type="float" office:value="1.639291" calcext:value-type="float">
            <text:p>1.639291</text:p>
          </table:table-cell>
          <table:table-cell office:value-type="float" office:value="2.116424" calcext:value-type="float">
            <text:p>2.116424</text:p>
          </table:table-cell>
          <table:table-cell office:value-type="float" office:value="2.384075" calcext:value-type="float">
            <text:p>2.384075</text:p>
          </table:table-cell>
          <table:table-cell office:value-type="float" office:value="99" calcext:value-type="float">
            <text:p>99</text:p>
          </table:table-cell>
          <table:table-cell table:formula="of:=([.I252]&gt;[.J25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2:50:58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consumer_jpeg_c_5</text:p>
          </table:table-cell>
          <table:table-cell office:value-type="float" office:value="0.252" calcext:value-type="float">
            <text:p>0.252</text:p>
          </table:table-cell>
          <table:table-cell office:value-type="float" office:value="0.088" calcext:value-type="float">
            <text:p>0.088</text:p>
          </table:table-cell>
          <table:table-cell office:value-type="float" office:value="0.2" calcext:value-type="float">
            <text:p>0.2</text:p>
          </table:table-cell>
          <table:table-cell office:value-type="float" office:value="0.136" calcext:value-type="float">
            <text:p>0.136</text:p>
          </table:table-cell>
          <table:table-cell office:value-type="float" office:value="1.26" calcext:value-type="float">
            <text:p>1.26</text:p>
          </table:table-cell>
          <table:table-cell office:value-type="float" office:value="1.852941" calcext:value-type="float">
            <text:p>1.852941</text:p>
          </table:table-cell>
          <table:table-cell office:value-type="float" office:value="2.863636" calcext:value-type="float">
            <text:p>2.863636</text:p>
          </table:table-cell>
          <table:table-cell office:value-type="float" office:value="99" calcext:value-type="float">
            <text:p>99</text:p>
          </table:table-cell>
          <table:table-cell table:formula="of:=([.I253]&gt;[.J25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00:53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telecom_adpcm_c_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4" calcext:value-type="float">
            <text:p>0.04</text:p>
          </table:table-cell>
          <table:table-cell office:value-type="float" office:value="0.124" calcext:value-type="float">
            <text:p>0.124</text:p>
          </table:table-cell>
          <table:table-cell office:value-type="float" office:value="0.044" calcext:value-type="float">
            <text:p>0.044</text:p>
          </table:table-cell>
          <table:table-cell office:value-type="float" office:value="1.064516" calcext:value-type="float">
            <text:p>1.064516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101" calcext:value-type="float">
            <text:p>101</text:p>
          </table:table-cell>
          <table:table-cell table:formula="of:=([.I254]&gt;[.J25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01:28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telecom_adpcm_c_3</text:p>
          </table:table-cell>
          <table:table-cell office:value-type="float" office:value="0.616" calcext:value-type="float">
            <text:p>0.616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office:value-type="float" office:value="0.192" calcext:value-type="float">
            <text:p>0.192</text:p>
          </table:table-cell>
          <table:table-cell office:value-type="float" office:value="1.1" calcext:value-type="float">
            <text:p>1.1</text:p>
          </table:table-cell>
          <table:table-cell office:value-type="float" office:value="3.208333" calcext:value-type="float">
            <text:p>3.208333</text:p>
          </table:table-cell>
          <table:table-cell office:value-type="float" office:value="3.85" calcext:value-type="float">
            <text:p>3.85</text:p>
          </table:table-cell>
          <table:table-cell office:value-type="float" office:value="101" calcext:value-type="float">
            <text:p>101</text:p>
          </table:table-cell>
          <table:table-cell table:formula="of:=([.I255]&gt;[.J25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01:33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telecom_adpcm_c_4</text:p>
          </table:table-cell>
          <table:table-cell office:value-type="float" office:value="1.012" calcext:value-type="float">
            <text:p>1.012</text:p>
          </table:table-cell>
          <table:table-cell office:value-type="float" office:value="0.296" calcext:value-type="float">
            <text:p>0.296</text:p>
          </table:table-cell>
          <table:table-cell office:value-type="float" office:value="0.872" calcext:value-type="float">
            <text:p>0.872</text:p>
          </table:table-cell>
          <table:table-cell office:value-type="float" office:value="0.332" calcext:value-type="float">
            <text:p>0.332</text:p>
          </table:table-cell>
          <table:table-cell office:value-type="float" office:value="1.16055" calcext:value-type="float">
            <text:p>1.16055</text:p>
          </table:table-cell>
          <table:table-cell office:value-type="float" office:value="3.048193" calcext:value-type="float">
            <text:p>3.048193</text:p>
          </table:table-cell>
          <table:table-cell office:value-type="float" office:value="3.418919" calcext:value-type="float">
            <text:p>3.418919</text:p>
          </table:table-cell>
          <table:table-cell office:value-type="float" office:value="101" calcext:value-type="float">
            <text:p>101</text:p>
          </table:table-cell>
          <table:table-cell table:formula="of:=([.I256]&gt;[.J25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10:28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blowfish_e_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I257]&gt;[.J25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10:32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blowfish_e_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56" calcext:value-type="float">
            <text:p>0.056</text:p>
          </table:table-cell>
          <table:table-cell office:value-type="float" office:value="0.136" calcext:value-type="float">
            <text:p>0.136</text:p>
          </table:table-cell>
          <table:table-cell office:value-type="float" office:value="0.068" calcext:value-type="float">
            <text:p>0.068</text:p>
          </table:table-cell>
          <table:table-cell office:value-type="float" office:value="0.911765" calcext:value-type="float">
            <text:p>0.911765</text:p>
          </table:table-cell>
          <table:table-cell office:value-type="float" office:value="1.823529" calcext:value-type="float">
            <text:p>1.823529</text:p>
          </table:table-cell>
          <table:table-cell office:value-type="float" office:value="2.214286" calcext:value-type="float">
            <text:p>2.214286</text:p>
          </table:table-cell>
          <table:table-cell office:value-type="float" office:value="100" calcext:value-type="float">
            <text:p>100</text:p>
          </table:table-cell>
          <table:table-cell table:formula="of:=([.I258]&gt;[.J25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10:35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blowfish_e_3</text:p>
          </table:table-cell>
          <table:table-cell office:value-type="float" office:value="0.296" calcext:value-type="float">
            <text:p>0.296</text:p>
          </table:table-cell>
          <table:table-cell office:value-type="float" office:value="0.12" calcext:value-type="float">
            <text:p>0.12</text:p>
          </table:table-cell>
          <table:table-cell office:value-type="float" office:value="0.28" calcext:value-type="float">
            <text:p>0.28</text:p>
          </table:table-cell>
          <table:table-cell office:value-type="float" office:value="0.132" calcext:value-type="float">
            <text:p>0.132</text:p>
          </table:table-cell>
          <table:table-cell office:value-type="float" office:value="1.057143" calcext:value-type="float">
            <text:p>1.057143</text:p>
          </table:table-cell>
          <table:table-cell office:value-type="float" office:value="2.242424" calcext:value-type="float">
            <text:p>2.242424</text:p>
          </table:table-cell>
          <table:table-cell office:value-type="float" office:value="2.466667" calcext:value-type="float">
            <text:p>2.466667</text:p>
          </table:table-cell>
          <table:table-cell office:value-type="float" office:value="100" calcext:value-type="float">
            <text:p>100</text:p>
          </table:table-cell>
          <table:table-cell table:formula="of:=([.I259]&gt;[.J25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11:11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blowfish_e_5</text:p>
          </table:table-cell>
          <table:table-cell office:value-type="float" office:value="0.52" calcext:value-type="float">
            <text:p>0.52</text:p>
          </table:table-cell>
          <table:table-cell office:value-type="float" office:value="0.276" calcext:value-type="float">
            <text:p>0.276</text:p>
          </table:table-cell>
          <table:table-cell office:value-type="float" office:value="0.484" calcext:value-type="float">
            <text:p>0.484</text:p>
          </table:table-cell>
          <table:table-cell office:value-type="float" office:value="0.316" calcext:value-type="float">
            <text:p>0.316</text:p>
          </table:table-cell>
          <table:table-cell office:value-type="float" office:value="1.07438" calcext:value-type="float">
            <text:p>1.07438</text:p>
          </table:table-cell>
          <table:table-cell office:value-type="float" office:value="1.64557" calcext:value-type="float">
            <text:p>1.64557</text:p>
          </table:table-cell>
          <table:table-cell office:value-type="float" office:value="1.884058" calcext:value-type="float">
            <text:p>1.884058</text:p>
          </table:table-cell>
          <table:table-cell office:value-type="float" office:value="100" calcext:value-type="float">
            <text:p>100</text:p>
          </table:table-cell>
          <table:table-cell table:formula="of:=([.I260]&gt;[.J26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23:27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bzip2e_1</text:p>
          </table:table-cell>
          <table:table-cell office:value-type="float" office:value="26.688" calcext:value-type="float">
            <text:p>26.688</text:p>
          </table:table-cell>
          <table:table-cell office:value-type="float" office:value="7.872" calcext:value-type="float">
            <text:p>7.872</text:p>
          </table:table-cell>
          <table:table-cell office:value-type="float" office:value="8.236" calcext:value-type="float">
            <text:p>8.236</text:p>
          </table:table-cell>
          <table:table-cell office:value-type="float" office:value="8.244" calcext:value-type="float">
            <text:p>8.244</text:p>
          </table:table-cell>
          <table:table-cell office:value-type="float" office:value="3.240408" calcext:value-type="float">
            <text:p>3.240408</text:p>
          </table:table-cell>
          <table:table-cell office:value-type="float" office:value="3.237263" calcext:value-type="float">
            <text:p>3.237263</text:p>
          </table:table-cell>
          <table:table-cell office:value-type="float" office:value="3.390244" calcext:value-type="float">
            <text:p>3.390244</text:p>
          </table:table-cell>
          <table:table-cell office:value-type="float" office:value="100" calcext:value-type="float">
            <text:p>100</text:p>
          </table:table-cell>
          <table:table-cell table:formula="of:=([.I261]&gt;[.J26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23:46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bzip2e_2</text:p>
          </table:table-cell>
          <table:table-cell office:value-type="float" office:value="2.576" calcext:value-type="float">
            <text:p>2.576</text:p>
          </table:table-cell>
          <table:table-cell office:value-type="float" office:value="0.98" calcext:value-type="float">
            <text:p>0.98</text:p>
          </table:table-cell>
          <table:table-cell office:value-type="float" office:value="1.02" calcext:value-type="float">
            <text:p>1.02</text:p>
          </table:table-cell>
          <table:table-cell office:value-type="float" office:value="0.996" calcext:value-type="float">
            <text:p>0.996</text:p>
          </table:table-cell>
          <table:table-cell office:value-type="float" office:value="2.52549" calcext:value-type="float">
            <text:p>2.52549</text:p>
          </table:table-cell>
          <table:table-cell office:value-type="float" office:value="2.586345" calcext:value-type="float">
            <text:p>2.586345</text:p>
          </table:table-cell>
          <table:table-cell office:value-type="float" office:value="2.628571" calcext:value-type="float">
            <text:p>2.628571</text:p>
          </table:table-cell>
          <table:table-cell office:value-type="float" office:value="100" calcext:value-type="float">
            <text:p>100</text:p>
          </table:table-cell>
          <table:table-cell table:formula="of:=([.I262]&gt;[.J26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24:35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bzip2e_4</text:p>
          </table:table-cell>
          <table:table-cell office:value-type="float" office:value="0.848" calcext:value-type="float">
            <text:p>0.848</text:p>
          </table:table-cell>
          <table:table-cell office:value-type="float" office:value="0.356" calcext:value-type="float">
            <text:p>0.356</text:p>
          </table:table-cell>
          <table:table-cell office:value-type="float" office:value="0.324" calcext:value-type="float">
            <text:p>0.324</text:p>
          </table:table-cell>
          <table:table-cell office:value-type="float" office:value="0.424" calcext:value-type="float">
            <text:p>0.424</text:p>
          </table:table-cell>
          <table:table-cell office:value-type="float" office:value="2.617284" calcext:value-type="float">
            <text:p>2.617284</text:p>
          </table:table-cell>
          <table:table-cell office:value-type="float" office:value="2" calcext:value-type="float">
            <text:p>2</text:p>
          </table:table-cell>
          <table:table-cell office:value-type="float" office:value="2.382022" calcext:value-type="float">
            <text:p>2.382022</text:p>
          </table:table-cell>
          <table:table-cell office:value-type="float" office:value="100" calcext:value-type="float">
            <text:p>100</text:p>
          </table:table-cell>
          <table:table-cell table:formula="of:=([.I263]&gt;[.J26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24:48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bzip2e_5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04" calcext:value-type="float">
            <text:p>0.00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([.I264]&gt;[.J26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34:14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network_patricia_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([.I265]&gt;[.J26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34:16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network_patricia_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" calcext:value-type="float">
            <text:p>0.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formula="of:=([.I266]&gt;[.J26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34:18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network_patricia_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6" calcext:value-type="float">
            <text:p>0.01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([.I267]&gt;[.J26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34:20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network_patricia_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6" calcext:value-type="float">
            <text:p>0.016</text:p>
          </table:table-cell>
          <table:table-cell office:value-type="float" office:value="1.714286" calcext:value-type="float">
            <text:p>1.7142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formula="of:=([.I268]&gt;[.J26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34:21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network_patricia_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028" calcext:value-type="float">
            <text:p>0.028</text:p>
          </table:table-cell>
          <table:table-cell office:value-type="float" office:value="1.066667" calcext:value-type="float">
            <text:p>1.066667</text:p>
          </table:table-cell>
          <table:table-cell office:value-type="float" office:value="2.285714" calcext:value-type="float">
            <text:p>2.285714</text:p>
          </table:table-cell>
          <table:table-cell office:value-type="float" office:value="3.2" calcext:value-type="float">
            <text:p>3.2</text:p>
          </table:table-cell>
          <table:table-cell office:value-type="float" office:value="98" calcext:value-type="float">
            <text:p>98</text:p>
          </table:table-cell>
          <table:table-cell table:formula="of:=([.I269]&gt;[.J26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45:30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sha_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office:value-type="float" office:value="0.96" calcext:value-type="float">
            <text:p>0.96</text:p>
          </table:table-cell>
          <table:table-cell office:value-type="float" office:value="2.666667" calcext:value-type="float">
            <text:p>2.666667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([.I270]&gt;[.J27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45:32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sha_3</text:p>
          </table:table-cell>
          <table:table-cell office:value-type="float" office:value="0.184" calcext:value-type="float">
            <text:p>0.184</text:p>
          </table:table-cell>
          <table:table-cell office:value-type="float" office:value="0.056" calcext:value-type="float">
            <text:p>0.056</text:p>
          </table:table-cell>
          <table:table-cell office:value-type="float" office:value="0.2" calcext:value-type="float">
            <text:p>0.2</text:p>
          </table:table-cell>
          <table:table-cell office:value-type="float" office:value="0.056" calcext:value-type="float">
            <text:p>0.056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3.285714" calcext:value-type="float">
            <text:p>3.285714</text:p>
          </table:table-cell>
          <table:table-cell office:value-type="float" office:value="100" calcext:value-type="float">
            <text:p>100</text:p>
          </table:table-cell>
          <table:table-cell table:formula="of:=([.I271]&gt;[.J27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45:54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sha_4</text:p>
          </table:table-cell>
          <table:table-cell office:value-type="float" office:value="5.912" calcext:value-type="float">
            <text:p>5.912</text:p>
          </table:table-cell>
          <table:table-cell office:value-type="float" office:value="1.628" calcext:value-type="float">
            <text:p>1.628</text:p>
          </table:table-cell>
          <table:table-cell office:value-type="float" office:value="3.896" calcext:value-type="float">
            <text:p>3.896</text:p>
          </table:table-cell>
          <table:table-cell office:value-type="float" office:value="2.02" calcext:value-type="float">
            <text:p>2.02</text:p>
          </table:table-cell>
          <table:table-cell office:value-type="float" office:value="1.517454" calcext:value-type="float">
            <text:p>1.517454</text:p>
          </table:table-cell>
          <table:table-cell office:value-type="float" office:value="2.926733" calcext:value-type="float">
            <text:p>2.926733</text:p>
          </table:table-cell>
          <table:table-cell office:value-type="float" office:value="3.63145" calcext:value-type="float">
            <text:p>3.63145</text:p>
          </table:table-cell>
          <table:table-cell office:value-type="float" office:value="100" calcext:value-type="float">
            <text:p>100</text:p>
          </table:table-cell>
          <table:table-cell table:formula="of:=([.I272]&gt;[.J27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45:57</text:p>
          </table:table-cell>
          <table:table-cell office:value-type="string" calcext:value-type="string">
            <text:p><text:s/>DYNAMIC</text:p>
          </table:table-cell>
          <table:table-cell office:value-type="string" calcext:value-type="string">
            <text:p><text:s/>cBench_security_sha_5</text:p>
          </table:table-cell>
          <table:table-cell office:value-type="float" office:value="0.372" calcext:value-type="float">
            <text:p>0.372</text:p>
          </table:table-cell>
          <table:table-cell office:value-type="float" office:value="0.12" calcext:value-type="float">
            <text:p>0.12</text:p>
          </table:table-cell>
          <table:table-cell office:value-type="float" office:value="0.32" calcext:value-type="float">
            <text:p>0.32</text:p>
          </table:table-cell>
          <table:table-cell office:value-type="float" office:value="0.14" calcext:value-type="float">
            <text:p>0.14</text:p>
          </table:table-cell>
          <table:table-cell office:value-type="float" office:value="1.1625" calcext:value-type="float">
            <text:p>1.1625</text:p>
          </table:table-cell>
          <table:table-cell office:value-type="float" office:value="2.657143" calcext:value-type="float">
            <text:p>2.657143</text:p>
          </table:table-cell>
          <table:table-cell office:value-type="float" office:value="3.1" calcext:value-type="float">
            <text:p>3.1</text:p>
          </table:table-cell>
          <table:table-cell office:value-type="float" office:value="100" calcext:value-type="float">
            <text:p>100</text:p>
          </table:table-cell>
          <table:table-cell table:formula="of:=([.I273]&gt;[.J27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58:03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median_1</text:p>
          </table:table-cell>
          <table:table-cell office:value-type="float" office:value="0.232" calcext:value-type="float">
            <text:p>0.232</text:p>
          </table:table-cell>
          <table:table-cell office:value-type="float" office:value="0.116" calcext:value-type="float">
            <text:p>0.116</text:p>
          </table:table-cell>
          <table:table-cell office:value-type="float" office:value="0.212" calcext:value-type="float">
            <text:p>0.212</text:p>
          </table:table-cell>
          <table:table-cell office:value-type="float" office:value="0.164" calcext:value-type="float">
            <text:p>0.164</text:p>
          </table:table-cell>
          <table:table-cell office:value-type="float" office:value="1.09434" calcext:value-type="float">
            <text:p>1.09434</text:p>
          </table:table-cell>
          <table:table-cell office:value-type="float" office:value="1.414634" calcext:value-type="float">
            <text:p>1.41463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I274]&gt;[.J27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58:23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median_2</text:p>
          </table:table-cell>
          <table:table-cell office:value-type="float" office:value="0.332" calcext:value-type="float">
            <text:p>0.332</text:p>
          </table:table-cell>
          <table:table-cell office:value-type="float" office:value="0.18" calcext:value-type="float">
            <text:p>0.18</text:p>
          </table:table-cell>
          <table:table-cell office:value-type="float" office:value="0.252" calcext:value-type="float">
            <text:p>0.252</text:p>
          </table:table-cell>
          <table:table-cell office:value-type="float" office:value="0.248" calcext:value-type="float">
            <text:p>0.248</text:p>
          </table:table-cell>
          <table:table-cell office:value-type="float" office:value="1.31746" calcext:value-type="float">
            <text:p>1.31746</text:p>
          </table:table-cell>
          <table:table-cell office:value-type="float" office:value="1.33871" calcext:value-type="float">
            <text:p>1.33871</text:p>
          </table:table-cell>
          <table:table-cell office:value-type="float" office:value="1.844444" calcext:value-type="float">
            <text:p>1.844444</text:p>
          </table:table-cell>
          <table:table-cell office:value-type="float" office:value="100" calcext:value-type="float">
            <text:p>100</text:p>
          </table:table-cell>
          <table:table-cell table:formula="of:=([.I275]&gt;[.J27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3:59:43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median_4</text:p>
          </table:table-cell>
          <table:table-cell office:value-type="float" office:value="0.704" calcext:value-type="float">
            <text:p>0.704</text:p>
          </table:table-cell>
          <table:table-cell office:value-type="float" office:value="0.36" calcext:value-type="float">
            <text:p>0.36</text:p>
          </table:table-cell>
          <table:table-cell office:value-type="float" office:value="0.596" calcext:value-type="float">
            <text:p>0.596</text:p>
          </table:table-cell>
          <table:table-cell office:value-type="float" office:value="0.452" calcext:value-type="float">
            <text:p>0.452</text:p>
          </table:table-cell>
          <table:table-cell office:value-type="float" office:value="1.181208" calcext:value-type="float">
            <text:p>1.181208</text:p>
          </table:table-cell>
          <table:table-cell office:value-type="float" office:value="1.557522" calcext:value-type="float">
            <text:p>1.557522</text:p>
          </table:table-cell>
          <table:table-cell office:value-type="float" office:value="1.955556" calcext:value-type="float">
            <text:p>1.955556</text:p>
          </table:table-cell>
          <table:table-cell office:value-type="float" office:value="100" calcext:value-type="float">
            <text:p>100</text:p>
          </table:table-cell>
          <table:table-cell table:formula="of:=([.I276]&gt;[.J27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4:00:03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median_5</text:p>
          </table:table-cell>
          <table:table-cell office:value-type="float" office:value="0.308" calcext:value-type="float">
            <text:p>0.308</text:p>
          </table:table-cell>
          <table:table-cell office:value-type="float" office:value="0.14" calcext:value-type="float">
            <text:p>0.14</text:p>
          </table:table-cell>
          <table:table-cell office:value-type="float" office:value="0.248" calcext:value-type="float">
            <text:p>0.248</text:p>
          </table:table-cell>
          <table:table-cell office:value-type="float" office:value="0.204" calcext:value-type="float">
            <text:p>0.204</text:p>
          </table:table-cell>
          <table:table-cell office:value-type="float" office:value="1.241935" calcext:value-type="float">
            <text:p>1.241935</text:p>
          </table:table-cell>
          <table:table-cell office:value-type="float" office:value="1.509804" calcext:value-type="float">
            <text:p>1.509804</text:p>
          </table:table-cell>
          <table:table-cell office:value-type="float" office:value="2.2" calcext:value-type="float">
            <text:p>2.2</text:p>
          </table:table-cell>
          <table:table-cell office:value-type="float" office:value="100" calcext:value-type="float">
            <text:p>100</text:p>
          </table:table-cell>
          <table:table-cell table:formula="of:=([.I277]&gt;[.J27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4:08:00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susan_c_4</text:p>
          </table:table-cell>
          <table:table-cell office:value-type="float" office:value="0.664" calcext:value-type="float">
            <text:p>0.664</text:p>
          </table:table-cell>
          <table:table-cell office:value-type="float" office:value="0.168" calcext:value-type="float">
            <text:p>0.168</text:p>
          </table:table-cell>
          <table:table-cell office:value-type="float" office:value="0.204" calcext:value-type="float">
            <text:p>0.204</text:p>
          </table:table-cell>
          <table:table-cell office:value-type="float" office:value="0.176" calcext:value-type="float">
            <text:p>0.176</text:p>
          </table:table-cell>
          <table:table-cell office:value-type="float" office:value="3.254902" calcext:value-type="float">
            <text:p>3.254902</text:p>
          </table:table-cell>
          <table:table-cell office:value-type="float" office:value="3.772727" calcext:value-type="float">
            <text:p>3.772727</text:p>
          </table:table-cell>
          <table:table-cell office:value-type="float" office:value="3.952381" calcext:value-type="float">
            <text:p>3.952381</text:p>
          </table:table-cell>
          <table:table-cell office:value-type="float" office:value="98" calcext:value-type="float">
            <text:p>98</text:p>
          </table:table-cell>
          <table:table-cell table:formula="of:=([.I278]&gt;[.J27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4:21:15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telecom_adpcm_d_2</text:p>
          </table:table-cell>
          <table:table-cell office:value-type="float" office:value="6.3" calcext:value-type="float">
            <text:p>6.3</text:p>
          </table:table-cell>
          <table:table-cell office:value-type="float" office:value="2.052" calcext:value-type="float">
            <text:p>2.052</text:p>
          </table:table-cell>
          <table:table-cell office:value-type="float" office:value="4.488" calcext:value-type="float">
            <text:p>4.488</text:p>
          </table:table-cell>
          <table:table-cell office:value-type="float" office:value="2.092" calcext:value-type="float">
            <text:p>2.092</text:p>
          </table:table-cell>
          <table:table-cell office:value-type="float" office:value="1.403743" calcext:value-type="float">
            <text:p>1.403743</text:p>
          </table:table-cell>
          <table:table-cell office:value-type="float" office:value="3.011472" calcext:value-type="float">
            <text:p>3.011472</text:p>
          </table:table-cell>
          <table:table-cell office:value-type="float" office:value="3.070175" calcext:value-type="float">
            <text:p>3.070175</text:p>
          </table:table-cell>
          <table:table-cell office:value-type="float" office:value="100" calcext:value-type="float">
            <text:p>100</text:p>
          </table:table-cell>
          <table:table-cell table:formula="of:=([.I279]&gt;[.J27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4:21:18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telecom_adpcm_d_3</text:p>
          </table:table-cell>
          <table:table-cell office:value-type="float" office:value="0.452" calcext:value-type="float">
            <text:p>0.452</text:p>
          </table:table-cell>
          <table:table-cell office:value-type="float" office:value="0.136" calcext:value-type="float">
            <text:p>0.136</text:p>
          </table:table-cell>
          <table:table-cell office:value-type="float" office:value="0.424" calcext:value-type="float">
            <text:p>0.424</text:p>
          </table:table-cell>
          <table:table-cell office:value-type="float" office:value="0.188" calcext:value-type="float">
            <text:p>0.188</text:p>
          </table:table-cell>
          <table:table-cell office:value-type="float" office:value="1.066038" calcext:value-type="float">
            <text:p>1.066038</text:p>
          </table:table-cell>
          <table:table-cell office:value-type="float" office:value="2.404255" calcext:value-type="float">
            <text:p>2.404255</text:p>
          </table:table-cell>
          <table:table-cell office:value-type="float" office:value="3.323529" calcext:value-type="float">
            <text:p>3.323529</text:p>
          </table:table-cell>
          <table:table-cell office:value-type="float" office:value="100" calcext:value-type="float">
            <text:p>100</text:p>
          </table:table-cell>
          <table:table-cell table:formula="of:=([.I280]&gt;[.J28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4:35:57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blowfish_d_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([.I281]&gt;[.J28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4:36:00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blowfish_d_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6" calcext:value-type="float">
            <text:p>0.076</text:p>
          </table:table-cell>
          <table:table-cell office:value-type="float" office:value="1.064516" calcext:value-type="float">
            <text:p>1.064516</text:p>
          </table:table-cell>
          <table:table-cell office:value-type="float" office:value="1.736842" calcext:value-type="float">
            <text:p>1.736842</text:p>
          </table:table-cell>
          <table:table-cell office:value-type="float" office:value="2.357143" calcext:value-type="float">
            <text:p>2.357143</text:p>
          </table:table-cell>
          <table:table-cell office:value-type="float" office:value="98" calcext:value-type="float">
            <text:p>98</text:p>
          </table:table-cell>
          <table:table-cell table:formula="of:=([.I282]&gt;[.J28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4:36:04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blowfish_d_3</text:p>
          </table:table-cell>
          <table:table-cell office:value-type="float" office:value="0.288" calcext:value-type="float">
            <text:p>0.28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2" calcext:value-type="float">
            <text:p>0.172</text:p>
          </table:table-cell>
          <table:table-cell office:value-type="float" office:value="1.5" calcext:value-type="float">
            <text:p>1.5</text:p>
          </table:table-cell>
          <table:table-cell office:value-type="float" office:value="1.674419" calcext:value-type="float">
            <text:p>1.674419</text:p>
          </table:table-cell>
          <table:table-cell office:value-type="float" office:value="2.322581" calcext:value-type="float">
            <text:p>2.322581</text:p>
          </table:table-cell>
          <table:table-cell office:value-type="float" office:value="98" calcext:value-type="float">
            <text:p>98</text:p>
          </table:table-cell>
          <table:table-cell table:formula="of:=([.I283]&gt;[.J28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4:46:59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dither_1</text:p>
          </table:table-cell>
          <table:table-cell office:value-type="float" office:value="0.292" calcext:value-type="float">
            <text:p>0.292</text:p>
          </table:table-cell>
          <table:table-cell office:value-type="float" office:value="0.1" calcext:value-type="float">
            <text:p>0.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24" calcext:value-type="float">
            <text:p>0.124</text:p>
          </table:table-cell>
          <table:table-cell office:value-type="float" office:value="1.921053" calcext:value-type="float">
            <text:p>1.921053</text:p>
          </table:table-cell>
          <table:table-cell office:value-type="float" office:value="2.354839" calcext:value-type="float">
            <text:p>2.354839</text:p>
          </table:table-cell>
          <table:table-cell office:value-type="float" office:value="2.92" calcext:value-type="float">
            <text:p>2.92</text:p>
          </table:table-cell>
          <table:table-cell office:value-type="float" office:value="99" calcext:value-type="float">
            <text:p>99</text:p>
          </table:table-cell>
          <table:table-cell table:formula="of:=([.I284]&gt;[.J28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4:47:29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dither_2</text:p>
          </table:table-cell>
          <table:table-cell office:value-type="float" office:value="0.564" calcext:value-type="float">
            <text:p>0.564</text:p>
          </table:table-cell>
          <table:table-cell office:value-type="float" office:value="0.168" calcext:value-type="float">
            <text:p>0.168</text:p>
          </table:table-cell>
          <table:table-cell office:value-type="float" office:value="0.188" calcext:value-type="float">
            <text:p>0.188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2.82" calcext:value-type="float">
            <text:p>2.82</text:p>
          </table:table-cell>
          <table:table-cell office:value-type="float" office:value="3.357143" calcext:value-type="float">
            <text:p>3.357143</text:p>
          </table:table-cell>
          <table:table-cell office:value-type="float" office:value="99" calcext:value-type="float">
            <text:p>99</text:p>
          </table:table-cell>
          <table:table-cell table:formula="of:=([.I285]&gt;[.J28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4:51:16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dither_5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office:value-type="float" office:value="1.470588" calcext:value-type="float">
            <text:p>1.470588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2.777778" calcext:value-type="float">
            <text:p>2.777778</text:p>
          </table:table-cell>
          <table:table-cell office:value-type="float" office:value="99" calcext:value-type="float">
            <text:p>99</text:p>
          </table:table-cell>
          <table:table-cell table:formula="of:=([.I286]&gt;[.J28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5:03:00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susan_s_1</text:p>
          </table:table-cell>
          <table:table-cell office:value-type="float" office:value="30.472" calcext:value-type="float">
            <text:p>30.472</text:p>
          </table:table-cell>
          <table:table-cell office:value-type="float" office:value="4.948" calcext:value-type="float">
            <text:p>4.948</text:p>
          </table:table-cell>
          <table:table-cell office:value-type="float" office:value="5.428" calcext:value-type="float">
            <text:p>5.428</text:p>
          </table:table-cell>
          <table:table-cell office:value-type="float" office:value="5.42" calcext:value-type="float">
            <text:p>5.42</text:p>
          </table:table-cell>
          <table:table-cell office:value-type="float" office:value="5.613854" calcext:value-type="float">
            <text:p>5.613854</text:p>
          </table:table-cell>
          <table:table-cell office:value-type="float" office:value="5.62214" calcext:value-type="float">
            <text:p>5.62214</text:p>
          </table:table-cell>
          <table:table-cell office:value-type="float" office:value="6.158448" calcext:value-type="float">
            <text:p>6.158448</text:p>
          </table:table-cell>
          <table:table-cell office:value-type="float" office:value="95" calcext:value-type="float">
            <text:p>95</text:p>
          </table:table-cell>
          <table:table-cell table:formula="of:=([.I287]&gt;[.J28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5:04:4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susan_s_2</text:p>
          </table:table-cell>
          <table:table-cell office:value-type="float" office:value="36.992" calcext:value-type="float">
            <text:p>36.992</text:p>
          </table:table-cell>
          <table:table-cell office:value-type="float" office:value="5.956" calcext:value-type="float">
            <text:p>5.956</text:p>
          </table:table-cell>
          <table:table-cell office:value-type="float" office:value="6.524" calcext:value-type="float">
            <text:p>6.524</text:p>
          </table:table-cell>
          <table:table-cell office:value-type="float" office:value="6.168" calcext:value-type="float">
            <text:p>6.168</text:p>
          </table:table-cell>
          <table:table-cell office:value-type="float" office:value="5.670141" calcext:value-type="float">
            <text:p>5.670141</text:p>
          </table:table-cell>
          <table:table-cell office:value-type="float" office:value="5.997406" calcext:value-type="float">
            <text:p>5.997406</text:p>
          </table:table-cell>
          <table:table-cell office:value-type="float" office:value="6.21088" calcext:value-type="float">
            <text:p>6.21088</text:p>
          </table:table-cell>
          <table:table-cell office:value-type="float" office:value="95" calcext:value-type="float">
            <text:p>95</text:p>
          </table:table-cell>
          <table:table-cell table:formula="of:=([.I288]&gt;[.J28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5:12:30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susan_s_5</text:p>
          </table:table-cell>
          <table:table-cell office:value-type="float" office:value="82.408" calcext:value-type="float">
            <text:p>82.408</text:p>
          </table:table-cell>
          <table:table-cell office:value-type="float" office:value="13.428" calcext:value-type="float">
            <text:p>13.428</text:p>
          </table:table-cell>
          <table:table-cell office:value-type="float" office:value="13.836" calcext:value-type="float">
            <text:p>13.836</text:p>
          </table:table-cell>
          <table:table-cell office:value-type="float" office:value="13.996" calcext:value-type="float">
            <text:p>13.996</text:p>
          </table:table-cell>
          <table:table-cell office:value-type="float" office:value="5.956057" calcext:value-type="float">
            <text:p>5.956057</text:p>
          </table:table-cell>
          <table:table-cell office:value-type="float" office:value="5.887968" calcext:value-type="float">
            <text:p>5.887968</text:p>
          </table:table-cell>
          <table:table-cell office:value-type="float" office:value="6.137027" calcext:value-type="float">
            <text:p>6.137027</text:p>
          </table:table-cell>
          <table:table-cell office:value-type="float" office:value="95" calcext:value-type="float">
            <text:p>95</text:p>
          </table:table-cell>
          <table:table-cell table:formula="of:=([.I289]&gt;[.J28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5:22:40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rijndael_d_1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formula="of:=([.I290]&gt;[.J29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5:22:44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rijndael_d_2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office:value-type="float" office:value="3.294118" calcext:value-type="float">
            <text:p>3.294118</text:p>
          </table:table-cell>
          <table:table-cell office:value-type="float" office:value="3.733333" calcext:value-type="float">
            <text:p>3.733333</text:p>
          </table:table-cell>
          <table:table-cell office:value-type="float" office:value="4.666667" calcext:value-type="float">
            <text:p>4.666667</text:p>
          </table:table-cell>
          <table:table-cell office:value-type="float" office:value="98" calcext:value-type="float">
            <text:p>98</text:p>
          </table:table-cell>
          <table:table-cell table:formula="of:=([.I291]&gt;[.J29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5:22:50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rijndael_d_3</text:p>
          </table:table-cell>
          <table:table-cell office:value-type="float" office:value="0.48" calcext:value-type="float">
            <text:p>0.48</text:p>
          </table:table-cell>
          <table:table-cell office:value-type="float" office:value="0.12" calcext:value-type="float">
            <text:p>0.12</text:p>
          </table:table-cell>
          <table:table-cell office:value-type="float" office:value="0.204" calcext:value-type="float">
            <text:p>0.204</text:p>
          </table:table-cell>
          <table:table-cell office:value-type="float" office:value="0.148" calcext:value-type="float">
            <text:p>0.148</text:p>
          </table:table-cell>
          <table:table-cell office:value-type="float" office:value="2.352941" calcext:value-type="float">
            <text:p>2.352941</text:p>
          </table:table-cell>
          <table:table-cell office:value-type="float" office:value="3.243243" calcext:value-type="float">
            <text:p>3.243243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formula="of:=([.I292]&gt;[.J29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5:23:31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rijndael_d_4</text:p>
          </table:table-cell>
          <table:table-cell office:value-type="float" office:value="13.768" calcext:value-type="float">
            <text:p>13.768</text:p>
          </table:table-cell>
          <table:table-cell office:value-type="float" office:value="2.972" calcext:value-type="float">
            <text:p>2.972</text:p>
          </table:table-cell>
          <table:table-cell office:value-type="float" office:value="4.456" calcext:value-type="float">
            <text:p>4.456</text:p>
          </table:table-cell>
          <table:table-cell office:value-type="float" office:value="4.36" calcext:value-type="float">
            <text:p>4.36</text:p>
          </table:table-cell>
          <table:table-cell office:value-type="float" office:value="3.089767" calcext:value-type="float">
            <text:p>3.089767</text:p>
          </table:table-cell>
          <table:table-cell office:value-type="float" office:value="3.157798" calcext:value-type="float">
            <text:p>3.157798</text:p>
          </table:table-cell>
          <table:table-cell office:value-type="float" office:value="4.632571" calcext:value-type="float">
            <text:p>4.632571</text:p>
          </table:table-cell>
          <table:table-cell office:value-type="float" office:value="98" calcext:value-type="float">
            <text:p>98</text:p>
          </table:table-cell>
          <table:table-cell table:formula="of:=([.I293]&gt;[.J29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5:23:38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rijndael_d_5</text:p>
          </table:table-cell>
          <table:table-cell office:value-type="float" office:value="0.984" calcext:value-type="float">
            <text:p>0.984</text:p>
          </table:table-cell>
          <table:table-cell office:value-type="float" office:value="0.236" calcext:value-type="float">
            <text:p>0.236</text:p>
          </table:table-cell>
          <table:table-cell office:value-type="float" office:value="0.336" calcext:value-type="float">
            <text:p>0.336</text:p>
          </table:table-cell>
          <table:table-cell office:value-type="float" office:value="0.268" calcext:value-type="float">
            <text:p>0.268</text:p>
          </table:table-cell>
          <table:table-cell office:value-type="float" office:value="2.928571" calcext:value-type="float">
            <text:p>2.928571</text:p>
          </table:table-cell>
          <table:table-cell office:value-type="float" office:value="3.671642" calcext:value-type="float">
            <text:p>3.671642</text:p>
          </table:table-cell>
          <table:table-cell office:value-type="float" office:value="4.169492" calcext:value-type="float">
            <text:p>4.169492</text:p>
          </table:table-cell>
          <table:table-cell office:value-type="float" office:value="98" calcext:value-type="float">
            <text:p>98</text:p>
          </table:table-cell>
          <table:table-cell table:formula="of:=([.I294]&gt;[.J29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5:47:49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susan_e_5</text:p>
          </table:table-cell>
          <table:table-cell office:value-type="float" office:value="9.124" calcext:value-type="float">
            <text:p>9.124</text:p>
          </table:table-cell>
          <table:table-cell office:value-type="float" office:value="1.612" calcext:value-type="float">
            <text:p>1.612</text:p>
          </table:table-cell>
          <table:table-cell office:value-type="float" office:value="6.568" calcext:value-type="float">
            <text:p>6.568</text:p>
          </table:table-cell>
          <table:table-cell office:value-type="float" office:value="1.68" calcext:value-type="float">
            <text:p>1.68</text:p>
          </table:table-cell>
          <table:table-cell office:value-type="float" office:value="1.38916" calcext:value-type="float">
            <text:p>1.38916</text:p>
          </table:table-cell>
          <table:table-cell office:value-type="float" office:value="5.430952" calcext:value-type="float">
            <text:p>5.430952</text:p>
          </table:table-cell>
          <table:table-cell office:value-type="float" office:value="5.66005" calcext:value-type="float">
            <text:p>5.66005</text:p>
          </table:table-cell>
          <table:table-cell office:value-type="float" office:value="98" calcext:value-type="float">
            <text:p>98</text:p>
          </table:table-cell>
          <table:table-cell table:formula="of:=([.I295]&gt;[.J29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5:56:41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office_stringsearch1_2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000" calcext:value-type="float">
            <text:p>400000</text:p>
          </table:table-cell>
          <table:table-cell office:value-type="float" office:value="101" calcext:value-type="float">
            <text:p>101</text:p>
          </table:table-cell>
          <table:table-cell table:formula="of:=([.I296]&gt;[.J29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5:56:43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office_stringsearch1_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2" calcext:value-type="float">
            <text:p>0.01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formula="of:=([.I297]&gt;[.J29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5:56:48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office_stringsearch1_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" calcext:value-type="float">
            <text:p>0.02</text:p>
          </table:table-cell>
          <table:table-cell office:value-type="float" office:value="1.142857" calcext:value-type="float">
            <text:p>1.14285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formula="of:=([.I298]&gt;[.J29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6:03:27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rijndael_e_1</text:p>
          </table:table-cell>
          <table:table-cell office:value-type="float" office:value="0.02" calcext:value-type="float">
            <text:p>0.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" calcext:value-type="float">
            <text:p>0.02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([.I299]&gt;[.J29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6:03:31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rijndael_e_2</text:p>
          </table:table-cell>
          <table:table-cell office:value-type="float" office:value="0.212" calcext:value-type="float">
            <text:p>0.212</text:p>
          </table:table-cell>
          <table:table-cell office:value-type="float" office:value="0.06" calcext:value-type="float">
            <text:p>0.06</text:p>
          </table:table-cell>
          <table:table-cell office:value-type="float" office:value="0.164" calcext:value-type="float">
            <text:p>0.164</text:p>
          </table:table-cell>
          <table:table-cell office:value-type="float" office:value="0.084" calcext:value-type="float">
            <text:p>0.084</text:p>
          </table:table-cell>
          <table:table-cell office:value-type="float" office:value="1.292683" calcext:value-type="float">
            <text:p>1.292683</text:p>
          </table:table-cell>
          <table:table-cell office:value-type="float" office:value="2.52381" calcext:value-type="float">
            <text:p>2.52381</text:p>
          </table:table-cell>
          <table:table-cell office:value-type="float" office:value="3.533333" calcext:value-type="float">
            <text:p>3.533333</text:p>
          </table:table-cell>
          <table:table-cell office:value-type="float" office:value="100" calcext:value-type="float">
            <text:p>100</text:p>
          </table:table-cell>
          <table:table-cell table:formula="of:=([.I300]&gt;[.J30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6:03:36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rijndael_e_3</text:p>
          </table:table-cell>
          <table:table-cell office:value-type="float" office:value="0.456" calcext:value-type="float">
            <text:p>0.456</text:p>
          </table:table-cell>
          <table:table-cell office:value-type="float" office:value="0.128" calcext:value-type="float">
            <text:p>0.128</text:p>
          </table:table-cell>
          <table:table-cell office:value-type="float" office:value="0.328" calcext:value-type="float">
            <text:p>0.328</text:p>
          </table:table-cell>
          <table:table-cell office:value-type="float" office:value="0.144" calcext:value-type="float">
            <text:p>0.144</text:p>
          </table:table-cell>
          <table:table-cell office:value-type="float" office:value="1.390244" calcext:value-type="float">
            <text:p>1.390244</text:p>
          </table:table-cell>
          <table:table-cell office:value-type="float" office:value="3.166667" calcext:value-type="float">
            <text:p>3.166667</text:p>
          </table:table-cell>
          <table:table-cell office:value-type="float" office:value="3.5625" calcext:value-type="float">
            <text:p>3.5625</text:p>
          </table:table-cell>
          <table:table-cell office:value-type="float" office:value="100" calcext:value-type="float">
            <text:p>100</text:p>
          </table:table-cell>
          <table:table-cell table:formula="of:=([.I301]&gt;[.J30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6:04:35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rijndael_e_4</text:p>
          </table:table-cell>
          <table:table-cell office:value-type="float" office:value="13.676" calcext:value-type="float">
            <text:p>13.676</text:p>
          </table:table-cell>
          <table:table-cell office:value-type="float" office:value="3.036" calcext:value-type="float">
            <text:p>3.036</text:p>
          </table:table-cell>
          <table:table-cell office:value-type="float" office:value="9.8" calcext:value-type="float">
            <text:p>9.8</text:p>
          </table:table-cell>
          <table:table-cell office:value-type="float" office:value="6.688" calcext:value-type="float">
            <text:p>6.688</text:p>
          </table:table-cell>
          <table:table-cell office:value-type="float" office:value="1.39551" calcext:value-type="float">
            <text:p>1.39551</text:p>
          </table:table-cell>
          <table:table-cell office:value-type="float" office:value="2.044856" calcext:value-type="float">
            <text:p>2.044856</text:p>
          </table:table-cell>
          <table:table-cell office:value-type="float" office:value="4.504611" calcext:value-type="float">
            <text:p>4.504611</text:p>
          </table:table-cell>
          <table:table-cell office:value-type="float" office:value="100" calcext:value-type="float">
            <text:p>100</text:p>
          </table:table-cell>
          <table:table-cell table:formula="of:=([.I302]&gt;[.J30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6:04:4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rijndael_e_5</text:p>
          </table:table-cell>
          <table:table-cell office:value-type="float" office:value="0.948" calcext:value-type="float">
            <text:p>0.948</text:p>
          </table:table-cell>
          <table:table-cell office:value-type="float" office:value="0.272" calcext:value-type="float">
            <text:p>0.272</text:p>
          </table:table-cell>
          <table:table-cell office:value-type="float" office:value="0.668" calcext:value-type="float">
            <text:p>0.668</text:p>
          </table:table-cell>
          <table:table-cell office:value-type="float" office:value="0.292" calcext:value-type="float">
            <text:p>0.292</text:p>
          </table:table-cell>
          <table:table-cell office:value-type="float" office:value="1.419162" calcext:value-type="float">
            <text:p>1.419162</text:p>
          </table:table-cell>
          <table:table-cell office:value-type="float" office:value="3.246575" calcext:value-type="float">
            <text:p>3.246575</text:p>
          </table:table-cell>
          <table:table-cell office:value-type="float" office:value="3.485294" calcext:value-type="float">
            <text:p>3.485294</text:p>
          </table:table-cell>
          <table:table-cell office:value-type="float" office:value="100" calcext:value-type="float">
            <text:p>100</text:p>
          </table:table-cell>
          <table:table-cell table:formula="of:=([.I303]&gt;[.J30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6:15:18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bitcount_2</text:p>
          </table:table-cell>
          <table:table-cell office:value-type="float" office:value="37.628" calcext:value-type="float">
            <text:p>37.628</text:p>
          </table:table-cell>
          <table:table-cell office:value-type="float" office:value="5.432" calcext:value-type="float">
            <text:p>5.432</text:p>
          </table:table-cell>
          <table:table-cell office:value-type="float" office:value="26.24" calcext:value-type="float">
            <text:p>26.24</text:p>
          </table:table-cell>
          <table:table-cell office:value-type="float" office:value="5.808" calcext:value-type="float">
            <text:p>5.808</text:p>
          </table:table-cell>
          <table:table-cell office:value-type="float" office:value="1.433994" calcext:value-type="float">
            <text:p>1.433994</text:p>
          </table:table-cell>
          <table:table-cell office:value-type="float" office:value="6.47865" calcext:value-type="float">
            <text:p>6.47865</text:p>
          </table:table-cell>
          <table:table-cell office:value-type="float" office:value="6.927099" calcext:value-type="float">
            <text:p>6.927099</text:p>
          </table:table-cell>
          <table:table-cell office:value-type="float" office:value="99" calcext:value-type="float">
            <text:p>99</text:p>
          </table:table-cell>
          <table:table-cell table:formula="of:=([.I304]&gt;[.J30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6:21:28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bitcount_4</text:p>
          </table:table-cell>
          <table:table-cell office:value-type="float" office:value="75.776" calcext:value-type="float">
            <text:p>75.776</text:p>
          </table:table-cell>
          <table:table-cell office:value-type="float" office:value="10.796" calcext:value-type="float">
            <text:p>10.796</text:p>
          </table:table-cell>
          <table:table-cell office:value-type="float" office:value="52.548" calcext:value-type="float">
            <text:p>52.548</text:p>
          </table:table-cell>
          <table:table-cell office:value-type="float" office:value="11.336" calcext:value-type="float">
            <text:p>11.336</text:p>
          </table:table-cell>
          <table:table-cell office:value-type="float" office:value="1.442034" calcext:value-type="float">
            <text:p>1.442034</text:p>
          </table:table-cell>
          <table:table-cell office:value-type="float" office:value="6.684545" calcext:value-type="float">
            <text:p>6.684545</text:p>
          </table:table-cell>
          <table:table-cell office:value-type="float" office:value="7.018896" calcext:value-type="float">
            <text:p>7.018896</text:p>
          </table:table-cell>
          <table:table-cell office:value-type="float" office:value="99" calcext:value-type="float">
            <text:p>99</text:p>
          </table:table-cell>
          <table:table-cell table:formula="of:=([.I305]&gt;[.J30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6:24:14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automotive_bitcount_5</text:p>
          </table:table-cell>
          <table:table-cell office:value-type="float" office:value="93.284" calcext:value-type="float">
            <text:p>93.284</text:p>
          </table:table-cell>
          <table:table-cell table:number-columns-repeated="2" office:value-type="float" office:value="13.516" calcext:value-type="float">
            <text:p>13.516</text:p>
          </table:table-cell>
          <table:table-cell office:value-type="float" office:value="13.704" calcext:value-type="float">
            <text:p>13.704</text:p>
          </table:table-cell>
          <table:table-cell office:value-type="float" office:value="6.901746" calcext:value-type="float">
            <text:p>6.901746</text:p>
          </table:table-cell>
          <table:table-cell office:value-type="float" office:value="6.807064" calcext:value-type="float">
            <text:p>6.807064</text:p>
          </table:table-cell>
          <table:table-cell office:value-type="float" office:value="6.901746" calcext:value-type="float">
            <text:p>6.901746</text:p>
          </table:table-cell>
          <table:table-cell office:value-type="float" office:value="99" calcext:value-type="float">
            <text:p>99</text:p>
          </table:table-cell>
          <table:table-cell table:formula="of:=([.I306]&gt;[.J30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6:37:45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2rgba_1</text:p>
          </table:table-cell>
          <table:table-cell office:value-type="float" office:value="0.228" calcext:value-type="float">
            <text:p>0.228</text:p>
          </table:table-cell>
          <table:table-cell office:value-type="float" office:value="0.076" calcext:value-type="float">
            <text:p>0.076</text:p>
          </table:table-cell>
          <table:table-cell office:value-type="float" office:value="0.272" calcext:value-type="float">
            <text:p>0.272</text:p>
          </table:table-cell>
          <table:table-cell office:value-type="float" office:value="0.14" calcext:value-type="float">
            <text:p>0.14</text:p>
          </table:table-cell>
          <table:table-cell office:value-type="float" office:value="0.838235" calcext:value-type="float">
            <text:p>0.838235</text:p>
          </table:table-cell>
          <table:table-cell office:value-type="float" office:value="1.628571" calcext:value-type="float">
            <text:p>1.628571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([.I307]&gt;[.J30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6:38:13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2rgba_2</text:p>
          </table:table-cell>
          <table:table-cell office:value-type="float" office:value="0.356" calcext:value-type="float">
            <text:p>0.356</text:p>
          </table:table-cell>
          <table:table-cell office:value-type="float" office:value="0.108" calcext:value-type="float">
            <text:p>0.108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.988889" calcext:value-type="float">
            <text:p>0.988889</text:p>
          </table:table-cell>
          <table:table-cell office:value-type="float" office:value="1.78" calcext:value-type="float">
            <text:p>1.78</text:p>
          </table:table-cell>
          <table:table-cell office:value-type="float" office:value="3.296296" calcext:value-type="float">
            <text:p>3.296296</text:p>
          </table:table-cell>
          <table:table-cell office:value-type="float" office:value="99" calcext:value-type="float">
            <text:p>99</text:p>
          </table:table-cell>
          <table:table-cell table:formula="of:=([.I308]&gt;[.J30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6:42:13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2rgba_3</text:p>
          </table:table-cell>
          <table:table-cell office:value-type="float" office:value="37.54" calcext:value-type="float">
            <text:p>37.54</text:p>
          </table:table-cell>
          <table:table-cell office:value-type="float" office:value="16.144" calcext:value-type="float">
            <text:p>16.144</text:p>
          </table:table-cell>
          <table:table-cell office:value-type="float" office:value="38.196" calcext:value-type="float">
            <text:p>38.196</text:p>
          </table:table-cell>
          <table:table-cell office:value-type="float" office:value="19.092" calcext:value-type="float">
            <text:p>19.092</text:p>
          </table:table-cell>
          <table:table-cell office:value-type="float" office:value="0.982825" calcext:value-type="float">
            <text:p>0.982825</text:p>
          </table:table-cell>
          <table:table-cell office:value-type="float" office:value="1.966269" calcext:value-type="float">
            <text:p>1.966269</text:p>
          </table:table-cell>
          <table:table-cell office:value-type="float" office:value="2.325322" calcext:value-type="float">
            <text:p>2.325322</text:p>
          </table:table-cell>
          <table:table-cell office:value-type="float" office:value="99" calcext:value-type="float">
            <text:p>99</text:p>
          </table:table-cell>
          <table:table-cell table:formula="of:=([.I309]&gt;[.J30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6:42:46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2rgba_4</text:p>
          </table:table-cell>
          <table:table-cell office:value-type="float" office:value="2.212" calcext:value-type="float">
            <text:p>2.212</text:p>
          </table:table-cell>
          <table:table-cell office:value-type="float" office:value="0.656" calcext:value-type="float">
            <text:p>0.656</text:p>
          </table:table-cell>
          <table:table-cell office:value-type="float" office:value="1.444" calcext:value-type="float">
            <text:p>1.444</text:p>
          </table:table-cell>
          <table:table-cell office:value-type="float" office:value="0.788" calcext:value-type="float">
            <text:p>0.788</text:p>
          </table:table-cell>
          <table:table-cell office:value-type="float" office:value="1.531856" calcext:value-type="float">
            <text:p>1.531856</text:p>
          </table:table-cell>
          <table:table-cell office:value-type="float" office:value="2.807107" calcext:value-type="float">
            <text:p>2.807107</text:p>
          </table:table-cell>
          <table:table-cell office:value-type="float" office:value="3.371951" calcext:value-type="float">
            <text:p>3.371951</text:p>
          </table:table-cell>
          <table:table-cell office:value-type="float" office:value="99" calcext:value-type="float">
            <text:p>99</text:p>
          </table:table-cell>
          <table:table-cell table:formula="of:=([.I310]&gt;[.J31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6:43:1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2rgba_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32" calcext:value-type="float">
            <text:p>0.03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52" calcext:value-type="float">
            <text:p>0.052</text:p>
          </table:table-cell>
          <table:table-cell office:value-type="float" office:value="0.814815" calcext:value-type="float">
            <text:p>0.814815</text:p>
          </table:table-cell>
          <table:table-cell office:value-type="float" office:value="1.692308" calcext:value-type="float">
            <text:p>1.692308</text:p>
          </table:table-cell>
          <table:table-cell office:value-type="float" office:value="2.75" calcext:value-type="float">
            <text:p>2.75</text:p>
          </table:table-cell>
          <table:table-cell office:value-type="float" office:value="99" calcext:value-type="float">
            <text:p>99</text:p>
          </table:table-cell>
          <table:table-cell table:formula="of:=([.I311]&gt;[.J31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6:51:4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network_dijkstra_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2.333333" calcext:value-type="float">
            <text:p>2.333333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</text:p>
          </table:table-cell>
          <table:table-cell office:value-type="float" office:value="101" calcext:value-type="float">
            <text:p>101</text:p>
          </table:table-cell>
          <table:table-cell table:formula="of:=([.I312]&gt;[.J31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6:51:44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network_dijkstra_3</text:p>
          </table:table-cell>
          <table:table-cell office:value-type="float" office:value="0.256" calcext:value-type="float">
            <text:p>0.256</text:p>
          </table:table-cell>
          <table:table-cell office:value-type="float" office:value="0.096" calcext:value-type="float">
            <text:p>0.096</text:p>
          </table:table-cell>
          <table:table-cell office:value-type="float" office:value="0.212" calcext:value-type="float">
            <text:p>0.212</text:p>
          </table:table-cell>
          <table:table-cell office:value-type="float" office:value="0.148" calcext:value-type="float">
            <text:p>0.148</text:p>
          </table:table-cell>
          <table:table-cell office:value-type="float" office:value="1.207547" calcext:value-type="float">
            <text:p>1.207547</text:p>
          </table:table-cell>
          <table:table-cell office:value-type="float" office:value="1.72973" calcext:value-type="float">
            <text:p>1.72973</text:p>
          </table:table-cell>
          <table:table-cell office:value-type="float" office:value="2.666667" calcext:value-type="float">
            <text:p>2.666667</text:p>
          </table:table-cell>
          <table:table-cell office:value-type="float" office:value="101" calcext:value-type="float">
            <text:p>101</text:p>
          </table:table-cell>
          <table:table-cell table:formula="of:=([.I313]&gt;[.J31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6:51:50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network_dijkstra_4</text:p>
          </table:table-cell>
          <table:table-cell office:value-type="float" office:value="1.032" calcext:value-type="float">
            <text:p>1.032</text:p>
          </table:table-cell>
          <table:table-cell office:value-type="float" office:value="0.436" calcext:value-type="float">
            <text:p>0.436</text:p>
          </table:table-cell>
          <table:table-cell office:value-type="float" office:value="0.856" calcext:value-type="float">
            <text:p>0.856</text:p>
          </table:table-cell>
          <table:table-cell office:value-type="float" office:value="0.656" calcext:value-type="float">
            <text:p>0.656</text:p>
          </table:table-cell>
          <table:table-cell office:value-type="float" office:value="1.205607" calcext:value-type="float">
            <text:p>1.205607</text:p>
          </table:table-cell>
          <table:table-cell office:value-type="float" office:value="1.573171" calcext:value-type="float">
            <text:p>1.573171</text:p>
          </table:table-cell>
          <table:table-cell office:value-type="float" office:value="2.366972" calcext:value-type="float">
            <text:p>2.366972</text:p>
          </table:table-cell>
          <table:table-cell office:value-type="float" office:value="101" calcext:value-type="float">
            <text:p>101</text:p>
          </table:table-cell>
          <table:table-cell table:formula="of:=([.I314]&gt;[.J31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6:52:0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network_dijkstra_5</text:p>
          </table:table-cell>
          <table:table-cell office:value-type="float" office:value="2.664" calcext:value-type="float">
            <text:p>2.664</text:p>
          </table:table-cell>
          <table:table-cell office:value-type="float" office:value="1.076" calcext:value-type="float">
            <text:p>1.076</text:p>
          </table:table-cell>
          <table:table-cell office:value-type="float" office:value="1.816" calcext:value-type="float">
            <text:p>1.816</text:p>
          </table:table-cell>
          <table:table-cell office:value-type="float" office:value="1.768" calcext:value-type="float">
            <text:p>1.768</text:p>
          </table:table-cell>
          <table:table-cell office:value-type="float" office:value="1.46696" calcext:value-type="float">
            <text:p>1.46696</text:p>
          </table:table-cell>
          <table:table-cell office:value-type="float" office:value="1.506787" calcext:value-type="float">
            <text:p>1.506787</text:p>
          </table:table-cell>
          <table:table-cell office:value-type="float" office:value="2.475836" calcext:value-type="float">
            <text:p>2.475836</text:p>
          </table:table-cell>
          <table:table-cell office:value-type="float" office:value="101" calcext:value-type="float">
            <text:p>101</text:p>
          </table:table-cell>
          <table:table-cell table:formula="of:=([.I315]&gt;[.J31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00:5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jpeg_d_1</text:p>
          </table:table-cell>
          <table:table-cell office:value-type="float" office:value="0.156" calcext:value-type="float">
            <text:p>0.156</text:p>
          </table:table-cell>
          <table:table-cell office:value-type="float" office:value="0.048" calcext:value-type="float">
            <text:p>0.048</text:p>
          </table:table-cell>
          <table:table-cell office:value-type="float" office:value="0.16" calcext:value-type="float">
            <text:p>0.16</text:p>
          </table:table-cell>
          <table:table-cell office:value-type="float" office:value="0.1" calcext:value-type="float">
            <text:p>0.1</text:p>
          </table:table-cell>
          <table:table-cell office:value-type="float" office:value="0.975" calcext:value-type="float">
            <text:p>0.975</text:p>
          </table:table-cell>
          <table:table-cell office:value-type="float" office:value="1.56" calcext:value-type="float">
            <text:p>1.56</text:p>
          </table:table-cell>
          <table:table-cell office:value-type="float" office:value="3.25" calcext:value-type="float">
            <text:p>3.25</text:p>
          </table:table-cell>
          <table:table-cell office:value-type="float" office:value="101" calcext:value-type="float">
            <text:p>101</text:p>
          </table:table-cell>
          <table:table-cell table:formula="of:=([.I316]&gt;[.J31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01:13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jpeg_d_2</text:p>
          </table:table-cell>
          <table:table-cell office:value-type="float" office:value="0.292" calcext:value-type="float">
            <text:p>0.292</text:p>
          </table:table-cell>
          <table:table-cell office:value-type="float" office:value="0.08" calcext:value-type="float">
            <text:p>0.08</text:p>
          </table:table-cell>
          <table:table-cell office:value-type="float" office:value="0.26" calcext:value-type="float">
            <text:p>0.26</text:p>
          </table:table-cell>
          <table:table-cell office:value-type="float" office:value="0.156" calcext:value-type="float">
            <text:p>0.156</text:p>
          </table:table-cell>
          <table:table-cell office:value-type="float" office:value="1.123077" calcext:value-type="float">
            <text:p>1.123077</text:p>
          </table:table-cell>
          <table:table-cell office:value-type="float" office:value="1.871795" calcext:value-type="float">
            <text:p>1.871795</text:p>
          </table:table-cell>
          <table:table-cell office:value-type="float" office:value="3.65" calcext:value-type="float">
            <text:p>3.65</text:p>
          </table:table-cell>
          <table:table-cell office:value-type="float" office:value="101" calcext:value-type="float">
            <text:p>101</text:p>
          </table:table-cell>
          <table:table-cell table:formula="of:=([.I317]&gt;[.J31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04:20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jpeg_d_3</text:p>
          </table:table-cell>
          <table:table-cell office:value-type="float" office:value="26.364" calcext:value-type="float">
            <text:p>26.364</text:p>
          </table:table-cell>
          <table:table-cell office:value-type="float" office:value="10.132" calcext:value-type="float">
            <text:p>10.132</text:p>
          </table:table-cell>
          <table:table-cell office:value-type="float" office:value="23.52" calcext:value-type="float">
            <text:p>23.52</text:p>
          </table:table-cell>
          <table:table-cell office:value-type="float" office:value="12.696" calcext:value-type="float">
            <text:p>12.696</text:p>
          </table:table-cell>
          <table:table-cell office:value-type="float" office:value="1.120918" calcext:value-type="float">
            <text:p>1.120918</text:p>
          </table:table-cell>
          <table:table-cell office:value-type="float" office:value="2.07656" calcext:value-type="float">
            <text:p>2.07656</text:p>
          </table:table-cell>
          <table:table-cell office:value-type="float" office:value="2.602053" calcext:value-type="float">
            <text:p>2.602053</text:p>
          </table:table-cell>
          <table:table-cell office:value-type="float" office:value="101" calcext:value-type="float">
            <text:p>101</text:p>
          </table:table-cell>
          <table:table-cell table:formula="of:=([.I318]&gt;[.J31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04:45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jpeg_d_4</text:p>
          </table:table-cell>
          <table:table-cell office:value-type="float" office:value="1.412" calcext:value-type="float">
            <text:p>1.412</text:p>
          </table:table-cell>
          <table:table-cell office:value-type="float" office:value="0.4" calcext:value-type="float">
            <text:p>0.4</text:p>
          </table:table-cell>
          <table:table-cell office:value-type="float" office:value="0.944" calcext:value-type="float">
            <text:p>0.944</text:p>
          </table:table-cell>
          <table:table-cell office:value-type="float" office:value="0.576" calcext:value-type="float">
            <text:p>0.576</text:p>
          </table:table-cell>
          <table:table-cell office:value-type="float" office:value="1.495763" calcext:value-type="float">
            <text:p>1.495763</text:p>
          </table:table-cell>
          <table:table-cell office:value-type="float" office:value="2.451389" calcext:value-type="float">
            <text:p>2.451389</text:p>
          </table:table-cell>
          <table:table-cell office:value-type="float" office:value="3.53" calcext:value-type="float">
            <text:p>3.53</text:p>
          </table:table-cell>
          <table:table-cell office:value-type="float" office:value="101" calcext:value-type="float">
            <text:p>101</text:p>
          </table:table-cell>
          <table:table-cell table:formula="of:=([.I319]&gt;[.J31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05:05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jpeg_d_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" calcext:value-type="float">
            <text:p>0.04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1.3" calcext:value-type="float">
            <text:p>1.3</text:p>
          </table:table-cell>
          <table:table-cell office:value-type="float" office:value="3.25" calcext:value-type="float">
            <text:p>3.25</text:p>
          </table:table-cell>
          <table:table-cell office:value-type="float" office:value="101" calcext:value-type="float">
            <text:p>101</text:p>
          </table:table-cell>
          <table:table-cell table:formula="of:=([.I320]&gt;[.J32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13:46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2bw_1</text:p>
          </table:table-cell>
          <table:table-cell office:value-type="float" office:value="0.244" calcext:value-type="float">
            <text:p>0.244</text:p>
          </table:table-cell>
          <table:table-cell office:value-type="float" office:value="0.068" calcext:value-type="float">
            <text:p>0.068</text:p>
          </table:table-cell>
          <table:table-cell office:value-type="float" office:value="0.216" calcext:value-type="float">
            <text:p>0.216</text:p>
          </table:table-cell>
          <table:table-cell office:value-type="float" office:value="0.088" calcext:value-type="float">
            <text:p>0.088</text:p>
          </table:table-cell>
          <table:table-cell office:value-type="float" office:value="1.12963" calcext:value-type="float">
            <text:p>1.12963</text:p>
          </table:table-cell>
          <table:table-cell office:value-type="float" office:value="2.772727" calcext:value-type="float">
            <text:p>2.772727</text:p>
          </table:table-cell>
          <table:table-cell office:value-type="float" office:value="3.588235" calcext:value-type="float">
            <text:p>3.588235</text:p>
          </table:table-cell>
          <table:table-cell office:value-type="float" office:value="100" calcext:value-type="float">
            <text:p>100</text:p>
          </table:table-cell>
          <table:table-cell table:formula="of:=([.I321]&gt;[.J32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14:1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2bw_2</text:p>
          </table:table-cell>
          <table:table-cell office:value-type="float" office:value="0.364" calcext:value-type="float">
            <text:p>0.364</text:p>
          </table:table-cell>
          <table:table-cell office:value-type="float" office:value="0.096" calcext:value-type="float">
            <text:p>0.096</text:p>
          </table:table-cell>
          <table:table-cell office:value-type="float" office:value="0.244" calcext:value-type="float">
            <text:p>0.244</text:p>
          </table:table-cell>
          <table:table-cell office:value-type="float" office:value="0.14" calcext:value-type="float">
            <text:p>0.14</text:p>
          </table:table-cell>
          <table:table-cell office:value-type="float" office:value="1.491803" calcext:value-type="float">
            <text:p>1.491803</text:p>
          </table:table-cell>
          <table:table-cell office:value-type="float" office:value="2.6" calcext:value-type="float">
            <text:p>2.6</text:p>
          </table:table-cell>
          <table:table-cell office:value-type="float" office:value="3.791667" calcext:value-type="float">
            <text:p>3.791667</text:p>
          </table:table-cell>
          <table:table-cell office:value-type="float" office:value="100" calcext:value-type="float">
            <text:p>100</text:p>
          </table:table-cell>
          <table:table-cell table:formula="of:=([.I322]&gt;[.J32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16:5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2bw_3</text:p>
          </table:table-cell>
          <table:table-cell office:value-type="float" office:value="35.308" calcext:value-type="float">
            <text:p>35.308</text:p>
          </table:table-cell>
          <table:table-cell office:value-type="float" office:value="10.312" calcext:value-type="float">
            <text:p>10.312</text:p>
          </table:table-cell>
          <table:table-cell office:value-type="float" office:value="30.396" calcext:value-type="float">
            <text:p>30.396</text:p>
          </table:table-cell>
          <table:table-cell office:value-type="float" office:value="10.364" calcext:value-type="float">
            <text:p>10.364</text:p>
          </table:table-cell>
          <table:table-cell office:value-type="float" office:value="1.1616" calcext:value-type="float">
            <text:p>1.1616</text:p>
          </table:table-cell>
          <table:table-cell office:value-type="float" office:value="3.406793" calcext:value-type="float">
            <text:p>3.406793</text:p>
          </table:table-cell>
          <table:table-cell office:value-type="float" office:value="3.423972" calcext:value-type="float">
            <text:p>3.423972</text:p>
          </table:table-cell>
          <table:table-cell office:value-type="float" office:value="100" calcext:value-type="float">
            <text:p>100</text:p>
          </table:table-cell>
          <table:table-cell table:formula="of:=([.I323]&gt;[.J32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17:23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2bw_4</text:p>
          </table:table-cell>
          <table:table-cell office:value-type="float" office:value="2.008" calcext:value-type="float">
            <text:p>2.008</text:p>
          </table:table-cell>
          <table:table-cell office:value-type="float" office:value="0.58" calcext:value-type="float">
            <text:p>0.58</text:p>
          </table:table-cell>
          <table:table-cell office:value-type="float" office:value="1.268" calcext:value-type="float">
            <text:p>1.268</text:p>
          </table:table-cell>
          <table:table-cell office:value-type="float" office:value="0.68" calcext:value-type="float">
            <text:p>0.68</text:p>
          </table:table-cell>
          <table:table-cell office:value-type="float" office:value="1.583596" calcext:value-type="float">
            <text:p>1.583596</text:p>
          </table:table-cell>
          <table:table-cell office:value-type="float" office:value="2.952941" calcext:value-type="float">
            <text:p>2.952941</text:p>
          </table:table-cell>
          <table:table-cell office:value-type="float" office:value="3.462069" calcext:value-type="float">
            <text:p>3.462069</text:p>
          </table:table-cell>
          <table:table-cell office:value-type="float" office:value="100" calcext:value-type="float">
            <text:p>100</text:p>
          </table:table-cell>
          <table:table-cell table:formula="of:=([.I324]&gt;[.J32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17:48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tiff2bw_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office:value-type="float" office:value="0.96" calcext:value-type="float">
            <text:p>0.96</text:p>
          </table:table-cell>
          <table:table-cell office:value-type="float" office:value="2.666667" calcext:value-type="float">
            <text:p>2.666667</text:p>
          </table:table-cell>
          <table:table-cell office:value-type="float" office:value="3.428571" calcext:value-type="float">
            <text:p>3.428571</text:p>
          </table:table-cell>
          <table:table-cell office:value-type="float" office:value="100" calcext:value-type="float">
            <text:p>100</text:p>
          </table:table-cell>
          <table:table-cell table:formula="of:=([.I325]&gt;[.J32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38:20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bzip2d_1</text:p>
          </table:table-cell>
          <table:table-cell office:value-type="float" office:value="10.904" calcext:value-type="float">
            <text:p>10.904</text:p>
          </table:table-cell>
          <table:table-cell office:value-type="float" office:value="3.968" calcext:value-type="float">
            <text:p>3.968</text:p>
          </table:table-cell>
          <table:table-cell office:value-type="float" office:value="6.732" calcext:value-type="float">
            <text:p>6.732</text:p>
          </table:table-cell>
          <table:table-cell office:value-type="float" office:value="4.156" calcext:value-type="float">
            <text:p>4.156</text:p>
          </table:table-cell>
          <table:table-cell office:value-type="float" office:value="1.619727" calcext:value-type="float">
            <text:p>1.619727</text:p>
          </table:table-cell>
          <table:table-cell office:value-type="float" office:value="2.623677" calcext:value-type="float">
            <text:p>2.623677</text:p>
          </table:table-cell>
          <table:table-cell office:value-type="float" office:value="2.747984" calcext:value-type="float">
            <text:p>2.747984</text:p>
          </table:table-cell>
          <table:table-cell office:value-type="float" office:value="100" calcext:value-type="float">
            <text:p>100</text:p>
          </table:table-cell>
          <table:table-cell table:formula="of:=([.I326]&gt;[.J32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38:3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bzip2d_2</text:p>
          </table:table-cell>
          <table:table-cell office:value-type="float" office:value="1.028" calcext:value-type="float">
            <text:p>1.028</text:p>
          </table:table-cell>
          <table:table-cell office:value-type="float" office:value="0.472" calcext:value-type="float">
            <text:p>0.472</text:p>
          </table:table-cell>
          <table:table-cell office:value-type="float" office:value="0.916" calcext:value-type="float">
            <text:p>0.916</text:p>
          </table:table-cell>
          <table:table-cell office:value-type="float" office:value="0.552" calcext:value-type="float">
            <text:p>0.552</text:p>
          </table:table-cell>
          <table:table-cell office:value-type="float" office:value="1.122271" calcext:value-type="float">
            <text:p>1.122271</text:p>
          </table:table-cell>
          <table:table-cell office:value-type="float" office:value="1.862319" calcext:value-type="float">
            <text:p>1.862319</text:p>
          </table:table-cell>
          <table:table-cell office:value-type="float" office:value="2.177966" calcext:value-type="float">
            <text:p>2.177966</text:p>
          </table:table-cell>
          <table:table-cell office:value-type="float" office:value="100" calcext:value-type="float">
            <text:p>100</text:p>
          </table:table-cell>
          <table:table-cell table:formula="of:=([.I327]&gt;[.J32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38:53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bzip2d_3</text:p>
          </table:table-cell>
          <table:table-cell office:value-type="float" office:value="3.116" calcext:value-type="float">
            <text:p>3.116</text:p>
          </table:table-cell>
          <table:table-cell office:value-type="float" office:value="1.42" calcext:value-type="float">
            <text:p>1.42</text:p>
          </table:table-cell>
          <table:table-cell office:value-type="float" office:value="2.264" calcext:value-type="float">
            <text:p>2.264</text:p>
          </table:table-cell>
          <table:table-cell office:value-type="float" office:value="1.472" calcext:value-type="float">
            <text:p>1.472</text:p>
          </table:table-cell>
          <table:table-cell office:value-type="float" office:value="1.376325" calcext:value-type="float">
            <text:p>1.376325</text:p>
          </table:table-cell>
          <table:table-cell office:value-type="float" office:value="2.116848" calcext:value-type="float">
            <text:p>2.116848</text:p>
          </table:table-cell>
          <table:table-cell office:value-type="float" office:value="2.194366" calcext:value-type="float">
            <text:p>2.194366</text:p>
          </table:table-cell>
          <table:table-cell office:value-type="float" office:value="100" calcext:value-type="float">
            <text:p>100</text:p>
          </table:table-cell>
          <table:table-cell table:formula="of:=([.I328]&gt;[.J32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39:04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bzip2d_4</text:p>
          </table:table-cell>
          <table:table-cell office:value-type="float" office:value="0.916" calcext:value-type="float">
            <text:p>0.916</text:p>
          </table:table-cell>
          <table:table-cell office:value-type="float" office:value="0.36" calcext:value-type="float">
            <text:p>0.36</text:p>
          </table:table-cell>
          <table:table-cell office:value-type="float" office:value="0.76" calcext:value-type="float">
            <text:p>0.76</text:p>
          </table:table-cell>
          <table:table-cell office:value-type="float" office:value="0.44" calcext:value-type="float">
            <text:p>0.44</text:p>
          </table:table-cell>
          <table:table-cell office:value-type="float" office:value="1.205263" calcext:value-type="float">
            <text:p>1.205263</text:p>
          </table:table-cell>
          <table:table-cell office:value-type="float" office:value="2.081818" calcext:value-type="float">
            <text:p>2.081818</text:p>
          </table:table-cell>
          <table:table-cell office:value-type="float" office:value="2.544444" calcext:value-type="float">
            <text:p>2.544444</text:p>
          </table:table-cell>
          <table:table-cell office:value-type="float" office:value="100" calcext:value-type="float">
            <text:p>100</text:p>
          </table:table-cell>
          <table:table-cell table:formula="of:=([.I329]&gt;[.J32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39:11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bzip2d_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([.I330]&gt;[.J33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47:54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jpeg_c_1</text:p>
          </table:table-cell>
          <table:table-cell office:value-type="float" office:value="0.548" calcext:value-type="float">
            <text:p>0.548</text:p>
          </table:table-cell>
          <table:table-cell office:value-type="float" office:value="0.228" calcext:value-type="float">
            <text:p>0.228</text:p>
          </table:table-cell>
          <table:table-cell office:value-type="float" office:value="0.448" calcext:value-type="float">
            <text:p>0.448</text:p>
          </table:table-cell>
          <table:table-cell office:value-type="float" office:value="0.292" calcext:value-type="float">
            <text:p>0.292</text:p>
          </table:table-cell>
          <table:table-cell office:value-type="float" office:value="1.223214" calcext:value-type="float">
            <text:p>1.223214</text:p>
          </table:table-cell>
          <table:table-cell office:value-type="float" office:value="1.876712" calcext:value-type="float">
            <text:p>1.876712</text:p>
          </table:table-cell>
          <table:table-cell office:value-type="float" office:value="2.403509" calcext:value-type="float">
            <text:p>2.403509</text:p>
          </table:table-cell>
          <table:table-cell office:value-type="float" office:value="97" calcext:value-type="float">
            <text:p>97</text:p>
          </table:table-cell>
          <table:table-cell table:formula="of:=([.I331]&gt;[.J33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48:20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jpeg_c_2</text:p>
          </table:table-cell>
          <table:table-cell office:value-type="float" office:value="0.652" calcext:value-type="float">
            <text:p>0.652</text:p>
          </table:table-cell>
          <table:table-cell office:value-type="float" office:value="0.3" calcext:value-type="float">
            <text:p>0.3</text:p>
          </table:table-cell>
          <table:table-cell office:value-type="float" office:value="0.564" calcext:value-type="float">
            <text:p>0.564</text:p>
          </table:table-cell>
          <table:table-cell office:value-type="float" office:value="0.388" calcext:value-type="float">
            <text:p>0.388</text:p>
          </table:table-cell>
          <table:table-cell office:value-type="float" office:value="1.156028" calcext:value-type="float">
            <text:p>1.156028</text:p>
          </table:table-cell>
          <table:table-cell office:value-type="float" office:value="1.680412" calcext:value-type="float">
            <text:p>1.680412</text:p>
          </table:table-cell>
          <table:table-cell office:value-type="float" office:value="2.173333" calcext:value-type="float">
            <text:p>2.173333</text:p>
          </table:table-cell>
          <table:table-cell office:value-type="float" office:value="97" calcext:value-type="float">
            <text:p>97</text:p>
          </table:table-cell>
          <table:table-cell table:formula="of:=([.I332]&gt;[.J33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52:21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jpeg_c_3</text:p>
          </table:table-cell>
          <table:table-cell office:value-type="float" office:value="56.524" calcext:value-type="float">
            <text:p>56.524</text:p>
          </table:table-cell>
          <table:table-cell office:value-type="float" office:value="31.408" calcext:value-type="float">
            <text:p>31.408</text:p>
          </table:table-cell>
          <table:table-cell office:value-type="float" office:value="39.208" calcext:value-type="float">
            <text:p>39.208</text:p>
          </table:table-cell>
          <table:table-cell office:value-type="float" office:value="31.856" calcext:value-type="float">
            <text:p>31.856</text:p>
          </table:table-cell>
          <table:table-cell office:value-type="float" office:value="1.441645" calcext:value-type="float">
            <text:p>1.441645</text:p>
          </table:table-cell>
          <table:table-cell office:value-type="float" office:value="1.77436" calcext:value-type="float">
            <text:p>1.77436</text:p>
          </table:table-cell>
          <table:table-cell office:value-type="float" office:value="1.799669" calcext:value-type="float">
            <text:p>1.799669</text:p>
          </table:table-cell>
          <table:table-cell office:value-type="float" office:value="97" calcext:value-type="float">
            <text:p>97</text:p>
          </table:table-cell>
          <table:table-cell table:formula="of:=([.I333]&gt;[.J33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52:57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jpeg_c_4</text:p>
          </table:table-cell>
          <table:table-cell office:value-type="float" office:value="4.072" calcext:value-type="float">
            <text:p>4.072</text:p>
          </table:table-cell>
          <table:table-cell office:value-type="float" office:value="1.708" calcext:value-type="float">
            <text:p>1.708</text:p>
          </table:table-cell>
          <table:table-cell office:value-type="float" office:value="2.38" calcext:value-type="float">
            <text:p>2.38</text:p>
          </table:table-cell>
          <table:table-cell office:value-type="float" office:value="1.724" calcext:value-type="float">
            <text:p>1.724</text:p>
          </table:table-cell>
          <table:table-cell office:value-type="float" office:value="1.710924" calcext:value-type="float">
            <text:p>1.710924</text:p>
          </table:table-cell>
          <table:table-cell office:value-type="float" office:value="2.361949" calcext:value-type="float">
            <text:p>2.361949</text:p>
          </table:table-cell>
          <table:table-cell office:value-type="float" office:value="2.384075" calcext:value-type="float">
            <text:p>2.384075</text:p>
          </table:table-cell>
          <table:table-cell office:value-type="float" office:value="97" calcext:value-type="float">
            <text:p>97</text:p>
          </table:table-cell>
          <table:table-cell table:formula="of:=([.I334]&gt;[.J33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7:53:26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consumer_jpeg_c_5</text:p>
          </table:table-cell>
          <table:table-cell office:value-type="float" office:value="0.252" calcext:value-type="float">
            <text:p>0.25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32" calcext:value-type="float">
            <text:p>0.132</text:p>
          </table:table-cell>
          <table:table-cell office:value-type="float" office:value="0.144" calcext:value-type="float">
            <text:p>0.144</text:p>
          </table:table-cell>
          <table:table-cell office:value-type="float" office:value="1.909091" calcext:value-type="float">
            <text:p>1.909091</text:p>
          </table:table-cell>
          <table:table-cell office:value-type="float" office:value="1.75" calcext:value-type="float">
            <text:p>1.75</text:p>
          </table:table-cell>
          <table:table-cell office:value-type="float" office:value="2.863636" calcext:value-type="float">
            <text:p>2.863636</text:p>
          </table:table-cell>
          <table:table-cell office:value-type="float" office:value="97" calcext:value-type="float">
            <text:p>97</text:p>
          </table:table-cell>
          <table:table-cell table:formula="of:=([.I335]&gt;[.J33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8:04:08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telecom_adpcm_c_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48" calcext:value-type="float">
            <text:p>0.048</text:p>
          </table:table-cell>
          <table:table-cell office:value-type="float" office:value="1.65" calcext:value-type="float">
            <text:p>1.65</text:p>
          </table:table-cell>
          <table:table-cell office:value-type="float" office:value="2.75" calcext:value-type="float">
            <text:p>2.75</text:p>
          </table:table-cell>
          <table:table-cell office:value-type="float" office:value="3.3" calcext:value-type="float">
            <text:p>3.3</text:p>
          </table:table-cell>
          <table:table-cell office:value-type="float" office:value="99" calcext:value-type="float">
            <text:p>99</text:p>
          </table:table-cell>
          <table:table-cell table:formula="of:=([.I336]&gt;[.J33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8:04:26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telecom_adpcm_c_2</text:p>
          </table:table-cell>
          <table:table-cell office:value-type="float" office:value="9.608" calcext:value-type="float">
            <text:p>9.608</text:p>
          </table:table-cell>
          <table:table-cell office:value-type="float" office:value="2.112" calcext:value-type="float">
            <text:p>2.112</text:p>
          </table:table-cell>
          <table:table-cell office:value-type="float" office:value="2.916" calcext:value-type="float">
            <text:p>2.916</text:p>
          </table:table-cell>
          <table:table-cell office:value-type="float" office:value="2.236" calcext:value-type="float">
            <text:p>2.236</text:p>
          </table:table-cell>
          <table:table-cell office:value-type="float" office:value="3.294925" calcext:value-type="float">
            <text:p>3.294925</text:p>
          </table:table-cell>
          <table:table-cell office:value-type="float" office:value="4.296959" calcext:value-type="float">
            <text:p>4.296959</text:p>
          </table:table-cell>
          <table:table-cell office:value-type="float" office:value="4.549242" calcext:value-type="float">
            <text:p>4.549242</text:p>
          </table:table-cell>
          <table:table-cell office:value-type="float" office:value="99" calcext:value-type="float">
            <text:p>99</text:p>
          </table:table-cell>
          <table:table-cell table:formula="of:=([.I337]&gt;[.J33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8:04:28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telecom_adpcm_c_3</text:p>
          </table:table-cell>
          <table:table-cell office:value-type="float" office:value="0.616" calcext:value-type="float">
            <text:p>0.616</text:p>
          </table:table-cell>
          <table:table-cell office:value-type="float" office:value="0.16" calcext:value-type="float">
            <text:p>0.16</text:p>
          </table:table-cell>
          <table:table-cell office:value-type="float" office:value="0.248" calcext:value-type="float">
            <text:p>0.248</text:p>
          </table:table-cell>
          <table:table-cell office:value-type="float" office:value="0.176" calcext:value-type="float">
            <text:p>0.176</text:p>
          </table:table-cell>
          <table:table-cell office:value-type="float" office:value="2.483871" calcext:value-type="float">
            <text:p>2.483871</text:p>
          </table:table-cell>
          <table:table-cell office:value-type="float" office:value="3.5" calcext:value-type="float">
            <text:p>3.5</text:p>
          </table:table-cell>
          <table:table-cell office:value-type="float" office:value="3.85" calcext:value-type="float">
            <text:p>3.85</text:p>
          </table:table-cell>
          <table:table-cell office:value-type="float" office:value="99" calcext:value-type="float">
            <text:p>99</text:p>
          </table:table-cell>
          <table:table-cell table:formula="of:=([.I338]&gt;[.J33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8:13:27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blowfish_e_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formula="of:=([.I339]&gt;[.J33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8:13:30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blowfish_e_2</text:p>
          </table:table-cell>
          <table:table-cell office:value-type="float" office:value="0.124" calcext:value-type="float">
            <text:p>0.12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4" calcext:value-type="float">
            <text:p>0.064</text:p>
          </table:table-cell>
          <table:table-cell office:value-type="float" office:value="1.722222" calcext:value-type="float">
            <text:p>1.722222</text:p>
          </table:table-cell>
          <table:table-cell office:value-type="float" office:value="1.9375" calcext:value-type="float">
            <text:p>1.9375</text:p>
          </table:table-cell>
          <table:table-cell office:value-type="float" office:value="2.214286" calcext:value-type="float">
            <text:p>2.214286</text:p>
          </table:table-cell>
          <table:table-cell office:value-type="float" office:value="101" calcext:value-type="float">
            <text:p>101</text:p>
          </table:table-cell>
          <table:table-cell table:formula="of:=([.I340]&gt;[.J34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8:13:34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blowfish_e_3</text:p>
          </table:table-cell>
          <table:table-cell office:value-type="float" office:value="0.296" calcext:value-type="float">
            <text:p>0.296</text:p>
          </table:table-cell>
          <table:table-cell office:value-type="float" office:value="0.12" calcext:value-type="float">
            <text:p>0.1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6" calcext:value-type="float">
            <text:p>0.156</text:p>
          </table:table-cell>
          <table:table-cell office:value-type="float" office:value="2.055556" calcext:value-type="float">
            <text:p>2.055556</text:p>
          </table:table-cell>
          <table:table-cell office:value-type="float" office:value="1.897436" calcext:value-type="float">
            <text:p>1.897436</text:p>
          </table:table-cell>
          <table:table-cell office:value-type="float" office:value="2.466667" calcext:value-type="float">
            <text:p>2.466667</text:p>
          </table:table-cell>
          <table:table-cell office:value-type="float" office:value="101" calcext:value-type="float">
            <text:p>101</text:p>
          </table:table-cell>
          <table:table-cell table:formula="of:=([.I341]&gt;[.J341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8:14:10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blowfish_e_5</text:p>
          </table:table-cell>
          <table:table-cell office:value-type="float" office:value="0.52" calcext:value-type="float">
            <text:p>0.52</text:p>
          </table:table-cell>
          <table:table-cell office:value-type="float" office:value="0.276" calcext:value-type="float">
            <text:p>0.276</text:p>
          </table:table-cell>
          <table:table-cell office:value-type="float" office:value="0.32" calcext:value-type="float">
            <text:p>0.32</text:p>
          </table:table-cell>
          <table:table-cell office:value-type="float" office:value="0.308" calcext:value-type="float">
            <text:p>0.308</text:p>
          </table:table-cell>
          <table:table-cell office:value-type="float" office:value="1.625" calcext:value-type="float">
            <text:p>1.625</text:p>
          </table:table-cell>
          <table:table-cell office:value-type="float" office:value="1.688312" calcext:value-type="float">
            <text:p>1.688312</text:p>
          </table:table-cell>
          <table:table-cell office:value-type="float" office:value="1.884058" calcext:value-type="float">
            <text:p>1.884058</text:p>
          </table:table-cell>
          <table:table-cell office:value-type="float" office:value="101" calcext:value-type="float">
            <text:p>101</text:p>
          </table:table-cell>
          <table:table-cell table:formula="of:=([.I342]&gt;[.J342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8:24:27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bzip2e_1</text:p>
          </table:table-cell>
          <table:table-cell office:value-type="float" office:value="26.688" calcext:value-type="float">
            <text:p>26.688</text:p>
          </table:table-cell>
          <table:table-cell office:value-type="float" office:value="7.872" calcext:value-type="float">
            <text:p>7.872</text:p>
          </table:table-cell>
          <table:table-cell office:value-type="float" office:value="16.784" calcext:value-type="float">
            <text:p>16.784</text:p>
          </table:table-cell>
          <table:table-cell office:value-type="float" office:value="8.276" calcext:value-type="float">
            <text:p>8.276</text:p>
          </table:table-cell>
          <table:table-cell office:value-type="float" office:value="1.590086" calcext:value-type="float">
            <text:p>1.590086</text:p>
          </table:table-cell>
          <table:table-cell office:value-type="float" office:value="3.224746" calcext:value-type="float">
            <text:p>3.224746</text:p>
          </table:table-cell>
          <table:table-cell office:value-type="float" office:value="3.390244" calcext:value-type="float">
            <text:p>3.390244</text:p>
          </table:table-cell>
          <table:table-cell office:value-type="float" office:value="99" calcext:value-type="float">
            <text:p>99</text:p>
          </table:table-cell>
          <table:table-cell table:formula="of:=([.I343]&gt;[.J343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8:25:45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bzip2e_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formula="of:=([.I344]&gt;[.J344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8:37:34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network_patricia_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([.I345]&gt;[.J345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8:37:36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network_patricia_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8" calcext:value-type="float">
            <text:p>0.008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formula="of:=([.I346]&gt;[.J346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8:37:38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network_patricia_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1.333333" calcext:value-type="float">
            <text:p>1.333333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formula="of:=([.I347]&gt;[.J347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8:37:40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network_patricia_4</text:p>
          </table:table-cell>
          <table:table-cell office:value-type="float" office:value="0.048" calcext:value-type="float">
            <text:p>0.048</text:p>
          </table:table-cell>
          <table:table-cell table:number-columns-repeated="3" office:value-type="float" office:value="0.016" calcext:value-type="float">
            <text:p>0.01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formula="of:=([.I348]&gt;[.J34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8:37:4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network_patricia_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2" calcext:value-type="float">
            <text:p>0.0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8" calcext:value-type="float">
            <text:p>0.028</text:p>
          </table:table-cell>
          <table:table-cell office:value-type="float" office:value="2.666667" calcext:value-type="float">
            <text:p>2.666667</text:p>
          </table:table-cell>
          <table:table-cell office:value-type="float" office:value="2.285714" calcext:value-type="float">
            <text:p>2.285714</text:p>
          </table:table-cell>
          <table:table-cell office:value-type="float" office:value="3.2" calcext:value-type="float">
            <text:p>3.2</text:p>
          </table:table-cell>
          <table:table-cell office:value-type="float" office:value="98" calcext:value-type="float">
            <text:p>98</text:p>
          </table:table-cell>
          <table:table-cell table:formula="of:=([.I349]&gt;[.J349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8:47:02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sha_3</text:p>
          </table:table-cell>
          <table:table-cell office:value-type="float" office:value="0.184" calcext:value-type="float">
            <text:p>0.18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8" calcext:value-type="float">
            <text:p>0.08</text:p>
          </table:table-cell>
          <table:table-cell office:value-type="float" office:value="0.064" calcext:value-type="float">
            <text:p>0.064</text:p>
          </table:table-cell>
          <table:table-cell office:value-type="float" office:value="2.3" calcext:value-type="float">
            <text:p>2.3</text:p>
          </table:table-cell>
          <table:table-cell office:value-type="float" office:value="2.875" calcext:value-type="float">
            <text:p>2.875</text:p>
          </table:table-cell>
          <table:table-cell office:value-type="float" office:value="3.285714" calcext:value-type="float">
            <text:p>3.285714</text:p>
          </table:table-cell>
          <table:table-cell office:value-type="float" office:value="101" calcext:value-type="float">
            <text:p>101</text:p>
          </table:table-cell>
          <table:table-cell table:formula="of:=([.I350]&gt;[.J350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2018-04-30 08:47:21</text:p>
          </table:table-cell>
          <table:table-cell office:value-type="string" calcext:value-type="string">
            <text:p><text:s/>HYBRID</text:p>
          </table:table-cell>
          <table:table-cell office:value-type="string" calcext:value-type="string">
            <text:p><text:s/>cBench_security_sha_5</text:p>
          </table:table-cell>
          <table:table-cell office:value-type="float" office:value="0.372" calcext:value-type="float">
            <text:p>0.372</text:p>
          </table:table-cell>
          <table:table-cell office:value-type="float" office:value="0.12" calcext:value-type="float">
            <text:p>0.12</text:p>
          </table:table-cell>
          <table:table-cell office:value-type="float" office:value="0.268" calcext:value-type="float">
            <text:p>0.268</text:p>
          </table:table-cell>
          <table:table-cell office:value-type="float" office:value="0.136" calcext:value-type="float">
            <text:p>0.136</text:p>
          </table:table-cell>
          <table:table-cell office:value-type="float" office:value="1.38806" calcext:value-type="float">
            <text:p>1.38806</text:p>
          </table:table-cell>
          <table:table-cell office:value-type="float" office:value="2.735294" calcext:value-type="float">
            <text:p>2.735294</text:p>
          </table:table-cell>
          <table:table-cell office:value-type="float" office:value="3.1" calcext:value-type="float">
            <text:p>3.1</text:p>
          </table:table-cell>
          <table:table-cell office:value-type="float" office:value="101" calcext:value-type="float">
            <text:p>101</text:p>
          </table:table-cell>
          <table:table-cell table:formula="of:=([.I351]&gt;[.J351])" office:value-type="boolean" office:boolean-value="false" calcext:value-type="boolean">
            <text:p>FALSE</text:p>
          </table:table-cell>
        </table:table-row>
      </table:table>
      <table:named-expressions/>
      <table:database-ranges>
        <table:database-range table:name="__Anonymous_Sheet_DB__0" table:target-range-address="metrics.A1:metrics.L351" table:display-filter-buttons="tru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30T10:57:54.488149505</dc:date>
    <meta:editing-duration>PT5M52S</meta:editing-duration>
    <meta:editing-cycles>1</meta:editing-cycles>
    <meta:document-statistic meta:table-count="1" meta:cell-count="4212" meta:object-count="0"/>
    <meta:generator>LibreOffice/5.4.6.2$Linux_X86_64 LibreOffice_project/40m0$Build-2</meta:generator>
  </office:meta>
</office:document-meta>
</file>